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17.013cm" fo:margin-left="0cm" table:align="left"/>
    </style:style>
    <style:style style:name="DependencyLabels.A" style:family="table-column">
      <style:table-column-properties style:column-width="3.519cm"/>
    </style:style>
    <style:style style:name="DependencyLabels.B" style:family="table-column">
      <style:table-column-properties style:column-width="13.494cm"/>
    </style:style>
    <style:style style:name="DependencyLabels.A1" style:family="table-cell">
      <style:table-cell-properties fo:padding="0.097cm" fo:border-left="0.05pt solid #000000" fo:border-right="none" fo:border-top="0.05pt solid #000000" fo:border-bottom="0.05pt solid #000000"/>
    </style:style>
    <style:style style:name="DependencyLabels.B1" style:family="table-cell">
      <style:table-cell-properties fo:padding="0.097cm" fo:border="0.05pt solid #000000"/>
    </style:style>
    <style:style style:name="DependencyLabels.A2" style:family="table-cell">
      <style:table-cell-properties fo:padding="0.097cm" fo:border-left="0.05pt solid #000000" fo:border-right="none" fo:border-top="none" fo:border-bottom="0.05pt solid #000000"/>
    </style:style>
    <style:style style:name="DependencyLabels.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2.196cm" style:rel-column-width="8459*"/>
    </style:style>
    <style:style style:name="Table3.B" style:family="table-column">
      <style:table-column-properties style:column-width="14.817cm" style:rel-column-width="5707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23" style:family="table-cell" style:data-style-name="N0">
      <style:table-cell-properties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2.833cm" style:rel-column-width="1606*"/>
    </style:style>
    <style:style style:name="Tabulka2.B" style:family="table-column">
      <style:table-column-properties style:column-width="6.579cm" style:rel-column-width="3730*"/>
    </style:style>
    <style:style style:name="Tabulka2.C" style:family="table-column">
      <style:table-column-properties style:column-width="1.55cm" style:rel-column-width="879*"/>
    </style:style>
    <style:style style:name="Tabulka2.D" style:family="table-column">
      <style:table-column-properties style:column-width="1.67cm" style:rel-column-width="947*"/>
    </style:style>
    <style:style style:name="Tabulka2.E" style:family="table-column">
      <style:table-column-properties style:column-width="1.54cm" style:rel-column-width="873*"/>
    </style:style>
    <style:style style:name="Tabulka2.F" style:family="table-column">
      <style:table-column-properties style:column-width="2.828cm" style:rel-column-width="1603*"/>
    </style:style>
    <style:style style:name="Tabulka2.A1" style:family="table-cell">
      <style:table-cell-properties fo:padding="0.097cm" fo:border-left="0.05pt solid #000000" fo:border-right="none" fo:border-top="0.05pt solid #000000" fo:border-bottom="0.05pt solid #000000"/>
    </style:style>
    <style:style style:name="Tabulka2.F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F2" style:family="table-cell">
      <style:table-cell-properties fo:padding="0.097cm" fo:border-left="0.05pt solid #000000" fo:border-right="0.05pt solid #000000" fo:border-top="none" fo:border-bottom="0.05pt solid #000000"/>
    </style:style>
    <style:style style:name="Tabulka3" style:family="table">
      <style:table-properties style:width="17.013cm" fo:margin-left="0cm" table:align="left"/>
    </style:style>
    <style:style style:name="Tabulka3.A" style:family="table-column">
      <style:table-column-properties style:column-width="3.519cm"/>
    </style:style>
    <style:style style:name="Tabulka3.B" style:family="table-column">
      <style:table-column-properties style:column-width="13.494cm"/>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ulka4" style:family="table">
      <style:table-properties style:width="17cm" table:align="margins"/>
    </style:style>
    <style:style style:name="Tabulka4.A" style:family="table-column">
      <style:table-column-properties style:column-width="2.833cm" style:rel-column-width="1606*"/>
    </style:style>
    <style:style style:name="Tabulka4.B" style:family="table-column">
      <style:table-column-properties style:column-width="6.579cm" style:rel-column-width="3730*"/>
    </style:style>
    <style:style style:name="Tabulka4.C" style:family="table-column">
      <style:table-column-properties style:column-width="3.156cm" style:rel-column-width="1789*"/>
    </style:style>
    <style:style style:name="Tabulka4.D" style:family="table-column">
      <style:table-column-properties style:column-width="4.433cm" style:rel-column-width="2513*"/>
    </style:style>
    <style:style style:name="Tabulka4.A1" style:family="table-cell">
      <style:table-cell-properties fo:padding="0.097cm" fo:border-left="0.05pt solid #000000" fo:border-right="none" fo:border-top="0.05pt solid #000000" fo:border-bottom="0.05pt solid #000000"/>
    </style:style>
    <style:style style:name="Tabulka4.D1" style:family="table-cell">
      <style:table-cell-properties fo:padding="0.097cm" fo:border="0.05pt solid #000000"/>
    </style:style>
    <style:style style:name="Tabulka4.A2" style:family="table-cell">
      <style:table-cell-properties fo:padding="0.097cm" fo:border-left="0.05pt solid #000000" fo:border-right="none" fo:border-top="none" fo:border-bottom="0.05pt solid #000000"/>
    </style:style>
    <style:style style:name="Tabulka4.D2" style:family="table-cell">
      <style:table-cell-properties fo:padding="0.097cm" fo:border-left="0.05pt solid #000000" fo:border-right="0.05pt solid #000000" fo:border-top="none" fo:border-bottom="0.05pt solid #000000"/>
    </style:style>
    <style:style style:name="Tabulka5" style:family="table">
      <style:table-properties style:width="17.013cm" fo:margin-left="0cm" table:align="left"/>
    </style:style>
    <style:style style:name="Tabulka5.A" style:family="table-column">
      <style:table-column-properties style:column-width="3.836cm"/>
    </style:style>
    <style:style style:name="Tabulka5.B" style:family="table-column">
      <style:table-column-properties style:column-width="5.551cm"/>
    </style:style>
    <style:style style:name="Tabulka5.C" style:family="table-column">
      <style:table-column-properties style:column-width="1.577cm"/>
    </style:style>
    <style:style style:name="Tabulka5.D" style:family="table-column">
      <style:table-column-properties style:column-width="1.579cm"/>
    </style:style>
    <style:style style:name="Tabulka5.E" style:family="table-column">
      <style:table-column-properties style:column-width="4.47cm"/>
    </style:style>
    <style:style style:name="Tabulka5.A1" style:family="table-cell">
      <style:table-cell-properties fo:padding="0.097cm" fo:border-left="0.05pt solid #000000" fo:border-right="none" fo:border-top="0.05pt solid #000000" fo:border-bottom="0.05pt solid #000000"/>
    </style:style>
    <style:style style:name="Tabulka5.E1" style:family="table-cell">
      <style:table-cell-properties fo:padding="0.097cm" fo:border="0.05pt solid #000000"/>
    </style:style>
    <style:style style:name="Tabulka5.A2" style:family="table-cell">
      <style:table-cell-properties fo:padding="0.097cm" fo:border-left="0.05pt solid #000000" fo:border-right="none" fo:border-top="none" fo:border-bottom="0.05pt solid #000000"/>
    </style:style>
    <style:style style:name="Tabulka5.E2" style:family="table-cell">
      <style:table-cell-properties fo:padding="0.097cm" fo:border-left="0.05pt solid #000000" fo:border-right="0.05pt solid #000000" fo:border-top="none" fo:border-bottom="0.05pt solid #000000"/>
    </style:style>
    <style:style style:name="Tabulka6" style:family="table">
      <style:table-properties style:width="17cm" table:align="margins"/>
    </style:style>
    <style:style style:name="Tabulka6.A" style:family="table-column">
      <style:table-column-properties style:column-width="2.833cm" style:rel-column-width="1606*"/>
    </style:style>
    <style:style style:name="Tabulka6.B" style:family="table-column">
      <style:table-column-properties style:column-width="6.579cm" style:rel-column-width="3730*"/>
    </style:style>
    <style:style style:name="Tabulka6.C" style:family="table-column">
      <style:table-column-properties style:column-width="3.156cm" style:rel-column-width="1789*"/>
    </style:style>
    <style:style style:name="Tabulka6.D" style:family="table-column">
      <style:table-column-properties style:column-width="4.433cm" style:rel-column-width="2513*"/>
    </style:style>
    <style:style style:name="Tabulka6.A1" style:family="table-cell">
      <style:table-cell-properties fo:padding="0.097cm" fo:border-left="0.05pt solid #000000" fo:border-right="none" fo:border-top="0.05pt solid #000000" fo:border-bottom="0.05pt solid #000000"/>
    </style:style>
    <style:style style:name="Tabulka6.D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weight="bold" style:font-weight-asian="bold" style:font-weight-complex="bold"/>
    </style:style>
    <style:style style:name="P3" style:family="paragraph" style:parent-style-name="Text_20_body">
      <style:paragraph-properties fo:text-align="end" style:justify-single-word="false"/>
      <style:text-properties fo:language="en" fo:country="US" fo:font-weight="bold" style:font-weight-asian="bold" style:font-weight-complex="bold"/>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end" style:justify-single-word="false"/>
      <style:text-properties fo:language="en" fo:country="US"/>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able_20_Contents">
      <style:text-properties fo:language="en" fo:country="US"/>
    </style:style>
    <style:style style:name="P8" style:family="paragraph" style:parent-style-name="Table_20_Contents">
      <style:text-properties fo:language="en" fo:country="US" fo:background-color="#ffff00"/>
    </style:style>
    <style:style style:name="P9" style:family="paragraph" style:parent-style-name="Table_20_Contents">
      <style:text-properties fo:language="en" fo:country="US" fo:background-color="transparent"/>
    </style:style>
    <style:style style:name="P10" style:family="paragraph" style:parent-style-name="Table_20_Contents">
      <style:paragraph-properties style:writing-mode="lr-tb"/>
      <style:text-properties fo:language="en" fo:country="US"/>
    </style:style>
    <style:style style:name="P11" style:family="paragraph" style:parent-style-name="Table_20_Contents">
      <style:paragraph-properties style:writing-mode="lr-tb"/>
      <style:text-properties fo:language="en" fo:country="US" fo:background-color="transparent"/>
    </style:style>
    <style:style style:name="P12" style:family="paragraph" style:parent-style-name="Standard">
      <style:paragraph-properties fo:text-align="end" style:justify-single-word="false"/>
    </style:style>
    <style:style style:name="P13" style:family="paragraph" style:parent-style-name="Standard">
      <style:text-properties fo:background-color="#ffff00"/>
    </style:style>
    <style:style style:name="P14" style:family="paragraph" style:parent-style-name="Standard">
      <style:paragraph-properties fo:text-align="start" style:justify-single-word="false"/>
      <style:text-properties fo:color="#000000" style:font-name="LGDWVV+Helvetica-Oblique" fo:font-size="10pt" fo:language="en" fo:country="US" style:font-name-asian="LGDWVV+Helvetica-Oblique" style:font-size-asian="10pt" style:font-name-complex="LGDWVV+Helvetica-Oblique" style:font-size-complex="10pt"/>
    </style:style>
    <style:style style:name="P15" style:family="paragraph" style:parent-style-name="Standard">
      <style:text-properties fo:language="en" fo:country="US"/>
    </style:style>
    <style:style style:name="P16" style:family="paragraph" style:parent-style-name="Standard">
      <style:paragraph-properties fo:text-align="start" style:justify-single-word="false" style:text-autospace="none"/>
      <style:text-properties fo:language="en" fo:country="US"/>
    </style:style>
    <style:style style:name="P17" style:family="paragraph" style:parent-style-name="Standard">
      <style:paragraph-properties fo:text-align="end" style:justify-single-word="false"/>
      <style:text-properties fo:language="en" fo:country="US"/>
    </style:style>
    <style:style style:name="P18" style:family="paragraph" style:parent-style-name="Standard">
      <style:text-properties fo:language="en" fo:country="US" fo:background-color="#ffff00"/>
    </style:style>
    <style:style style:name="P19" style:family="paragraph" style:parent-style-name="Footnote">
      <style:text-properties fo:language="en" fo:country="US"/>
    </style:style>
    <style:style style:name="P20" style:family="paragraph" style:parent-style-name="Footnote">
      <style:text-properties fo:language="en" fo:country="US" fo:background-color="#ffff00"/>
    </style:style>
    <style:style style:name="P21" style:family="paragraph" style:parent-style-name="Heading_20_2">
      <style:text-properties fo:language="en" fo:country="US"/>
    </style:style>
    <style:style style:name="P22" style:family="paragraph" style:parent-style-name="Footnote">
      <style:text-properties fo:language="en" fo:country="US"/>
    </style:style>
    <style:style style:name="P23" style:family="paragraph" style:parent-style-name="Heading_20_1">
      <style:text-properties fo:language="en" fo:country="US"/>
    </style:style>
    <style:style style:name="P24" style:family="paragraph" style:parent-style-name="Heading_20_1">
      <style:text-properties fo:language="cs" fo:country="CZ"/>
    </style:style>
    <style:style style:name="P25" style:family="paragraph" style:parent-style-name="Standard">
      <style:text-properties fo:language="en" fo:country="US"/>
    </style:style>
    <style:style style:name="P26" style:family="paragraph" style:parent-style-name="Standard">
      <style:paragraph-properties fo:text-align="end" style:justify-single-word="false"/>
      <style:text-properties fo:language="en" fo:country="US"/>
    </style:style>
    <style:style style:name="P27" style:family="paragraph" style:parent-style-name="Standard">
      <style:text-properties fo:language="en" fo:country="US" fo:background-color="#ffff00"/>
    </style:style>
    <style:style style:name="P28" style:family="paragraph" style:parent-style-name="Standard">
      <style:text-properties fo:language="en" fo:country="US" fo:font-style="italic" style:font-style-asian="italic" style:font-style-complex="italic"/>
    </style:style>
    <style:style style:name="P29" style:family="paragraph" style:parent-style-name="Table_20_Contents">
      <style:text-properties fo:language="en" fo:country="US"/>
    </style:style>
    <style:style style:name="P30" style:family="paragraph" style:parent-style-name="Text_20_body">
      <style:text-properties fo:language="en" fo:country="US"/>
    </style:style>
    <style:style style:name="P31" style:family="paragraph" style:parent-style-name="Text_20_body">
      <style:text-properties fo:language="en" fo:country="US" fo:font-weight="bold" style:font-weight-asian="bold" style:font-weight-complex="bold"/>
    </style:style>
    <style:style style:name="P32" style:family="paragraph" style:parent-style-name="Text_20_body" style:list-style-name="L1">
      <style:text-properties fo:language="en" fo:country="US" fo:font-weight="bold" style:font-weight-asian="bold" style:font-weight-complex="bold"/>
    </style:style>
    <style:style style:name="P33" style:family="paragraph" style:parent-style-name="Text_20_body">
      <style:paragraph-properties fo:text-align="end" style:justify-single-word="false"/>
      <style:text-properties fo:language="en" fo:country="US" fo:font-weight="bold" style:font-weight-asian="bold" style:font-weight-complex="bold"/>
    </style:style>
    <style:style style:name="P34" style:family="paragraph" style:parent-style-name="Text_20_body">
      <style:paragraph-properties fo:text-align="start" style:justify-single-word="false"/>
      <style:text-properties fo:language="en" fo:country="US" fo:font-weight="bold" style:font-weight-asian="bold" style:font-weight-complex="bold"/>
    </style:style>
    <style:style style:name="P35" style:family="paragraph" style:parent-style-name="Text_20_body">
      <style:text-properties fo:language="en" fo:country="US" fo:background-color="#ffff00"/>
    </style:style>
    <style:style style:name="P36" style:family="paragraph" style:parent-style-name="Text_20_body">
      <style:paragraph-properties fo:text-align="start" style:justify-single-word="false"/>
      <style:text-properties fo:language="en" fo:country="US" fo:background-color="#ffff00"/>
    </style:style>
    <style:style style:name="P37" style:family="paragraph" style:parent-style-name="Text_20_body">
      <style:paragraph-properties fo:text-align="start" style:justify-single-word="false"/>
      <style:text-properties fo:language="en" fo:country="US"/>
    </style:style>
    <style:style style:name="P38" style:family="paragraph" style:parent-style-name="Text_20_body">
      <style:text-properties fo:language="en" fo:country="US" fo:font-style="italic" style:font-style-asian="italic" style:font-style-complex="italic"/>
    </style:style>
    <style:style style:name="P39" style:family="paragraph" style:parent-style-name="Text_20_body">
      <style:paragraph-properties fo:text-align="start" style:justify-single-word="false"/>
      <style:text-properties fo:language="en" fo:country="US" fo:font-style="italic" style:font-style-asian="italic" style:font-style-complex="italic"/>
    </style:style>
    <style:style style:name="P40" style:family="paragraph" style:parent-style-name="Text_20_body">
      <style:paragraph-properties fo:text-align="start" style:justify-single-word="false"/>
      <style:text-properties fo:language="en" fo:country="US" fo:font-style="italic" fo:background-color="transparent" style:font-style-asian="italic" style:font-style-complex="italic"/>
    </style:style>
    <style:style style:name="P41" style:family="paragraph" style:parent-style-name="Text_20_body">
      <style:paragraph-properties fo:text-align="start" style:justify-single-word="false"/>
      <style:text-properties fo:language="en" fo:country="US" fo:background-color="transparent"/>
    </style:style>
    <style:style style:name="P42" style:family="paragraph" style:parent-style-name="Text_20_body">
      <style:paragraph-properties fo:text-align="start" style:justify-single-word="false"/>
      <style:text-properties fo:color="#0000ff" style:font-name="GQGVJJ+Helvetica" fo:font-size="12pt" fo:language="en" fo:country="US" style:font-name-asian="GQGVJJ+Helvetica" style:font-size-asian="12pt" style:font-name-complex="GQGVJJ+Helvetica" style:font-size-complex="12pt"/>
    </style:style>
    <style:style style:name="P43" style:family="paragraph" style:parent-style-name="Text_20_body">
      <style:paragraph-properties fo:text-align="start" style:justify-single-word="false"/>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fo:language="cs" fo:country="CZ" fo:font-style="italic" style:font-style-asian="italic" style:font-style-complex="italic"/>
    </style:style>
    <style:style style:name="P46" style:family="paragraph" style:parent-style-name="Text_20_body">
      <style:paragraph-properties fo:text-align="end" style:justify-single-word="false"/>
    </style:style>
    <style:style style:name="P47" style:family="paragraph" style:parent-style-name="Text_20_body">
      <style:text-properties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background-color="#ffff00" style:font-style-asian="normal" style:font-style-complex="normal"/>
    </style:style>
    <style:style style:name="T6" style:family="text">
      <style:text-properties fo:language="en" fo:country="US" fo:font-weight="normal" style:font-weight-asian="normal" style:font-weight-complex="normal"/>
    </style:style>
    <style:style style:name="T7" style:family="text">
      <style:text-properties fo:language="en" fo:country="US" fo:background-color="transparent"/>
    </style:style>
    <style:style style:name="T8" style:family="text">
      <style:text-properties fo:background-color="#ffff00"/>
    </style:style>
    <style:style style:name="T9" style:family="text">
      <style:text-properties fo:color="#0000ff" fo:font-size="12pt" style:font-size-asian="12pt" style:font-size-complex="12pt"/>
    </style:style>
    <style:style style:name="T10" style:family="text">
      <style:text-properties fo:color="#0000ff" style:font-name="ADZWLL+Helvetica-BoldOblique" fo:font-size="12pt" style:font-name-asian="ADZWLL+Helvetica-BoldOblique" style:font-size-asian="12pt" style:font-name-complex="ADZWLL+Helvetica-BoldOblique" style:font-size-complex="12pt"/>
    </style:style>
    <style:style style:name="T11" style:family="text">
      <style:text-properties fo:color="#0000ff" style:font-name="GQGVJJ+Helvetica" fo:font-size="12pt" style:font-name-asian="GQGVJJ+Helvetica" style:font-size-asian="12pt" style:font-name-complex="GQGVJJ+Helvetica" style:font-size-complex="12pt"/>
    </style:style>
    <style:style style:name="T12" style:family="text">
      <style:text-properties fo:color="#0000ff" style:font-name="LGDWVV+Helvetica-Oblique" fo:font-size="12pt" style:font-name-asian="LGDWVV+Helvetica-Oblique" style:font-size-asian="12pt" style:font-name-complex="LGDWVV+Helvetica-Oblique" style:font-size-complex="12pt"/>
    </style:style>
    <style:style style:name="T13" style:family="text">
      <style:text-properties fo:font-style="italic" style:font-style-asian="italic" style:font-style-complex="italic"/>
    </style:style>
    <style:style style:name="T14" style:family="text">
      <style:text-properties fo:font-style="italic" fo:background-color="#ffff00"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language="cs" fo:country="CZ"/>
    </style:style>
    <style:style style:name="T21" style:family="text">
      <style:text-properties fo:language="cs" fo:country="CZ" fo:font-weight="normal" style:font-weight-asian="normal" style:font-weight-complex="normal"/>
    </style:style>
    <style:style style:name="T22" style:family="text">
      <style:text-properties fo:language="cs" fo:country="CZ" fo:font-style="italic" style:font-style-asian="italic" style:font-style-complex="italic"/>
    </style:style>
    <style:style style:name="T23" style:family="text">
      <style:text-properties fo:language="cs" fo:country="CZ" fo:font-style="normal" style:font-style-asian="normal" style:font-style-complex="normal"/>
    </style:style>
    <style:style style:name="T2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mleDT – Harmonized Multi-Language Dependency Treebank.<text:line-break/>Documentation of the <text:span text:style-name="T2">H</text:span>armonization <text:span text:style-name="T2">R</text:span>ules</text:p>
      <text:p text:style-name="P44"><text:span text:style-name="T2">Daniel Zeman &lt;</text:span><text:a xlink:type="simple" xlink:href="mailto:zeman@ufal.mff.cuni.cz">zeman@ufal.mff.cuni.cz</text:a><text:span text:style-name="T2">&gt;</text:span><text:span text:style-name="T6"><text:line-break/>Institute of Formal and Applied Linguistics<text:line-break/>Faculty of Mathematics and Physics<text:line-break/>Charles University in Prague<text:line-break/></text:span><text:span text:style-name="T21">Malostranské náměstí 25<text:line-break/>CZ-11800 <text:s/>Praha, Czechia</text:span></text:p>
      <text:h text:style-name="P23" text:outline-level="1">Introduction</text:h>
      <text:p text:style-name="P1">This document describes tree labeling, structure and their transformation for treebanks included in HamleDT. Various treebanks have been processed by various people; credit goes to (in alphabetical order): <text:span text:style-name="T20">David Mareček, Martin Popel, Loganathan Ramasamy, Jan Štěpánek, Zdeněk Žabokrtský and Daniel Zeman.</text:span></text:p>
      <text:p text:style-name="Text_20_body"><text:span text:style-name="T2">We assume the following attributes of a tree node:</text:span></text:p>
      <text:list xml:id="list41300730" text:style-name="L1">
        <text:list-item>
          <text:p text:style-name="P32">form<text:span text:style-name="T1"> – the word form as in the original text</text:span></text:p>
        </text:list-item>
        <text:list-item>
          <text:p text:style-name="P32">lemma<text:span text:style-name="T1"> – the base form of the paradigm (same as form if no morphology)</text:span></text:p>
        </text:list-item>
        <text:list-item>
          <text:p text:style-name="P32">tag<text:span text:style-name="T1"> – part of speech and morphosyntactic features</text:span></text:p>
        </text:list-item>
        <text:list-item>
          <text:p text:style-name="P32">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32">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32">member<text:span text:style-name="T1"> – binary value: is the node member of a paratactic structure (e.g. coordination)?</text:span></text:p>
        </text:list-item>
      </text:list>
      <text:h text:style-name="P21" text:outline-level="2">Dependency relation labels</text:h>
      <text:p text:style-name="P1">Dependency relation labels are mostly the syntactic tags (“analytical functions”) from the Prague Dependency Treebank:</text:p>
      <table:table table:name="DependencyLabels" table:style-name="DependencyLabels">
        <table:table-column table:style-name="DependencyLabels.A"/>
        <table:table-column table:style-name="DependencyLabels.B"/>
        <table:table-row>
          <table:table-cell table:style-name="DependencyLabels.A1" office:value-type="string">
            <text:p text:style-name="P7">Pred</text:p>
          </table:table-cell>
          <table:table-cell table:style-name="DependencyLabels.B1" office:value-type="string">
            <text:p text:style-name="P7">Predicate (verbal)</text:p>
          </table:table-cell>
        </table:table-row>
        <table:table-row>
          <table:table-cell table:style-name="DependencyLabels.A2" office:value-type="string">
            <text:p text:style-name="P7">Sb</text:p>
          </table:table-cell>
          <table:table-cell table:style-name="DependencyLabels.B2" office:value-type="string">
            <text:p text:style-name="P7">Subject</text:p>
          </table:table-cell>
        </table:table-row>
        <table:table-row>
          <table:table-cell table:style-name="DependencyLabels.A2" office:value-type="string">
            <text:p text:style-name="P7">Obj</text:p>
          </table:table-cell>
          <table:table-cell table:style-name="DependencyLabels.B2" office:value-type="string">
            <text:p text:style-name="P7">Object</text:p>
          </table:table-cell>
        </table:table-row>
        <table:table-row>
          <table:table-cell table:style-name="DependencyLabels.A2" office:value-type="string">
            <text:p text:style-name="P7">Pnom</text:p>
          </table:table-cell>
          <table:table-cell table:style-name="DependencyLabels.B2" office:value-type="string">
            <text:p text:style-name="P7">Nominal predicate (typically depends on a Pred)</text:p>
          </table:table-cell>
        </table:table-row>
        <table:table-row>
          <table:table-cell table:style-name="DependencyLabels.A2" office:value-type="string">
            <text:p text:style-name="P7">Adv</text:p>
          </table:table-cell>
          <table:table-cell table:style-name="DependencyLabels.B2" office:value-type="string">
            <text:p text:style-name="P7">Adverbiale (typically modifies verbs, adjectives and adverbs)</text:p>
          </table:table-cell>
        </table:table-row>
        <table:table-row>
          <table:table-cell table:style-name="DependencyLabels.A2" office:value-type="string">
            <text:p text:style-name="P7">Atr</text:p>
          </table:table-cell>
          <table:table-cell table:style-name="DependencyLabels.B2" office:value-type="string">
            <text:p text:style-name="P7">Attribute (typically modifies noun phrases)</text:p>
          </table:table-cell>
        </table:table-row>
        <table:table-row>
          <table:table-cell table:style-name="DependencyLabels.A2" office:value-type="string">
            <text:p text:style-name="P7">Atv, AtvV</text:p>
          </table:table-cell>
          <table:table-cell table:style-name="DependencyLabels.B2" office:value-type="string">
            <text:p text:style-name="P7">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7">ExD</text:p>
          </table:table-cell>
          <table:table-cell table:style-name="DependencyLabels.B2" office:value-type="string">
            <text:p text:style-name="P7">Used when there is no node for the real parent (ellipsis). Signals broken tree structure</text:p>
          </table:table-cell>
        </table:table-row>
        <table:table-row>
          <table:table-cell table:style-name="DependencyLabels.A2" office:value-type="string">
            <text:p text:style-name="P7">Coord</text:p>
          </table:table-cell>
          <table:table-cell table:style-name="DependencyLabels.B2" office:value-type="string">
            <text:p text:style-name="P7">Head of coordination (real function of the coordination is tagged at the <text:soft-page-break/>conjuncts)</text:p>
          </table:table-cell>
        </table:table-row>
        <table:table-row>
          <table:table-cell table:style-name="DependencyLabels.A2" office:value-type="string">
            <text:p text:style-name="P8">Apos</text:p>
          </table:table-cell>
          <table:table-cell table:style-name="DependencyLabels.B2" office:value-type="string">
            <text:p text:style-name="P8">Head of apposition</text:p>
          </table:table-cell>
        </table:table-row>
        <table:table-row>
          <table:table-cell table:style-name="DependencyLabels.A2" office:value-type="string">
            <text:p text:style-name="P8">AuxA</text:p>
          </table:table-cell>
          <table:table-cell table:style-name="DependencyLabels.B2" office:value-type="string">
            <text:p text:style-name="P8">not from Czech! (English?)</text:p>
          </table:table-cell>
        </table:table-row>
        <table:table-row>
          <table:table-cell table:style-name="DependencyLabels.A2" office:value-type="string">
            <text:p text:style-name="P7">AuxP</text:p>
          </table:table-cell>
          <table:table-cell table:style-name="DependencyLabels.B2" office:value-type="string">
            <text:p text:style-name="P7">Preposition, head of prepositional phrase (real function of the PP is tagged at the head noun)</text:p>
          </table:table-cell>
        </table:table-row>
        <table:table-row>
          <table:table-cell table:style-name="DependencyLabels.A2" office:value-type="string">
            <text:p text:style-name="P7">AuxC</text:p>
          </table:table-cell>
          <table:table-cell table:style-name="DependencyLabels.B2" office:value-type="string">
            <text:p text:style-name="P7">Subordinating conjunction / complementizer, head of subordinated clause (real function of the clause is tagged at the head verb)</text:p>
          </table:table-cell>
        </table:table-row>
        <table:table-row>
          <table:table-cell table:style-name="DependencyLabels.A2" office:value-type="string">
            <text:p text:style-name="P7">AuxV</text:p>
          </table:table-cell>
          <table:table-cell table:style-name="DependencyLabels.B2" office:value-type="string">
            <text:p text:style-name="P7">Auxiliary verb (for creating complex verb forms etc.)</text:p>
          </table:table-cell>
        </table:table-row>
        <table:table-row>
          <table:table-cell table:style-name="DependencyLabels.A2" office:value-type="string">
            <text:p text:style-name="P7">AuxT</text:p>
          </table:table-cell>
          <table:table-cell table:style-name="DependencyLabels.B2" office:value-type="string">
            <text:p text:style-name="P7">Reflexive particle with reflexive verbs (reflexivum tantum)</text:p>
          </table:table-cell>
        </table:table-row>
        <table:table-row>
          <table:table-cell table:style-name="DependencyLabels.A2" office:value-type="string">
            <text:p text:style-name="P9">AuxR</text:p>
          </table:table-cell>
          <table:table-cell table:style-name="DependencyLabels.B2" office:value-type="string">
            <text:p text:style-name="P7">Czech reflexive passive (“to se udělá” = “that will be done”, lit. “that will make itself”; cf. normal passive “to bude uděláno”)</text:p>
          </table:table-cell>
        </table:table-row>
        <table:table-row>
          <table:table-cell table:style-name="DependencyLabels.A2" office:value-type="string">
            <text:p text:style-name="P9">AuxY</text:p>
          </table:table-cell>
          <table:table-cell table:style-name="DependencyLabels.B2" office:value-type="string">
            <text:p text:style-name="P7">Non-head coordinating conjunctions and other parts of multi-word constructions</text:p>
          </table:table-cell>
        </table:table-row>
        <table:table-row>
          <table:table-cell table:style-name="DependencyLabels.A2" office:value-type="string">
            <text:p text:style-name="P9">AuxZ</text:p>
          </table:table-cell>
          <table:table-cell table:style-name="DependencyLabels.B2" office:value-type="string">
            <text:p text:style-name="P7">Emphasizing words (Czech “zvláště.AuxZ studenti” = “especially.AuxZ students”)</text:p>
          </table:table-cell>
        </table:table-row>
        <table:table-row>
          <table:table-cell table:style-name="DependencyLabels.A2" office:value-type="string">
            <text:p text:style-name="P11">AuxO</text:p>
          </table:table-cell>
          <table:table-cell table:style-name="DependencyLabels.B2" office:value-type="string">
            <text:p text:style-name="P10">Emotional, rhythmic particles (Czech “nemohl jsem ti.AuxO usnout”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7">AuxX</text:p>
          </table:table-cell>
          <table:table-cell table:style-name="DependencyLabels.B2" office:value-type="string">
            <text:p text:style-name="P7">Comma</text:p>
          </table:table-cell>
        </table:table-row>
        <table:table-row>
          <table:table-cell table:style-name="DependencyLabels.A2" office:value-type="string">
            <text:p text:style-name="P7">AuxG</text:p>
          </table:table-cell>
          <table:table-cell table:style-name="DependencyLabels.B2" office:value-type="string">
            <text:p text:style-name="P7">Non-comma punctuation and other graphical symbols</text:p>
          </table:table-cell>
        </table:table-row>
        <table:table-row>
          <table:table-cell table:style-name="DependencyLabels.A2" office:value-type="string">
            <text:p text:style-name="P7">AuxK</text:p>
          </table:table-cell>
          <table:table-cell table:style-name="DependencyLabels.B2" office:value-type="string">
            <text:p text:style-name="P7">Sentence-final punctuation</text:p>
          </table:table-cell>
        </table:table-row>
      </table:table>
      <text:h text:style-name="P21" text:outline-level="2">Pseudo-afuns</text:h>
      <text:p text:style-name="Text_20_body"><text:span text:style-name="T2">We also define a few additional syntactic tags that are useful during transformation of the topology of the tree. We first convert whatever labels the original data use to these pseudotags, without touching topology. Then we transform the structure. The code performing the transformation can rely on afuns and pseudo-afuns from one common tagset. All pseudo-afuns are replaced by real afuns during transformation. Pseudo-afuns never appear in the output. They label dependencies that cannot occur in the resulting HamleDT-compliant tree.</text:span></text:p>
      <table:table table:name="Tabulka3" table:style-name="Tabulka3">
        <table:table-column table:style-name="Tabulka3.A"/>
        <table:table-column table:style-name="Tabulka3.B"/>
        <table:table-row>
          <table:table-cell table:style-name="Tabulka3.A1" office:value-type="string">
            <text:p text:style-name="P7">PrepArg</text:p>
          </table:table-cell>
          <table:table-cell table:style-name="Tabulka3.B1" office:value-type="string">
            <text:p text:style-name="P7">Argument of a preposition (typically a noun). Later on, this node will take the afun from the preposition and the preposition will get AuxP.</text:p>
          </table:table-cell>
        </table:table-row>
        <table:table-row>
          <table:table-cell table:style-name="Tabulka3.A2" office:value-type="string">
            <text:p text:style-name="P7">SubArg</text:p>
          </table:table-cell>
          <table:table-cell table:style-name="Tabulka3.B2" office:value-type="string">
            <text:p text:style-name="P7">Argument of a subordinator (typically a verb). Later on, this node will take the afun from the subordinator and the subordinator will get AuxC.</text:p>
          </table:table-cell>
        </table:table-row>
        <table:table-row>
          <table:table-cell table:style-name="Tabulka3.A2" office:value-type="string">
            <text:p text:style-name="P7">NumArg</text:p>
          </table:table-cell>
          <table:table-cell table:style-name="Tabulka3.B2" office:value-type="string">
            <text:p text:style-name="P7">Argument of a number (counted noun). Later on, the number and the counted noun will swap positions and the number will get Atr.</text:p>
          </table:table-cell>
        </table:table-row>
        <table:table-row>
          <table:table-cell table:style-name="Tabulka3.A2" office:value-type="string">
            <text:p text:style-name="P7">DetArg</text:p>
          </table:table-cell>
          <table:table-cell table:style-name="Tabulka3.B2" office:value-type="string">
            <text:p text:style-name="P7">Argument of a determiner (typically a noun). Later on, the determiner and the noun will swap positions and the determiner will get <text:span text:style-name="T8">Atr (AuxA?)</text:span>.</text:p>
          </table:table-cell>
        </table:table-row>
        <table:table-row>
          <table:table-cell table:style-name="Tabulka3.A2" office:value-type="string">
            <text:p text:style-name="P7">PossArg</text:p>
          </table:table-cell>
          <table:table-cell table:style-name="Tabulka3.B2" office:value-type="string">
            <text:p text:style-name="P7">Argument of a possessive (possessed noun). Later on, the possessive and the possessed will swap positions and the possessive will get Atr.</text:p>
          </table:table-cell>
        </table:table-row>
        <table:table-row>
          <table:table-cell table:style-name="Tabulka3.A2" office:value-type="string">
            <text:p text:style-name="P7">AdjArg</text:p>
          </table:table-cell>
          <table:table-cell table:style-name="Tabulka3.B2" office:value-type="string">
            <text:p text:style-name="P7">Argument of an adjective (modified noun). Later on, the adjective and the noun will swap positions and the adjective will get Atr.</text:p>
          </table:table-cell>
        </table:table-row>
        <table:table-row>
          <table:table-cell table:style-name="Tabulka3.A2" office:value-type="string">
            <text:p text:style-name="P7">CoordArg</text:p>
          </table:table-cell>
          <table:table-cell table:style-name="Tabulka3.B2" office:value-type="string">
            <text:p text:style-name="P7">Conjunct (probably not the first one, in treebanks with non-Prague-style <text:soft-page-break/>coordinations). Later on, the coordination will be transformed to Prague style. The conjuncts will take afun describing the relation of the whole coordination to its parent, while the conjunction (which probably beared the main function originally) will be tagged Coord.</text:p>
          </table:table-cell>
        </table:table-row>
      </table:table>
      <text:h text:style-name="P23"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8">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1" text:note-class="footnote"><text:note-citation>1</text:note-citation><text:note-body><text:p text:style-name="P19">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8">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8">This has not been implemented yet.</text:span></text:p>
      <table:table table:name="Table1" table:style-name="Table1">
        <table:table-column table:style-name="Table1.A" table:number-columns-repeated="3"/>
        <table:table-header-rows>
          <table:table-row>
            <table:table-cell table:style-name="Table1.A1" office:value-type="string">
              <text:p text:style-name="P2">Input tag</text:p>
            </table:table-cell>
            <table:table-cell table:style-name="Table1.A1" office:value-type="string">
              <text:p text:style-name="P3">Frequency</text:p>
            </table:table-cell>
            <table:table-cell table:style-name="Table1.C1" office:value-type="string">
              <text:p text:style-name="P4">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5">41869</text:p>
          </table:table-cell>
          <table:table-cell table:style-name="Table1.C47" office:value-type="string">
            <text:p text:style-name="P6">Adv</text:p>
          </table:table-cell>
        </table:table-row>
        <table:table-row>
          <table:table-cell table:style-name="Table1.A2" office:value-type="string">
            <text:p text:style-name="P1">Adv_M</text:p>
          </table:table-cell>
          <table:table-cell table:style-name="Table1.B2" office:value-type="float" office:value="3612">
            <text:p text:style-name="P5">3612</text:p>
          </table:table-cell>
          <table:table-cell table:style-name="Table1.C47" office:value-type="string">
            <text:p text:style-name="P6">Adv</text:p>
          </table:table-cell>
        </table:table-row>
        <table:table-row>
          <table:table-cell table:style-name="Table1.A2" office:value-type="string">
            <text:p text:style-name="P1">AdvAtr</text:p>
          </table:table-cell>
          <table:table-cell table:style-name="Table1.B2" office:value-type="float" office:value="140">
            <text:p text:style-name="P5">140</text:p>
          </table:table-cell>
          <table:table-cell table:style-name="Table1.C47" office:value-type="string">
            <text:p text:style-name="P6">Adv</text:p>
          </table:table-cell>
        </table:table-row>
        <table:table-row>
          <table:table-cell table:style-name="Table1.A2" office:value-type="string">
            <text:p text:style-name="P1">AdvAtr_M</text:p>
          </table:table-cell>
          <table:table-cell table:style-name="Table1.B2" office:value-type="float" office:value="4">
            <text:p text:style-name="P5">4</text:p>
          </table:table-cell>
          <table:table-cell table:style-name="Table1.C47" office:value-type="string">
            <text:p text:style-name="P6">Adv</text:p>
          </table:table-cell>
        </table:table-row>
        <table:table-row>
          <table:table-cell table:style-name="Table1.A2" office:value-type="string">
            <text:p text:style-name="P1">Apos</text:p>
          </table:table-cell>
          <table:table-cell table:style-name="Table1.B2" office:value-type="float" office:value="1942">
            <text:p text:style-name="P5">1942</text:p>
          </table:table-cell>
          <table:table-cell table:style-name="Table1.C47" office:value-type="string">
            <text:p text:style-name="P6">Apos</text:p>
          </table:table-cell>
        </table:table-row>
        <table:table-row>
          <table:table-cell table:style-name="Table1.A2" office:value-type="string">
            <text:p text:style-name="P1">Apos_M</text:p>
          </table:table-cell>
          <table:table-cell table:style-name="Table1.B2" office:value-type="float" office:value="224">
            <text:p text:style-name="P5">224</text:p>
          </table:table-cell>
          <table:table-cell table:style-name="Table1.C47" office:value-type="string">
            <text:p text:style-name="P6">Apos</text:p>
          </table:table-cell>
        </table:table-row>
        <table:table-row>
          <table:table-cell table:style-name="Table1.A2" office:value-type="string">
            <text:p text:style-name="P1">Atr</text:p>
          </table:table-cell>
          <table:table-cell table:style-name="Table1.B2" office:value-type="float" office:value="113597">
            <text:p text:style-name="P5">113597</text:p>
          </table:table-cell>
          <table:table-cell table:style-name="Table1.C47" office:value-type="string">
            <text:p text:style-name="P6">Atr</text:p>
          </table:table-cell>
        </table:table-row>
        <table:table-row>
          <table:table-cell table:style-name="Table1.A2" office:value-type="string">
            <text:p text:style-name="P1">Atr_M</text:p>
          </table:table-cell>
          <table:table-cell table:style-name="Table1.B2" office:value-type="float" office:value="11567">
            <text:p text:style-name="P5">11567</text:p>
          </table:table-cell>
          <table:table-cell table:style-name="Table1.C47" office:value-type="string">
            <text:p text:style-name="P6">Atr</text:p>
          </table:table-cell>
        </table:table-row>
        <table:table-row>
          <table:table-cell table:style-name="Table1.A2" office:value-type="string">
            <text:p text:style-name="P1">AtrAdv</text:p>
          </table:table-cell>
          <table:table-cell table:style-name="Table1.B2" office:value-type="float" office:value="647">
            <text:p text:style-name="P5">647</text:p>
          </table:table-cell>
          <table:table-cell table:style-name="Table1.C47" office:value-type="string">
            <text:p text:style-name="P6">Atr</text:p>
          </table:table-cell>
        </table:table-row>
        <table:table-row>
          <table:table-cell table:style-name="Table1.A2" office:value-type="string">
            <text:p text:style-name="P1">AtrAdv_M</text:p>
          </table:table-cell>
          <table:table-cell table:style-name="Table1.B2" office:value-type="float" office:value="84">
            <text:p text:style-name="P5">84</text:p>
          </table:table-cell>
          <table:table-cell table:style-name="Table1.C47" office:value-type="string">
            <text:p text:style-name="P6">Atr</text:p>
          </table:table-cell>
        </table:table-row>
        <table:table-row>
          <table:table-cell table:style-name="Table1.A2" office:value-type="string">
            <text:p text:style-name="P1">AtrAtr</text:p>
          </table:table-cell>
          <table:table-cell table:style-name="Table1.B2" office:value-type="float" office:value="222">
            <text:p text:style-name="P5">222</text:p>
          </table:table-cell>
          <table:table-cell table:style-name="Table1.C47" office:value-type="string">
            <text:p text:style-name="P6">Atr</text:p>
          </table:table-cell>
        </table:table-row>
        <table:table-row>
          <table:table-cell table:style-name="Table1.A2" office:value-type="string">
            <text:p text:style-name="P1">AtrAtr_M</text:p>
          </table:table-cell>
          <table:table-cell table:style-name="Table1.B2" office:value-type="float" office:value="8">
            <text:p text:style-name="P5">8</text:p>
          </table:table-cell>
          <table:table-cell table:style-name="Table1.C47" office:value-type="string">
            <text:p text:style-name="P6">Atr</text:p>
          </table:table-cell>
        </table:table-row>
        <table:table-row>
          <table:table-cell table:style-name="Table1.A2" office:value-type="string">
            <text:p text:style-name="P1">AtrObj</text:p>
          </table:table-cell>
          <table:table-cell table:style-name="Table1.B2" office:value-type="float" office:value="23">
            <text:p text:style-name="P5">23</text:p>
          </table:table-cell>
          <table:table-cell table:style-name="Table1.C47" office:value-type="string">
            <text:p text:style-name="P6">Atr</text:p>
          </table:table-cell>
        </table:table-row>
        <table:table-row>
          <table:table-cell table:style-name="Table1.A2" office:value-type="string">
            <text:p text:style-name="P1">AtrObj_M</text:p>
          </table:table-cell>
          <table:table-cell table:style-name="Table1.B2" office:value-type="float" office:value="6">
            <text:p text:style-name="P5">6</text:p>
          </table:table-cell>
          <table:table-cell table:style-name="Table1.C47" office:value-type="string">
            <text:p text:style-name="P6">Atr</text:p>
          </table:table-cell>
        </table:table-row>
        <table:table-row>
          <table:table-cell table:style-name="Table1.A2" office:value-type="string">
            <text:p text:style-name="P1">Atv</text:p>
          </table:table-cell>
          <table:table-cell table:style-name="Table1.B2" office:value-type="float" office:value="687">
            <text:p text:style-name="P5">687</text:p>
          </table:table-cell>
          <table:table-cell table:style-name="Table1.C47" office:value-type="string">
            <text:p text:style-name="P6">Atv</text:p>
          </table:table-cell>
        </table:table-row>
        <table:table-row>
          <table:table-cell table:style-name="Table1.A2" office:value-type="string">
            <text:p text:style-name="P1">Atv_M</text:p>
          </table:table-cell>
          <table:table-cell table:style-name="Table1.B2" office:value-type="float" office:value="64">
            <text:p text:style-name="P5">64</text:p>
          </table:table-cell>
          <table:table-cell table:style-name="Table1.C47" office:value-type="string">
            <text:p text:style-name="P6">Atv</text:p>
          </table:table-cell>
        </table:table-row>
        <text:soft-page-break/>
        <table:table-row>
          <table:table-cell table:style-name="Table1.A2" office:value-type="string">
            <text:p text:style-name="P1">AtvV</text:p>
          </table:table-cell>
          <table:table-cell table:style-name="Table1.B2" office:value-type="float" office:value="296">
            <text:p text:style-name="P5">296</text:p>
          </table:table-cell>
          <table:table-cell table:style-name="Table1.C47" office:value-type="string">
            <text:p text:style-name="P6">AtvV</text:p>
          </table:table-cell>
        </table:table-row>
        <table:table-row>
          <table:table-cell table:style-name="Table1.A2" office:value-type="string">
            <text:p text:style-name="P1">AtvV_M</text:p>
          </table:table-cell>
          <table:table-cell table:style-name="Table1.B2" office:value-type="float" office:value="16">
            <text:p text:style-name="P5">16</text:p>
          </table:table-cell>
          <table:table-cell table:style-name="Table1.C47" office:value-type="string">
            <text:p text:style-name="P6">AtvV</text:p>
          </table:table-cell>
        </table:table-row>
        <table:table-row>
          <table:table-cell table:style-name="Table1.A2" office:value-type="string">
            <text:p text:style-name="P1">AuxC</text:p>
          </table:table-cell>
          <table:table-cell table:style-name="Table1.B2" office:value-type="float" office:value="7335">
            <text:p text:style-name="P5">7335</text:p>
          </table:table-cell>
          <table:table-cell table:style-name="Table1.C47" office:value-type="string">
            <text:p text:style-name="P6">AuxC</text:p>
          </table:table-cell>
        </table:table-row>
        <table:table-row>
          <table:table-cell table:style-name="Table1.A2" office:value-type="string">
            <text:p text:style-name="P1">AuxC_M</text:p>
          </table:table-cell>
          <table:table-cell table:style-name="Table1.B2" office:value-type="float" office:value="5">
            <text:p text:style-name="P5">5</text:p>
          </table:table-cell>
          <table:table-cell table:style-name="Table1.C47" office:value-type="string">
            <text:p text:style-name="P6">AuxC</text:p>
          </table:table-cell>
        </table:table-row>
        <table:table-row>
          <table:table-cell table:style-name="Table1.A2" office:value-type="string">
            <text:p text:style-name="P1">AuxG</text:p>
          </table:table-cell>
          <table:table-cell table:style-name="Table1.B2" office:value-type="float" office:value="11527">
            <text:p text:style-name="P5">11527</text:p>
          </table:table-cell>
          <table:table-cell table:style-name="Table1.C47" office:value-type="string">
            <text:p text:style-name="P6">AuxG</text:p>
          </table:table-cell>
        </table:table-row>
        <table:table-row>
          <table:table-cell table:style-name="Table1.A2" office:value-type="string">
            <text:p text:style-name="P1">AuxK</text:p>
          </table:table-cell>
          <table:table-cell table:style-name="Table1.B2" office:value-type="float" office:value="22810">
            <text:p text:style-name="P5">22810</text:p>
          </table:table-cell>
          <table:table-cell table:style-name="Table1.C47" office:value-type="string">
            <text:p text:style-name="P6">AuxK</text:p>
          </table:table-cell>
        </table:table-row>
        <table:table-row>
          <table:table-cell table:style-name="Table1.A2" office:value-type="string">
            <text:p text:style-name="P1">AuxO</text:p>
          </table:table-cell>
          <table:table-cell table:style-name="Table1.B2" office:value-type="float" office:value="114">
            <text:p text:style-name="P5">114</text:p>
          </table:table-cell>
          <table:table-cell table:style-name="Table1.C47" office:value-type="string">
            <text:p text:style-name="P6">AuxO</text:p>
          </table:table-cell>
        </table:table-row>
        <table:table-row>
          <table:table-cell table:style-name="Table1.A2" office:value-type="string">
            <text:p text:style-name="P1">AuxP</text:p>
          </table:table-cell>
          <table:table-cell table:style-name="Table1.B2" office:value-type="float" office:value="43472">
            <text:p text:style-name="P5">43472</text:p>
          </table:table-cell>
          <table:table-cell table:style-name="Table1.C47" office:value-type="string">
            <text:p text:style-name="P6">AuxP</text:p>
          </table:table-cell>
        </table:table-row>
        <table:table-row>
          <table:table-cell table:style-name="Table1.A2" office:value-type="string">
            <text:p text:style-name="P1">AuxP_M</text:p>
          </table:table-cell>
          <table:table-cell table:style-name="Table1.B2" office:value-type="float" office:value="1">
            <text:p text:style-name="P5">1</text:p>
          </table:table-cell>
          <table:table-cell table:style-name="Table1.C47" office:value-type="string">
            <text:p text:style-name="P6">AuxP</text:p>
          </table:table-cell>
        </table:table-row>
        <table:table-row>
          <table:table-cell table:style-name="Table1.A2" office:value-type="string">
            <text:p text:style-name="P1">AuxR</text:p>
          </table:table-cell>
          <table:table-cell table:style-name="Table1.B2" office:value-type="float" office:value="1423">
            <text:p text:style-name="P5">1423</text:p>
          </table:table-cell>
          <table:table-cell table:style-name="Table1.C47" office:value-type="string">
            <text:p text:style-name="P6">AuxR</text:p>
          </table:table-cell>
        </table:table-row>
        <table:table-row>
          <table:table-cell table:style-name="Table1.A2" office:value-type="string">
            <text:p text:style-name="P1">AuxT</text:p>
          </table:table-cell>
          <table:table-cell table:style-name="Table1.B2" office:value-type="float" office:value="4943">
            <text:p text:style-name="P5">4943</text:p>
          </table:table-cell>
          <table:table-cell table:style-name="Table1.C47" office:value-type="string">
            <text:p text:style-name="P6">AuxT</text:p>
          </table:table-cell>
        </table:table-row>
        <table:table-row>
          <table:table-cell table:style-name="Table1.A2" office:value-type="string">
            <text:p text:style-name="P1">AuxV</text:p>
          </table:table-cell>
          <table:table-cell table:style-name="Table1.B2" office:value-type="float" office:value="5290">
            <text:p text:style-name="P5">5290</text:p>
          </table:table-cell>
          <table:table-cell table:style-name="Table1.C47" office:value-type="string">
            <text:p text:style-name="P6">AuxV</text:p>
          </table:table-cell>
        </table:table-row>
        <table:table-row>
          <table:table-cell table:style-name="Table1.A2" office:value-type="string">
            <text:p text:style-name="P1">AuxX</text:p>
          </table:table-cell>
          <table:table-cell table:style-name="Table1.B2" office:value-type="float" office:value="21435">
            <text:p text:style-name="P5">21435</text:p>
          </table:table-cell>
          <table:table-cell table:style-name="Table1.C47" office:value-type="string">
            <text:p text:style-name="P6">AuxX</text:p>
          </table:table-cell>
        </table:table-row>
        <table:table-row>
          <table:table-cell table:style-name="Table1.A2" office:value-type="string">
            <text:p text:style-name="P1">AuxY</text:p>
          </table:table-cell>
          <table:table-cell table:style-name="Table1.B2" office:value-type="float" office:value="3391">
            <text:p text:style-name="P5">3391</text:p>
          </table:table-cell>
          <table:table-cell table:style-name="Table1.C47" office:value-type="string">
            <text:p text:style-name="P6">AuxY</text:p>
          </table:table-cell>
        </table:table-row>
        <table:table-row>
          <table:table-cell table:style-name="Table1.A2" office:value-type="string">
            <text:p text:style-name="P1">AuxY_M</text:p>
          </table:table-cell>
          <table:table-cell table:style-name="Table1.B2" office:value-type="float" office:value="1">
            <text:p text:style-name="P5">1</text:p>
          </table:table-cell>
          <table:table-cell table:style-name="Table1.C47" office:value-type="string">
            <text:p text:style-name="P6">AuxY</text:p>
          </table:table-cell>
        </table:table-row>
        <table:table-row>
          <table:table-cell table:style-name="Table1.A2" office:value-type="string">
            <text:p text:style-name="P1">AuxZ</text:p>
          </table:table-cell>
          <table:table-cell table:style-name="Table1.B2" office:value-type="float" office:value="6913">
            <text:p text:style-name="P5">6913</text:p>
          </table:table-cell>
          <table:table-cell table:style-name="Table1.C47" office:value-type="string">
            <text:p text:style-name="P6">AuxZ</text:p>
          </table:table-cell>
        </table:table-row>
        <table:table-row>
          <table:table-cell table:style-name="Table1.A2" office:value-type="string">
            <text:p text:style-name="P1">AuxZ_M</text:p>
          </table:table-cell>
          <table:table-cell table:style-name="Table1.B2" office:value-type="float" office:value="8">
            <text:p text:style-name="P5">8</text:p>
          </table:table-cell>
          <table:table-cell table:style-name="Table1.C47" office:value-type="string">
            <text:p text:style-name="P6">AuxZ</text:p>
          </table:table-cell>
        </table:table-row>
        <table:table-row>
          <table:table-cell table:style-name="Table1.A2" office:value-type="string">
            <text:p text:style-name="P1">Coord</text:p>
          </table:table-cell>
          <table:table-cell table:style-name="Table1.B2" office:value-type="float" office:value="15950">
            <text:p text:style-name="P5">15950</text:p>
          </table:table-cell>
          <table:table-cell table:style-name="Table1.C47" office:value-type="string">
            <text:p text:style-name="P6">Coord</text:p>
          </table:table-cell>
        </table:table-row>
        <table:table-row>
          <table:table-cell table:style-name="Table1.A2" office:value-type="string">
            <text:p text:style-name="P1">Coord_M</text:p>
          </table:table-cell>
          <table:table-cell table:style-name="Table1.B2" office:value-type="float" office:value="1918">
            <text:p text:style-name="P5">1918</text:p>
          </table:table-cell>
          <table:table-cell table:style-name="Table1.C47" office:value-type="string">
            <text:p text:style-name="P6">Coord</text:p>
          </table:table-cell>
        </table:table-row>
        <table:table-row>
          <table:table-cell table:style-name="Table1.A2" office:value-type="string">
            <text:p text:style-name="P1">ExD</text:p>
          </table:table-cell>
          <table:table-cell table:style-name="Table1.B2" office:value-type="float" office:value="9263">
            <text:p text:style-name="P5">9263</text:p>
          </table:table-cell>
          <table:table-cell table:style-name="Table1.C47" office:value-type="string">
            <text:p text:style-name="P6">ExD</text:p>
          </table:table-cell>
        </table:table-row>
        <table:table-row>
          <table:table-cell table:style-name="Table1.A2" office:value-type="string">
            <text:p text:style-name="P1">ExD_M</text:p>
          </table:table-cell>
          <table:table-cell table:style-name="Table1.B2" office:value-type="float" office:value="5881">
            <text:p text:style-name="P5">5881</text:p>
          </table:table-cell>
          <table:table-cell table:style-name="Table1.C47" office:value-type="string">
            <text:p text:style-name="P6">ExD</text:p>
          </table:table-cell>
        </table:table-row>
        <table:table-row>
          <table:table-cell table:style-name="Table1.A2" office:value-type="string">
            <text:p text:style-name="P1">Obj</text:p>
          </table:table-cell>
          <table:table-cell table:style-name="Table1.B2" office:value-type="float" office:value="30949">
            <text:p text:style-name="P5">30949</text:p>
          </table:table-cell>
          <table:table-cell table:style-name="Table1.C47" office:value-type="string">
            <text:p text:style-name="P6">Obj</text:p>
          </table:table-cell>
        </table:table-row>
        <table:table-row>
          <table:table-cell table:style-name="Table1.A2" office:value-type="string">
            <text:p text:style-name="P1">Obj_M</text:p>
          </table:table-cell>
          <table:table-cell table:style-name="Table1.B2" office:value-type="float" office:value="5027">
            <text:p text:style-name="P5">5027</text:p>
          </table:table-cell>
          <table:table-cell table:style-name="Table1.C47" office:value-type="string">
            <text:p text:style-name="P6">Obj</text:p>
          </table:table-cell>
        </table:table-row>
        <table:table-row>
          <table:table-cell table:style-name="Table1.A2" office:value-type="string">
            <text:p text:style-name="P1">ObjAtr</text:p>
          </table:table-cell>
          <table:table-cell table:style-name="Table1.B2" office:value-type="float" office:value="18">
            <text:p text:style-name="P5">18</text:p>
          </table:table-cell>
          <table:table-cell table:style-name="Table1.C47" office:value-type="string">
            <text:p text:style-name="P6">Obj</text:p>
          </table:table-cell>
        </table:table-row>
        <table:table-row>
          <table:table-cell table:style-name="Table1.A2" office:value-type="string">
            <text:p text:style-name="P1">Pnom</text:p>
          </table:table-cell>
          <table:table-cell table:style-name="Table1.B2" office:value-type="float" office:value="5793">
            <text:p text:style-name="P5">5793</text:p>
          </table:table-cell>
          <table:table-cell table:style-name="Table1.C47" office:value-type="string">
            <text:p text:style-name="P6">Pnom</text:p>
          </table:table-cell>
        </table:table-row>
        <table:table-row>
          <table:table-cell table:style-name="Table1.A2" office:value-type="string">
            <text:p text:style-name="P1">Pnom_M</text:p>
          </table:table-cell>
          <table:table-cell table:style-name="Table1.B2" office:value-type="float" office:value="542">
            <text:p text:style-name="P5">542</text:p>
          </table:table-cell>
          <table:table-cell table:style-name="Table1.C47" office:value-type="string">
            <text:p text:style-name="P6">Pnom</text:p>
          </table:table-cell>
        </table:table-row>
        <table:table-row>
          <table:table-cell table:style-name="Table1.A2" office:value-type="string">
            <text:p text:style-name="P1">Pred</text:p>
          </table:table-cell>
          <table:table-cell table:style-name="Table1.B2" office:value-type="float" office:value="16793">
            <text:p text:style-name="P5">16793</text:p>
          </table:table-cell>
          <table:table-cell table:style-name="Table1.C47" office:value-type="string">
            <text:p text:style-name="P6">Pred</text:p>
          </table:table-cell>
        </table:table-row>
        <text:soft-page-break/>
        <table:table-row>
          <table:table-cell table:style-name="Table1.A2" office:value-type="string">
            <text:p text:style-name="P1">Pred_M</text:p>
          </table:table-cell>
          <table:table-cell table:style-name="Table1.B2" office:value-type="float" office:value="9364">
            <text:p text:style-name="P5">9364</text:p>
          </table:table-cell>
          <table:table-cell table:style-name="Table1.C47" office:value-type="string">
            <text:p text:style-name="P6">Pred</text:p>
          </table:table-cell>
        </table:table-row>
        <table:table-row>
          <table:table-cell table:style-name="Table1.A2" office:value-type="string">
            <text:p text:style-name="P1">Sb</text:p>
          </table:table-cell>
          <table:table-cell table:style-name="Table1.B2" office:value-type="float" office:value="27289">
            <text:p text:style-name="P5">27289</text:p>
          </table:table-cell>
          <table:table-cell table:style-name="Table1.C47" office:value-type="string">
            <text:p text:style-name="P6">Sb</text:p>
          </table:table-cell>
        </table:table-row>
        <table:table-row>
          <table:table-cell table:style-name="Table1.A2" office:value-type="string">
            <text:p text:style-name="P1">Sb_M</text:p>
          </table:table-cell>
          <table:table-cell table:style-name="Table1.B2" office:value-type="float" office:value="4557">
            <text:p text:style-name="P5">4557</text:p>
          </table:table-cell>
          <table:table-cell table:style-name="Table1.C47" office:value-type="string">
            <text:p text:style-name="P6">Sb</text:p>
          </table:table-cell>
        </table:table-row>
      </table:table>
      <text:p text:style-name="P1">TOTAL 46 TYPES</text:p>
      <text:h text:style-name="P23"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2" text:note-class="footnote"><text:note-citation>2</text:note-citation><text:note-body><text:p text:style-name="P20">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6">Preposition rooting an impersonal nominal sentence.<text:note text:id="ftn3" text:note-class="footnote"><text:note-citation>3</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6">fI.PredP ( al-bayti.Adv nAfiVatun.Sb ) ..AuxK</text:p>
            <text:p text:style-name="P6">la-.PredP ( -hu.Obj baytun.Sb ) ..AuxK</text:p>
          </table:table-cell>
        </table:table-row>
        <table:table-row>
          <table:table-cell table:style-name="Table3.A2" office:value-type="string">
            <text:p text:style-name="Table_20_Contents">PredE</text:p>
          </table:table-cell>
          <table:table-cell table:style-name="Table3.B2" office:value-type="string">
            <text:p text:style-name="P6">Existential predicate of an existential nominal sentence.</text:p>
            <text:p text:style-name="P6">( fI.AuxP ( al-insAni.Adv ) ) hunAka.PredE ( sirrun.Sb )</text:p>
          </table:table-cell>
        </table:table-row>
        <table:table-row>
          <table:table-cell table:style-name="Table3.A2" office:value-type="string">
            <text:p text:style-name="Table_20_Contents">PredC</text:p>
          </table:table-cell>
          <table:table-cell table:style-name="Table3.B2" office:value-type="string">
            <text:p text:style-name="P6">Subordinated clause functioning as a nominal predicate. The verb of the clause is tagged Pnom, the conjunction is tagged PredC.</text:p>
            <text:p text:style-name="P6">( al-mas'alatu.Sb ) anna.PredC ( <text:s/>( -nA.Sb lam.AuxM ( nakun.Pnom ) hunAka.Adv ) ..AuxK</text:p>
          </table:table-cell>
        </table:table-row>
        <table:table-row>
          <table:table-cell table:style-name="Table3.A2" office:value-type="string">
            <text:p text:style-name="Table_20_Contents">Ante</text:p>
          </table:table-cell>
          <table:table-cell table:style-name="Table3.B2" office:value-type="string">
            <text:p text:style-name="P6">Antepositioned verbal member. If it is not a subject, the antepositioned member has to receive this special function because the real grammatical role in the sentence is played by the referencing pronoun.</text:p>
            <text:p text:style-name="P14"><text:span text:style-name="T9">(inna [AuxE] (al-lAha [</text:span><text:span text:style-name="T10">Ante</text:span><text:span text:style-name="T9">]) ) nu'minu [Pred] (bi- [AuxP]</text:span></text:p>
            <text:p text:style-name="P16"><text:span text:style-name="T12">(-hi [Obj</text:span><text:span text:style-name="T10">_Ref</text:span><text:span text:style-name="T12">]) ) (TUla [AuxP] (HayawAti [Adv] (-nA [Atr]) ) )</text:span><text:span text:style-name="T11">.</text:span></text:p>
          </table:table-cell>
        </table:table-row>
        <table:table-row>
          <table:table-cell table:style-name="Table3.A2" office:value-type="string">
            <text:p text:style-name="Table_20_Contents">AuxE</text:p>
          </table:table-cell>
          <table:table-cell table:style-name="Table3.B2" office:value-type="string">
            <text:p text:style-name="P6">Emphatic particle (“qad”, “laqad”, “innamA”, “iVan”, “la”, “inna”, “anna”, “HattA”)</text:p>
          </table:table-cell>
        </table:table-row>
        <table:table-row>
          <table:table-cell table:style-name="Table3.A2" office:value-type="string">
            <text:p text:style-name="Table_20_Contents">AuxM</text:p>
          </table:table-cell>
          <table:table-cell table:style-name="Table3.B2" office:value-type="string">
            <text:p text:style-name="P6">Particle “mA” performing verbal negation; other particles functioning as verbal modifiers (“lam”, “lan”, “lA”, “sa”, “sawfa”)</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2">Input tag</text:p>
            </table:table-cell>
            <table:table-cell table:style-name="Table2.A1" office:value-type="string">
              <text:p text:style-name="P3">Frequency</text:p>
            </table:table-cell>
            <table:table-cell table:style-name="Table2.C1" office:value-type="string">
              <text:p text:style-name="P4">Output tag</text:p>
            </table:table-cell>
          </table:table-row>
        </table:table-header-rows>
        <table:table-row>
          <table:table-cell table:style-name="Table2.A2" office:value-type="string">
            <text:p text:style-name="Standard">Atr</text:p>
          </table:table-cell>
          <table:table-cell table:style-name="Table2.A2" office:value-type="string">
            <text:p text:style-name="P12">40926 </text:p>
          </table:table-cell>
          <table:table-cell table:style-name="Table2.C2" office:value-type="string">
            <text:p text:style-name="P6">Atr</text:p>
          </table:table-cell>
        </table:table-row>
        <text:soft-page-break/>
        <table:table-row>
          <table:table-cell table:style-name="Table2.A2" office:value-type="string">
            <text:p text:style-name="Standard">AuxP</text:p>
          </table:table-cell>
          <table:table-cell table:style-name="Table2.A2" office:value-type="string">
            <text:p text:style-name="P12">15900 </text:p>
          </table:table-cell>
          <table:table-cell table:style-name="Table2.C2" office:value-type="string">
            <text:p text:style-name="P6">AuxP</text:p>
          </table:table-cell>
        </table:table-row>
        <table:table-row>
          <table:table-cell table:style-name="Table2.A2" office:value-type="string">
            <text:p text:style-name="Standard">Obj</text:p>
          </table:table-cell>
          <table:table-cell table:style-name="Table2.A2" office:value-type="string">
            <text:p text:style-name="P12">11556 </text:p>
          </table:table-cell>
          <table:table-cell table:style-name="Table2.C2" office:value-type="string">
            <text:p text:style-name="P6">Obj</text:p>
          </table:table-cell>
        </table:table-row>
        <table:table-row>
          <table:table-cell table:style-name="Table2.A2" office:value-type="string">
            <text:p text:style-name="Standard">Adv</text:p>
          </table:table-cell>
          <table:table-cell table:style-name="Table2.A2" office:value-type="string">
            <text:p text:style-name="P12">8158 </text:p>
          </table:table-cell>
          <table:table-cell table:style-name="Table2.C2" office:value-type="string">
            <text:p text:style-name="P6">Adv</text:p>
          </table:table-cell>
        </table:table-row>
        <table:table-row>
          <table:table-cell table:style-name="Table2.A2" office:value-type="string">
            <text:p text:style-name="Standard">Sb</text:p>
          </table:table-cell>
          <table:table-cell table:style-name="Table2.A2" office:value-type="string">
            <text:p text:style-name="P12">7538 </text:p>
          </table:table-cell>
          <table:table-cell table:style-name="Table2.C2" office:value-type="string">
            <text:p text:style-name="P6">Sb</text:p>
          </table:table-cell>
        </table:table-row>
        <table:table-row>
          <table:table-cell table:style-name="Table2.A2" office:value-type="string">
            <text:p text:style-name="Standard">AuxY</text:p>
          </table:table-cell>
          <table:table-cell table:style-name="Table2.A2" office:value-type="string">
            <text:p text:style-name="P12">6809 </text:p>
          </table:table-cell>
          <table:table-cell table:style-name="Table2.C2" office:value-type="string">
            <text:p text:style-name="P6">AuxY</text:p>
          </table:table-cell>
        </table:table-row>
        <table:table-row>
          <table:table-cell table:style-name="Table2.A2" office:value-type="string">
            <text:p text:style-name="Standard">AuxG</text:p>
          </table:table-cell>
          <table:table-cell table:style-name="Table2.A2" office:value-type="string">
            <text:p text:style-name="P12">5956 </text:p>
          </table:table-cell>
          <table:table-cell table:style-name="Table2.C2" office:value-type="string">
            <text:p text:style-name="P6">AuxG</text:p>
          </table:table-cell>
        </table:table-row>
        <table:table-row>
          <table:table-cell table:style-name="Table2.A2" office:value-type="string">
            <text:p text:style-name="Standard">Coord</text:p>
          </table:table-cell>
          <table:table-cell table:style-name="Table2.A2" office:value-type="string">
            <text:p text:style-name="P12">4386 </text:p>
          </table:table-cell>
          <table:table-cell table:style-name="Table2.C2" office:value-type="string">
            <text:p text:style-name="P6">Coord</text:p>
          </table:table-cell>
        </table:table-row>
        <table:table-row>
          <table:table-cell table:style-name="Table2.A2" office:value-type="string">
            <text:p text:style-name="Standard">Pred</text:p>
          </table:table-cell>
          <table:table-cell table:style-name="Table2.A2" office:value-type="string">
            <text:p text:style-name="P12">3769 </text:p>
          </table:table-cell>
          <table:table-cell table:style-name="Table2.C2" office:value-type="string">
            <text:p text:style-name="P6">Pred</text:p>
          </table:table-cell>
        </table:table-row>
        <table:table-row>
          <table:table-cell table:style-name="Table2.A2" office:value-type="string">
            <text:p text:style-name="Standard">AuxK</text:p>
          </table:table-cell>
          <table:table-cell table:style-name="Table2.A2" office:value-type="string">
            <text:p text:style-name="P12">3142 </text:p>
          </table:table-cell>
          <table:table-cell table:style-name="Table2.C2" office:value-type="string">
            <text:p text:style-name="P6">AuxK</text:p>
          </table:table-cell>
        </table:table-row>
        <table:table-row>
          <table:table-cell table:style-name="Table2.A2" office:value-type="string">
            <text:p text:style-name="Standard">AuxC</text:p>
          </table:table-cell>
          <table:table-cell table:style-name="Table2.A2" office:value-type="string">
            <text:p text:style-name="P12">2747 </text:p>
          </table:table-cell>
          <table:table-cell table:style-name="Table2.C2" office:value-type="string">
            <text:p text:style-name="P6">AuxC</text:p>
          </table:table-cell>
        </table:table-row>
        <table:table-row>
          <table:table-cell table:style-name="Table2.A2" office:value-type="string">
            <text:p text:style-name="Standard">ExD</text:p>
          </table:table-cell>
          <table:table-cell table:style-name="Table2.A2" office:value-type="string">
            <text:p text:style-name="P12">1786 </text:p>
          </table:table-cell>
          <table:table-cell table:style-name="Table2.C2" office:value-type="string">
            <text:p text:style-name="P6">ExD</text:p>
          </table:table-cell>
        </table:table-row>
        <table:table-row>
          <table:table-cell table:style-name="Table2.A2" office:value-type="string">
            <text:p text:style-name="P13">AuxM</text:p>
          </table:table-cell>
          <table:table-cell table:style-name="Table2.A2" office:value-type="string">
            <text:p text:style-name="P12">1355 </text:p>
          </table:table-cell>
          <table:table-cell table:style-name="Table2.C2" office:value-type="string">
            <text:p text:style-name="P6"/>
          </table:table-cell>
        </table:table-row>
        <table:table-row>
          <table:table-cell table:style-name="Table2.A2" office:value-type="string">
            <text:p text:style-name="Standard">Atv</text:p>
          </table:table-cell>
          <table:table-cell table:style-name="Table2.A2" office:value-type="string">
            <text:p text:style-name="P12">924 </text:p>
          </table:table-cell>
          <table:table-cell table:style-name="Table2.C2" office:value-type="string">
            <text:p text:style-name="P6">Atv</text:p>
          </table:table-cell>
        </table:table-row>
        <table:table-row>
          <table:table-cell table:style-name="Table2.A2" office:value-type="string">
            <text:p text:style-name="Standard">Pnom</text:p>
          </table:table-cell>
          <table:table-cell table:style-name="Table2.A2" office:value-type="string">
            <text:p text:style-name="P12">580 </text:p>
          </table:table-cell>
          <table:table-cell table:style-name="Table2.C2" office:value-type="string">
            <text:p text:style-name="P6">Pnom</text:p>
          </table:table-cell>
        </table:table-row>
        <table:table-row>
          <table:table-cell table:style-name="Table2.A2" office:value-type="string">
            <text:p text:style-name="P13">AuxE</text:p>
          </table:table-cell>
          <table:table-cell table:style-name="Table2.A2" office:value-type="string">
            <text:p text:style-name="P12">515 </text:p>
          </table:table-cell>
          <table:table-cell table:style-name="Table2.C2" office:value-type="string">
            <text:p text:style-name="P6"/>
          </table:table-cell>
        </table:table-row>
        <table:table-row>
          <table:table-cell table:style-name="Table2.A2" office:value-type="string">
            <text:p text:style-name="Standard">Apos</text:p>
          </table:table-cell>
          <table:table-cell table:style-name="Table2.A2" office:value-type="string">
            <text:p text:style-name="P12">281 </text:p>
          </table:table-cell>
          <table:table-cell table:style-name="Table2.C2" office:value-type="string">
            <text:p text:style-name="P6">Apos</text:p>
          </table:table-cell>
        </table:table-row>
        <table:table-row>
          <table:table-cell table:style-name="Table2.A2" office:value-type="string">
            <text:p text:style-name="P13">Ante</text:p>
          </table:table-cell>
          <table:table-cell table:style-name="Table2.A2" office:value-type="string">
            <text:p text:style-name="P12">152 </text:p>
          </table:table-cell>
          <table:table-cell table:style-name="Table2.C2" office:value-type="string">
            <text:p text:style-name="P42"/>
          </table:table-cell>
        </table:table-row>
        <table:table-row>
          <table:table-cell table:style-name="Table2.A2" office:value-type="string">
            <text:p text:style-name="Standard">AtrAdv</text:p>
          </table:table-cell>
          <table:table-cell table:style-name="Table2.A2" office:value-type="string">
            <text:p text:style-name="P12">88 </text:p>
          </table:table-cell>
          <table:table-cell table:style-name="Table2.C2" office:value-type="string">
            <text:p text:style-name="P6">Atr</text:p>
          </table:table-cell>
        </table:table-row>
        <table:table-row>
          <table:table-cell table:style-name="Table2.A2" office:value-type="string">
            <text:p text:style-name="P13">PredP</text:p>
          </table:table-cell>
          <table:table-cell table:style-name="Table2.A2" office:value-type="string">
            <text:p text:style-name="P12">81 </text:p>
          </table:table-cell>
          <table:table-cell table:style-name="Table2.C2" office:value-type="string">
            <text:p text:style-name="P6"/>
          </table:table-cell>
        </table:table-row>
        <table:table-row>
          <table:table-cell table:style-name="Table2.A2" office:value-type="string">
            <text:p text:style-name="Standard">AdvAtr</text:p>
          </table:table-cell>
          <table:table-cell table:style-name="Table2.A2" office:value-type="string">
            <text:p text:style-name="P12">55 </text:p>
          </table:table-cell>
          <table:table-cell table:style-name="Table2.C2" office:value-type="string">
            <text:p text:style-name="P6">Adv</text:p>
          </table:table-cell>
        </table:table-row>
        <table:table-row>
          <table:table-cell table:style-name="Table2.A2" office:value-type="string">
            <text:p text:style-name="P13">PredE</text:p>
          </table:table-cell>
          <table:table-cell table:style-name="Table2.A2" office:value-type="string">
            <text:p text:style-name="P12">25 </text:p>
          </table:table-cell>
          <table:table-cell table:style-name="Table2.C2" office:value-type="string">
            <text:p text:style-name="P6"/>
          </table:table-cell>
        </table:table-row>
        <table:table-row>
          <table:table-cell table:style-name="Table2.A2" office:value-type="string">
            <text:p text:style-name="Standard">_</text:p>
          </table:table-cell>
          <table:table-cell table:style-name="Table2.A2" office:value-type="string">
            <text:p text:style-name="P12">17 </text:p>
          </table:table-cell>
          <table:table-cell table:style-name="Table2.C2" office:value-type="string">
            <text:p text:style-name="P6">ExD</text:p>
          </table:table-cell>
        </table:table-row>
        <table:table-row>
          <table:table-cell table:style-name="Table2.A2" office:value-type="string">
            <text:p text:style-name="Standard">AtrObj</text:p>
          </table:table-cell>
          <table:table-cell table:style-name="Table2.A2" office:value-type="string">
            <text:p text:style-name="P12">15 </text:p>
          </table:table-cell>
          <table:table-cell table:style-name="Table2.C2" office:value-type="string">
            <text:p text:style-name="P6">Atr</text:p>
          </table:table-cell>
        </table:table-row>
        <table:table-row>
          <table:table-cell table:style-name="Table2.A2" office:value-type="string">
            <text:p text:style-name="Standard">ObjAtr</text:p>
          </table:table-cell>
          <table:table-cell table:style-name="Table2.A2" office:value-type="string">
            <text:p text:style-name="P12">12 </text:p>
          </table:table-cell>
          <table:table-cell table:style-name="Table2.C2" office:value-type="string">
            <text:p text:style-name="P6">Obj</text:p>
          </table:table-cell>
        </table:table-row>
        <table:table-row>
          <table:table-cell table:style-name="Table2.A2" office:value-type="string">
            <text:p text:style-name="P13">PredC</text:p>
          </table:table-cell>
          <table:table-cell table:style-name="Table2.A2" office:value-type="string">
            <text:p text:style-name="P12">9 </text:p>
          </table:table-cell>
          <table:table-cell table:style-name="Table2.C2" office:value-type="string">
            <text:p text:style-name="P6"/>
          </table:table-cell>
        </table:table-row>
        <table:table-row>
          <table:table-cell table:style-name="Table2.A2" office:value-type="string">
            <text:p text:style-name="Standard">AtrAtr</text:p>
          </table:table-cell>
          <table:table-cell table:style-name="Table2.A2" office:value-type="string">
            <text:p text:style-name="P12">7 </text:p>
          </table:table-cell>
          <table:table-cell table:style-name="Table2.C2" office:value-type="string">
            <text:p text:style-name="P6">Atr</text:p>
          </table:table-cell>
        </table:table-row>
        <table:table-row>
          <table:table-cell table:style-name="Table2.A2" office:value-type="string">
            <text:p text:style-name="Standard">ExD|Sb</text:p>
          </table:table-cell>
          <table:table-cell table:style-name="Table2.A2" office:value-type="string">
            <text:p text:style-name="P12">3 </text:p>
          </table:table-cell>
          <table:table-cell table:style-name="Table2.C2" office:value-type="string">
            <text:p text:style-name="P6">ExD</text:p>
          </table:table-cell>
        </table:table-row>
        <text:soft-page-break/>
        <table:table-row>
          <table:table-cell table:style-name="Table2.A2" office:value-type="string">
            <text:p text:style-name="Standard">ExD|Coord</text:p>
          </table:table-cell>
          <table:table-cell table:style-name="Table2.A2" office:value-type="string">
            <text:p text:style-name="P12">1 </text:p>
          </table:table-cell>
          <table:table-cell table:style-name="Table2.C2" office:value-type="string">
            <text:p text:style-name="P6">ExD</text:p>
          </table:table-cell>
        </table:table-row>
      </table:table>
      <text:h text:style-name="P23"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2">Input tag</text:p>
            </table:table-cell>
            <table:table-cell table:style-name="Table4.A1" office:value-type="string">
              <text:p text:style-name="P3">Frequency</text:p>
            </table:table-cell>
            <table:table-cell table:style-name="Table4.C1" office:value-type="string">
              <text:p text:style-name="P4">Output tag</text:p>
            </table:table-cell>
          </table:table-row>
        </table:table-header-rows>
        <table:table-row>
          <table:table-cell table:style-name="Table4.A2" office:value-type="string">
            <text:p text:style-name="Standard">Atr</text:p>
          </table:table-cell>
          <table:table-cell table:style-name="Table4.A2" office:value-type="string">
            <text:p text:style-name="P12">5276 </text:p>
          </table:table-cell>
          <table:table-cell table:style-name="Table4.C2" office:value-type="string">
            <text:p text:style-name="P6">Atr</text:p>
          </table:table-cell>
        </table:table-row>
        <table:table-row>
          <table:table-cell table:style-name="Table4.A2" office:value-type="string">
            <text:p text:style-name="Standard">Adv</text:p>
          </table:table-cell>
          <table:table-cell table:style-name="Table4.A2" office:value-type="string">
            <text:p text:style-name="P12">3822 </text:p>
          </table:table-cell>
          <table:table-cell table:style-name="Table4.C2" office:value-type="string">
            <text:p text:style-name="P6">Adv</text:p>
          </table:table-cell>
        </table:table-row>
        <table:table-row>
          <table:table-cell table:style-name="Table4.A2" office:value-type="string">
            <text:p text:style-name="Standard">AuxV</text:p>
          </table:table-cell>
          <table:table-cell table:style-name="Table4.A2" office:value-type="string">
            <text:p text:style-name="P12">3320 </text:p>
          </table:table-cell>
          <table:table-cell table:style-name="Table4.C2" office:value-type="string">
            <text:p text:style-name="P6">AuxV</text:p>
          </table:table-cell>
        </table:table-row>
        <table:table-row>
          <table:table-cell table:style-name="Table4.A2" office:value-type="string">
            <text:p text:style-name="Standard">Obj</text:p>
          </table:table-cell>
          <table:table-cell table:style-name="Table4.A2" office:value-type="string">
            <text:p text:style-name="P12">2850 </text:p>
          </table:table-cell>
          <table:table-cell table:style-name="Table4.C2" office:value-type="string">
            <text:p text:style-name="P6">Obj</text:p>
          </table:table-cell>
        </table:table-row>
        <table:table-row>
          <table:table-cell table:style-name="Table4.A2" office:value-type="string">
            <text:p text:style-name="Standard">AuxP</text:p>
          </table:table-cell>
          <table:table-cell table:style-name="Table4.A2" office:value-type="string">
            <text:p text:style-name="P12">2579 </text:p>
          </table:table-cell>
          <table:table-cell table:style-name="Table4.C2" office:value-type="string">
            <text:p text:style-name="P6">AuxP</text:p>
          </table:table-cell>
        </table:table-row>
        <table:table-row>
          <table:table-cell table:style-name="Table4.A2" office:value-type="string">
            <text:p text:style-name="Standard">Pred</text:p>
          </table:table-cell>
          <table:table-cell table:style-name="Table4.A2" office:value-type="string">
            <text:p text:style-name="P12">2517 </text:p>
          </table:table-cell>
          <table:table-cell table:style-name="Table4.C2" office:value-type="string">
            <text:p text:style-name="P6">Pred</text:p>
          </table:table-cell>
        </table:table-row>
        <table:table-row>
          <table:table-cell table:style-name="Table4.A2" office:value-type="string">
            <text:p text:style-name="Standard">AuxX</text:p>
          </table:table-cell>
          <table:table-cell table:style-name="Table4.A2" office:value-type="string">
            <text:p text:style-name="P12">2482 </text:p>
          </table:table-cell>
          <table:table-cell table:style-name="Table4.C2" office:value-type="string">
            <text:p text:style-name="P6">AuxX</text:p>
          </table:table-cell>
        </table:table-row>
        <table:table-row>
          <table:table-cell table:style-name="Table4.A2" office:value-type="string">
            <text:p text:style-name="Standard">Sb</text:p>
          </table:table-cell>
          <table:table-cell table:style-name="Table4.A2" office:value-type="string">
            <text:p text:style-name="P12">2070 </text:p>
          </table:table-cell>
          <table:table-cell table:style-name="Table4.C2" office:value-type="string">
            <text:p text:style-name="P6">Sb</text:p>
          </table:table-cell>
        </table:table-row>
        <table:table-row>
          <table:table-cell table:style-name="Table4.A2" office:value-type="string">
            <text:p text:style-name="Standard">AuxK</text:p>
          </table:table-cell>
          <table:table-cell table:style-name="Table4.A2" office:value-type="string">
            <text:p text:style-name="P12">1870 </text:p>
          </table:table-cell>
          <table:table-cell table:style-name="Table4.C2" office:value-type="string">
            <text:p text:style-name="P6">AuxK</text:p>
          </table:table-cell>
        </table:table-row>
        <table:table-row>
          <table:table-cell table:style-name="Table4.A2" office:value-type="string">
            <text:p text:style-name="Standard">Coord</text:p>
          </table:table-cell>
          <table:table-cell table:style-name="Table4.A2" office:value-type="string">
            <text:p text:style-name="P12">1515 </text:p>
          </table:table-cell>
          <table:table-cell table:style-name="Table4.C2" office:value-type="string">
            <text:p text:style-name="P6">Coord</text:p>
          </table:table-cell>
        </table:table-row>
        <table:table-row>
          <table:table-cell table:style-name="Table4.A2" office:value-type="string">
            <text:p text:style-name="Standard">AuxC</text:p>
          </table:table-cell>
          <table:table-cell table:style-name="Table4.A2" office:value-type="string">
            <text:p text:style-name="P12">1314 </text:p>
          </table:table-cell>
          <table:table-cell table:style-name="Table4.C2" office:value-type="string">
            <text:p text:style-name="P6">AuxC</text:p>
          </table:table-cell>
        </table:table-row>
        <table:table-row>
          <table:table-cell table:style-name="Table4.A2" office:value-type="string">
            <text:p text:style-name="Standard">ExD</text:p>
          </table:table-cell>
          <table:table-cell table:style-name="Table4.A2" office:value-type="string">
            <text:p text:style-name="P12">1247 </text:p>
          </table:table-cell>
          <table:table-cell table:style-name="Table4.C2" office:value-type="string">
            <text:p text:style-name="P6">ExD</text:p>
          </table:table-cell>
        </table:table-row>
        <table:table-row>
          <table:table-cell table:style-name="Table4.A2" office:value-type="string">
            <text:p text:style-name="Standard">AuxG</text:p>
          </table:table-cell>
          <table:table-cell table:style-name="Table4.A2" office:value-type="string">
            <text:p text:style-name="P12">1113 </text:p>
          </table:table-cell>
          <table:table-cell table:style-name="Table4.C2" office:value-type="string">
            <text:p text:style-name="P6">AuxG</text:p>
          </table:table-cell>
        </table:table-row>
        <table:table-row>
          <table:table-cell table:style-name="Table4.A2" office:value-type="string">
            <text:p text:style-name="Standard">Pnom</text:p>
          </table:table-cell>
          <table:table-cell table:style-name="Table4.A2" office:value-type="string">
            <text:p text:style-name="P12">851 </text:p>
          </table:table-cell>
          <table:table-cell table:style-name="Table4.C2" office:value-type="string">
            <text:p text:style-name="P6">Pnom</text:p>
          </table:table-cell>
        </table:table-row>
        <table:table-row>
          <table:table-cell table:style-name="Table4.A2" office:value-type="string">
            <text:p text:style-name="Standard">AuxY</text:p>
          </table:table-cell>
          <table:table-cell table:style-name="Table4.A2" office:value-type="string">
            <text:p text:style-name="P12">715 </text:p>
          </table:table-cell>
          <table:table-cell table:style-name="Table4.C2" office:value-type="string">
            <text:p text:style-name="P6">AuxY</text:p>
          </table:table-cell>
        </table:table-row>
        <table:table-row>
          <table:table-cell table:style-name="Table4.A2" office:value-type="string">
            <text:p text:style-name="Standard">AuxZ</text:p>
          </table:table-cell>
          <table:table-cell table:style-name="Table4.A2" office:value-type="string">
            <text:p text:style-name="P12">571 </text:p>
          </table:table-cell>
          <table:table-cell table:style-name="Table4.C2" office:value-type="string">
            <text:p text:style-name="P6">AuxZ</text:p>
          </table:table-cell>
        </table:table-row>
        <table:table-row>
          <table:table-cell table:style-name="Table4.A2" office:value-type="string">
            <text:p text:style-name="Standard">Atv</text:p>
          </table:table-cell>
          <table:table-cell table:style-name="Table4.A2" office:value-type="string">
            <text:p text:style-name="P12">363 </text:p>
          </table:table-cell>
          <table:table-cell table:style-name="Table4.C2" office:value-type="string">
            <text:p text:style-name="P6">Atv</text:p>
          </table:table-cell>
        </table:table-row>
        <table:table-row>
          <table:table-cell table:style-name="Table4.A2" office:value-type="string">
            <text:p text:style-name="Standard">AuxT</text:p>
          </table:table-cell>
          <table:table-cell table:style-name="Table4.A2" office:value-type="string">
            <text:p text:style-name="P12">312 </text:p>
          </table:table-cell>
          <table:table-cell table:style-name="Table4.C2" office:value-type="string">
            <text:p text:style-name="P6">AuxT</text:p>
          </table:table-cell>
        </table:table-row>
        <table:table-row>
          <table:table-cell table:style-name="Table4.A2" office:value-type="string">
            <text:p text:style-name="Standard">Apos</text:p>
          </table:table-cell>
          <table:table-cell table:style-name="Table4.A2" office:value-type="string">
            <text:p text:style-name="P12">86 </text:p>
          </table:table-cell>
          <table:table-cell table:style-name="Table4.C2" office:value-type="string">
            <text:p text:style-name="P6">Apos</text:p>
          </table:table-cell>
        </table:table-row>
        <table:table-row>
          <table:table-cell table:style-name="Table4.A2" office:value-type="string">
            <text:p text:style-name="Standard">AtvV</text:p>
          </table:table-cell>
          <table:table-cell table:style-name="Table4.A2" office:value-type="string">
            <text:p text:style-name="P12">76 </text:p>
          </table:table-cell>
          <table:table-cell table:style-name="Table4.C2" office:value-type="string">
            <text:p text:style-name="P6">AtvV</text:p>
          </table:table-cell>
        </table:table-row>
        <text:soft-page-break/>
        <table:table-row>
          <table:table-cell table:style-name="Table4.A2" office:value-type="string">
            <text:p text:style-name="Standard">AtrAdv</text:p>
          </table:table-cell>
          <table:table-cell table:style-name="Table4.A2" office:value-type="string">
            <text:p text:style-name="P12">69 </text:p>
          </table:table-cell>
          <table:table-cell table:style-name="Table4.C2" office:value-type="string">
            <text:p text:style-name="P6">Atr</text:p>
          </table:table-cell>
        </table:table-row>
        <table:table-row>
          <table:table-cell table:style-name="Table4.A2" office:value-type="string">
            <text:p text:style-name="Standard">AdvAtr</text:p>
          </table:table-cell>
          <table:table-cell table:style-name="Table4.B23" office:value-type="float" office:value="51">
            <text:p text:style-name="P12">51</text:p>
          </table:table-cell>
          <table:table-cell table:style-name="Table4.C2" office:value-type="string">
            <text:p text:style-name="P6">Adv</text:p>
          </table:table-cell>
        </table:table-row>
        <table:table-row>
          <table:table-cell table:style-name="Table4.A2" office:value-type="string">
            <text:p text:style-name="Standard">ObjAtr</text:p>
          </table:table-cell>
          <table:table-cell table:style-name="Table4.B23" office:value-type="float" office:value="29">
            <text:p text:style-name="P12">29</text:p>
          </table:table-cell>
          <table:table-cell table:style-name="Table4.C2" office:value-type="string">
            <text:p text:style-name="P6">Obj</text:p>
          </table:table-cell>
        </table:table-row>
        <table:table-row>
          <table:table-cell table:style-name="Table4.A2" office:value-type="string">
            <text:p text:style-name="Standard">AuxR</text:p>
          </table:table-cell>
          <table:table-cell table:style-name="Table4.B23" office:value-type="float" office:value="23">
            <text:p text:style-name="P12">23</text:p>
          </table:table-cell>
          <table:table-cell table:style-name="Table4.C2" office:value-type="string">
            <text:p text:style-name="P6">AuxR</text:p>
          </table:table-cell>
        </table:table-row>
        <table:table-row>
          <table:table-cell table:style-name="Table4.A2" office:value-type="string">
            <text:p text:style-name="Standard">AtrAtr</text:p>
          </table:table-cell>
          <table:table-cell table:style-name="Table4.B23" office:value-type="float" office:value="10">
            <text:p text:style-name="P12">10</text:p>
          </table:table-cell>
          <table:table-cell table:style-name="Table4.C2" office:value-type="string">
            <text:p text:style-name="P6">Atr</text:p>
          </table:table-cell>
        </table:table-row>
        <table:table-row>
          <table:table-cell table:style-name="Table4.A2" office:value-type="string">
            <text:p text:style-name="Standard">AtrObj</text:p>
          </table:table-cell>
          <table:table-cell table:style-name="Table4.B23" office:value-type="float" office:value="9">
            <text:p text:style-name="P12">9</text:p>
          </table:table-cell>
          <table:table-cell table:style-name="Table4.C2" office:value-type="string">
            <text:p text:style-name="P6">Atr</text:p>
          </table:table-cell>
        </table:table-row>
      </table:table>
      <text:h text:style-name="P23"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8">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2">Input tag</text:p>
            </table:table-cell>
            <table:table-cell table:style-name="Table5.A1" office:value-type="string">
              <text:p text:style-name="P3">Frequency</text:p>
            </table:table-cell>
            <table:table-cell table:style-name="Table5.C1" office:value-type="string">
              <text:p text:style-name="P4">Output tag</text:p>
            </table:table-cell>
          </table:table-row>
        </table:table-header-rows>
        <table:table-row>
          <table:table-cell table:style-name="Table5.A2" office:value-type="string">
            <text:p text:style-name="P15">Atr</text:p>
          </table:table-cell>
          <table:table-cell table:style-name="Table5.A2" office:value-type="string">
            <text:p text:style-name="P17">26363 </text:p>
          </table:table-cell>
          <table:table-cell table:style-name="Table5.C2" office:value-type="string">
            <text:p text:style-name="P6">Atr</text:p>
          </table:table-cell>
        </table:table-row>
        <table:table-row>
          <table:table-cell table:style-name="Table5.A2" office:value-type="string">
            <text:p text:style-name="P15">Adv</text:p>
          </table:table-cell>
          <table:table-cell table:style-name="Table5.A2" office:value-type="string">
            <text:p text:style-name="P17">6208 </text:p>
          </table:table-cell>
          <table:table-cell table:style-name="Table5.C2" office:value-type="string">
            <text:p text:style-name="P6">Adv</text:p>
          </table:table-cell>
        </table:table-row>
        <table:table-row>
          <table:table-cell table:style-name="Table5.A2" office:value-type="string">
            <text:p text:style-name="P15">AuxP</text:p>
          </table:table-cell>
          <table:table-cell table:style-name="Table5.A2" office:value-type="string">
            <text:p text:style-name="P17">5849 </text:p>
          </table:table-cell>
          <table:table-cell table:style-name="Table5.C2" office:value-type="string">
            <text:p text:style-name="P6">AuxP</text:p>
          </table:table-cell>
        </table:table-row>
        <table:table-row>
          <table:table-cell table:style-name="Table5.A2" office:value-type="string">
            <text:p text:style-name="P15">Sb</text:p>
          </table:table-cell>
          <table:table-cell table:style-name="Table5.A2" office:value-type="string">
            <text:p text:style-name="P17">4252 </text:p>
          </table:table-cell>
          <table:table-cell table:style-name="Table5.C2" office:value-type="string">
            <text:p text:style-name="P6">Sb</text:p>
          </table:table-cell>
        </table:table-row>
        <table:table-row>
          <table:table-cell table:style-name="Table5.A2" office:value-type="string">
            <text:p text:style-name="P15">Obj</text:p>
          </table:table-cell>
          <table:table-cell table:style-name="Table5.A2" office:value-type="string">
            <text:p text:style-name="P17">3820 </text:p>
          </table:table-cell>
          <table:table-cell table:style-name="Table5.C2" office:value-type="string">
            <text:p text:style-name="P6">Obj</text:p>
          </table:table-cell>
        </table:table-row>
        <table:table-row>
          <table:table-cell table:style-name="Table5.A2" office:value-type="string">
            <text:p text:style-name="P15">AuxX</text:p>
          </table:table-cell>
          <table:table-cell table:style-name="Table5.A2" office:value-type="string">
            <text:p text:style-name="P17">3114 </text:p>
          </table:table-cell>
          <table:table-cell table:style-name="Table5.C2" office:value-type="string">
            <text:p text:style-name="P6">AuxX</text:p>
          </table:table-cell>
        </table:table-row>
        <table:table-row>
          <table:table-cell table:style-name="Table5.A2" office:value-type="string">
            <text:p text:style-name="P15">AuxV</text:p>
          </table:table-cell>
          <table:table-cell table:style-name="Table5.A2" office:value-type="string">
            <text:p text:style-name="P17">2802 </text:p>
          </table:table-cell>
          <table:table-cell table:style-name="Table5.C2" office:value-type="string">
            <text:p text:style-name="P6">AuxV</text:p>
          </table:table-cell>
        </table:table-row>
        <table:table-row>
          <table:table-cell table:style-name="Table5.A2" office:value-type="string">
            <text:p text:style-name="P15">AuxK</text:p>
          </table:table-cell>
          <table:table-cell table:style-name="Table5.A2" office:value-type="string">
            <text:p text:style-name="P17">2588 </text:p>
          </table:table-cell>
          <table:table-cell table:style-name="Table5.C2" office:value-type="string">
            <text:p text:style-name="P6">AuxK</text:p>
          </table:table-cell>
        </table:table-row>
        <table:table-row>
          <table:table-cell table:style-name="Table5.A2" office:value-type="string">
            <text:p text:style-name="P15">Pred</text:p>
          </table:table-cell>
          <table:table-cell table:style-name="Table5.A2" office:value-type="string">
            <text:p text:style-name="P17">2117 </text:p>
          </table:table-cell>
          <table:table-cell table:style-name="Table5.C2" office:value-type="string">
            <text:p text:style-name="P6">Pred</text:p>
          </table:table-cell>
        </table:table-row>
        <table:table-row>
          <table:table-cell table:style-name="Table5.A2" office:value-type="string">
            <text:p text:style-name="P15">Coord</text:p>
          </table:table-cell>
          <table:table-cell table:style-name="Table5.A2" office:value-type="string">
            <text:p text:style-name="P17">2110 </text:p>
          </table:table-cell>
          <table:table-cell table:style-name="Table5.C2" office:value-type="string">
            <text:p text:style-name="P6">Coord</text:p>
          </table:table-cell>
        </table:table-row>
        <table:table-row>
          <table:table-cell table:style-name="Table5.A2" office:value-type="string">
            <text:p text:style-name="P15">Atr_Co</text:p>
          </table:table-cell>
          <table:table-cell table:style-name="Table5.A2" office:value-type="string">
            <text:p text:style-name="P17">1459 </text:p>
          </table:table-cell>
          <table:table-cell table:style-name="Table5.C2" office:value-type="string">
            <text:p text:style-name="P6">Atr</text:p>
          </table:table-cell>
        </table:table-row>
        <table:table-row>
          <table:table-cell table:style-name="Table5.A2" office:value-type="string">
            <text:p text:style-name="P15">AuxC</text:p>
          </table:table-cell>
          <table:table-cell table:style-name="Table5.A2" office:value-type="string">
            <text:p text:style-name="P17">1134 </text:p>
          </table:table-cell>
          <table:table-cell table:style-name="Table5.C2" office:value-type="string">
            <text:p text:style-name="P6">AuxC</text:p>
          </table:table-cell>
        </table:table-row>
        <table:table-row>
          <table:table-cell table:style-name="Table5.A2" office:value-type="string">
            <text:p text:style-name="P15">Pred_Co</text:p>
          </table:table-cell>
          <table:table-cell table:style-name="Table5.A2" office:value-type="string">
            <text:p text:style-name="P17">1003 </text:p>
          </table:table-cell>
          <table:table-cell table:style-name="Table5.C2" office:value-type="string">
            <text:p text:style-name="P6">Pred</text:p>
          </table:table-cell>
        </table:table-row>
        <text:soft-page-break/>
        <table:table-row>
          <table:table-cell table:style-name="Table5.A2" office:value-type="string">
            <text:p text:style-name="P15">Pnom</text:p>
          </table:table-cell>
          <table:table-cell table:style-name="Table5.A2" office:value-type="string">
            <text:p text:style-name="P17">994 </text:p>
          </table:table-cell>
          <table:table-cell table:style-name="Table5.C2" office:value-type="string">
            <text:p text:style-name="P6">Pnom</text:p>
          </table:table-cell>
        </table:table-row>
        <table:table-row>
          <table:table-cell table:style-name="Table5.A2" office:value-type="string">
            <text:p text:style-name="P15">AuxG</text:p>
          </table:table-cell>
          <table:table-cell table:style-name="Table5.A2" office:value-type="string">
            <text:p text:style-name="P17">916 </text:p>
          </table:table-cell>
          <table:table-cell table:style-name="Table5.C2" office:value-type="string">
            <text:p text:style-name="P6">AuxG</text:p>
          </table:table-cell>
        </table:table-row>
        <table:table-row>
          <table:table-cell table:style-name="Table5.A2" office:value-type="string">
            <text:p text:style-name="P15">ExD</text:p>
          </table:table-cell>
          <table:table-cell table:style-name="Table5.A2" office:value-type="string">
            <text:p text:style-name="P17">766 </text:p>
          </table:table-cell>
          <table:table-cell table:style-name="Table5.C2" office:value-type="string">
            <text:p text:style-name="P6">ExD</text:p>
          </table:table-cell>
        </table:table-row>
        <table:table-row>
          <table:table-cell table:style-name="Table5.A2" office:value-type="string">
            <text:p text:style-name="P15">Obj_Co</text:p>
          </table:table-cell>
          <table:table-cell table:style-name="Table5.A2" office:value-type="string">
            <text:p text:style-name="P17">644 </text:p>
          </table:table-cell>
          <table:table-cell table:style-name="Table5.C2" office:value-type="string">
            <text:p text:style-name="P6">Obj</text:p>
          </table:table-cell>
        </table:table-row>
        <table:table-row>
          <table:table-cell table:style-name="Table5.A2" office:value-type="string">
            <text:p text:style-name="P15">AuxY</text:p>
          </table:table-cell>
          <table:table-cell table:style-name="Table5.A2" office:value-type="string">
            <text:p text:style-name="P17">636 </text:p>
          </table:table-cell>
          <table:table-cell table:style-name="Table5.C2" office:value-type="string">
            <text:p text:style-name="P6">AuxY</text:p>
          </table:table-cell>
        </table:table-row>
        <table:table-row>
          <table:table-cell table:style-name="Table5.A2" office:value-type="string">
            <text:p text:style-name="P15">Adv_Co</text:p>
          </table:table-cell>
          <table:table-cell table:style-name="Table5.A2" office:value-type="string">
            <text:p text:style-name="P17">598 </text:p>
          </table:table-cell>
          <table:table-cell table:style-name="Table5.C2" office:value-type="string">
            <text:p text:style-name="P6">Adv</text:p>
          </table:table-cell>
        </table:table-row>
        <table:table-row>
          <table:table-cell table:style-name="Table5.A2" office:value-type="string">
            <text:p text:style-name="P15">Sb_Co</text:p>
          </table:table-cell>
          <table:table-cell table:style-name="Table5.A2" office:value-type="string">
            <text:p text:style-name="P17">568 </text:p>
          </table:table-cell>
          <table:table-cell table:style-name="Table5.C2" office:value-type="string">
            <text:p text:style-name="P6">Sb</text:p>
          </table:table-cell>
        </table:table-row>
        <table:table-row>
          <table:table-cell table:style-name="Table5.A2" office:value-type="string">
            <text:p text:style-name="P18">IObj</text:p>
          </table:table-cell>
          <table:table-cell table:style-name="Table5.A2" office:value-type="string">
            <text:p text:style-name="P17">556 </text:p>
          </table:table-cell>
          <table:table-cell table:style-name="Table5.C2" office:value-type="string">
            <text:p text:style-name="P6">Obj</text:p>
          </table:table-cell>
        </table:table-row>
        <table:table-row>
          <table:table-cell table:style-name="Table5.A2" office:value-type="string">
            <text:p text:style-name="P15">ExD_Co</text:p>
          </table:table-cell>
          <table:table-cell table:style-name="Table5.A2" office:value-type="string">
            <text:p text:style-name="P17">318 </text:p>
          </table:table-cell>
          <table:table-cell table:style-name="Table5.C2" office:value-type="string">
            <text:p text:style-name="P6">ExD</text:p>
          </table:table-cell>
        </table:table-row>
        <table:table-row>
          <table:table-cell table:style-name="Table5.A2" office:value-type="string">
            <text:p text:style-name="P15">Apos</text:p>
          </table:table-cell>
          <table:table-cell table:style-name="Table5.A2" office:value-type="string">
            <text:p text:style-name="P17">272 </text:p>
          </table:table-cell>
          <table:table-cell table:style-name="Table5.C2" office:value-type="string">
            <text:p text:style-name="P6">Apos</text:p>
          </table:table-cell>
        </table:table-row>
        <table:table-row>
          <table:table-cell table:style-name="Table5.A2" office:value-type="string">
            <text:p text:style-name="P15">Sb_Ap</text:p>
          </table:table-cell>
          <table:table-cell table:style-name="Table5.A2" office:value-type="string">
            <text:p text:style-name="P17">168 </text:p>
          </table:table-cell>
          <table:table-cell table:style-name="Table5.C2" office:value-type="string">
            <text:p text:style-name="P6">Sb</text:p>
          </table:table-cell>
        </table:table-row>
        <table:table-row>
          <table:table-cell table:style-name="Table5.A2" office:value-type="string">
            <text:p text:style-name="P15">Pnom_Co</text:p>
          </table:table-cell>
          <table:table-cell table:style-name="Table5.A2" office:value-type="string">
            <text:p text:style-name="P17">139 </text:p>
          </table:table-cell>
          <table:table-cell table:style-name="Table5.C2" office:value-type="string">
            <text:p text:style-name="P6">Pnom</text:p>
          </table:table-cell>
        </table:table-row>
        <table:table-row>
          <table:table-cell table:style-name="Table5.A2" office:value-type="string">
            <text:p text:style-name="P15">Obj_Ap</text:p>
          </table:table-cell>
          <table:table-cell table:style-name="Table5.A2" office:value-type="string">
            <text:p text:style-name="P17">106 </text:p>
          </table:table-cell>
          <table:table-cell table:style-name="Table5.C2" office:value-type="string">
            <text:p text:style-name="P6">Obj</text:p>
          </table:table-cell>
        </table:table-row>
        <table:table-row>
          <table:table-cell table:style-name="Table5.A2" office:value-type="string">
            <text:p text:style-name="P15">Atr_Ap</text:p>
          </table:table-cell>
          <table:table-cell table:style-name="Table5.A2" office:value-type="string">
            <text:p text:style-name="P17">100 </text:p>
          </table:table-cell>
          <table:table-cell table:style-name="Table5.C2" office:value-type="string">
            <text:p text:style-name="P6">Atr</text:p>
          </table:table-cell>
        </table:table-row>
        <table:table-row>
          <table:table-cell table:style-name="Table5.A2" office:value-type="string">
            <text:p text:style-name="P18">IObj_Co</text:p>
          </table:table-cell>
          <table:table-cell table:style-name="Table5.A2" office:value-type="string">
            <text:p text:style-name="P17">98 </text:p>
          </table:table-cell>
          <table:table-cell table:style-name="Table5.C2" office:value-type="string">
            <text:p text:style-name="P6">Obj</text:p>
          </table:table-cell>
        </table:table-row>
        <table:table-row>
          <table:table-cell table:style-name="Table5.A2" office:value-type="string">
            <text:p text:style-name="P15">Coord_Co</text:p>
          </table:table-cell>
          <table:table-cell table:style-name="Table5.A2" office:value-type="string">
            <text:p text:style-name="P17">86 </text:p>
          </table:table-cell>
          <table:table-cell table:style-name="Table5.C2" office:value-type="string">
            <text:p text:style-name="P6">Coord</text:p>
          </table:table-cell>
        </table:table-row>
        <table:table-row>
          <table:table-cell table:style-name="Table5.A2" office:value-type="string">
            <text:p text:style-name="P15">Coord_Ap</text:p>
          </table:table-cell>
          <table:table-cell table:style-name="Table5.A2" office:value-type="string">
            <text:p text:style-name="P17">73 </text:p>
          </table:table-cell>
          <table:table-cell table:style-name="Table5.C2" office:value-type="string">
            <text:p text:style-name="P6">Coord</text:p>
          </table:table-cell>
        </table:table-row>
        <table:table-row>
          <table:table-cell table:style-name="Table5.A2" office:value-type="string">
            <text:p text:style-name="P15">Adv_Ap</text:p>
          </table:table-cell>
          <table:table-cell table:style-name="Table5.A2" office:value-type="string">
            <text:p text:style-name="P17">68 </text:p>
          </table:table-cell>
          <table:table-cell table:style-name="Table5.C2" office:value-type="string">
            <text:p text:style-name="P6">Adv</text:p>
          </table:table-cell>
        </table:table-row>
        <table:table-row>
          <table:table-cell table:style-name="Table5.A2" office:value-type="string">
            <text:p text:style-name="P15">Adv_Pa</text:p>
          </table:table-cell>
          <table:table-cell table:style-name="Table5.A2" office:value-type="string">
            <text:p text:style-name="P17">59 </text:p>
          </table:table-cell>
          <table:table-cell table:style-name="Table5.C2" office:value-type="string">
            <text:p text:style-name="P6">Adv</text:p>
          </table:table-cell>
        </table:table-row>
        <table:table-row>
          <table:table-cell table:style-name="Table5.A2" office:value-type="string">
            <text:p text:style-name="P15">Atr_Pa</text:p>
          </table:table-cell>
          <table:table-cell table:style-name="Table5.A2" office:value-type="string">
            <text:p text:style-name="P17">45 </text:p>
          </table:table-cell>
          <table:table-cell table:style-name="Table5.C2" office:value-type="string">
            <text:p text:style-name="P6">Atr</text:p>
          </table:table-cell>
        </table:table-row>
        <table:table-row>
          <table:table-cell table:style-name="Table5.A2" office:value-type="string">
            <text:p text:style-name="P15">ExD_Ap</text:p>
          </table:table-cell>
          <table:table-cell table:style-name="Table5.A2" office:value-type="string">
            <text:p text:style-name="P17">35 </text:p>
          </table:table-cell>
          <table:table-cell table:style-name="Table5.C2" office:value-type="string">
            <text:p text:style-name="P6">ExD</text:p>
          </table:table-cell>
        </table:table-row>
        <table:table-row>
          <table:table-cell table:style-name="Table5.A2" office:value-type="string">
            <text:p text:style-name="P15">Pred_Pa</text:p>
          </table:table-cell>
          <table:table-cell table:style-name="Table5.A2" office:value-type="string">
            <text:p text:style-name="P17">30 </text:p>
          </table:table-cell>
          <table:table-cell table:style-name="Table5.C2" office:value-type="string">
            <text:p text:style-name="P6">Pred</text:p>
          </table:table-cell>
        </table:table-row>
        <table:table-row>
          <table:table-cell table:style-name="Table5.A2" office:value-type="string">
            <text:p text:style-name="P15">Apos_Co</text:p>
          </table:table-cell>
          <table:table-cell table:style-name="Table5.A2" office:value-type="string">
            <text:p text:style-name="P17">25 </text:p>
          </table:table-cell>
          <table:table-cell table:style-name="Table5.C2" office:value-type="string">
            <text:p text:style-name="P6">Apos</text:p>
          </table:table-cell>
        </table:table-row>
        <table:table-row>
          <table:table-cell table:style-name="Table5.A2" office:value-type="string">
            <text:p text:style-name="P18">IObj_Ap</text:p>
          </table:table-cell>
          <table:table-cell table:style-name="Table5.A2" office:value-type="string">
            <text:p text:style-name="P17">23 </text:p>
          </table:table-cell>
          <table:table-cell table:style-name="Table5.C2" office:value-type="string">
            <text:p text:style-name="P6">Obj</text:p>
          </table:table-cell>
        </table:table-row>
        <table:table-row>
          <table:table-cell table:style-name="Table5.A2" office:value-type="string">
            <text:p text:style-name="P15">Atv</text:p>
          </table:table-cell>
          <table:table-cell table:style-name="Table5.A2" office:value-type="string">
            <text:p text:style-name="P17">20 </text:p>
          </table:table-cell>
          <table:table-cell table:style-name="Table5.C2" office:value-type="string">
            <text:p text:style-name="P6">Atv</text:p>
          </table:table-cell>
        </table:table-row>
        <table:table-row>
          <table:table-cell table:style-name="Table5.A2" office:value-type="string">
            <text:p text:style-name="P15">Pred_Ap</text:p>
          </table:table-cell>
          <table:table-cell table:style-name="Table5.A2" office:value-type="string">
            <text:p text:style-name="P17">16 </text:p>
          </table:table-cell>
          <table:table-cell table:style-name="Table5.C2" office:value-type="string">
            <text:p text:style-name="P6">Pred</text:p>
          </table:table-cell>
        </table:table-row>
        <table:table-row>
          <table:table-cell table:style-name="Table5.A2" office:value-type="string">
            <text:p text:style-name="P15">Coord_Pa</text:p>
          </table:table-cell>
          <table:table-cell table:style-name="Table5.A2" office:value-type="string">
            <text:p text:style-name="P17">15 </text:p>
          </table:table-cell>
          <table:table-cell table:style-name="Table5.C2" office:value-type="string">
            <text:p text:style-name="P6">Coord</text:p>
          </table:table-cell>
        </table:table-row>
        <text:soft-page-break/>
        <table:table-row>
          <table:table-cell table:style-name="Table5.A2" office:value-type="string">
            <text:p text:style-name="P15">ExD_Pa</text:p>
          </table:table-cell>
          <table:table-cell table:style-name="Table5.A2" office:value-type="string">
            <text:p text:style-name="P17">13 </text:p>
          </table:table-cell>
          <table:table-cell table:style-name="Table5.C2" office:value-type="string">
            <text:p text:style-name="P6">ExD</text:p>
          </table:table-cell>
        </table:table-row>
        <table:table-row>
          <table:table-cell table:style-name="Table5.A2" office:value-type="string">
            <text:p text:style-name="P15">Pnom_Ap</text:p>
          </table:table-cell>
          <table:table-cell table:style-name="Table5.A2" office:value-type="string">
            <text:p text:style-name="P17">9 </text:p>
          </table:table-cell>
          <table:table-cell table:style-name="Table5.C2" office:value-type="string">
            <text:p text:style-name="P6">Pnom</text:p>
          </table:table-cell>
        </table:table-row>
        <table:table-row>
          <table:table-cell table:style-name="Table5.A2" office:value-type="string">
            <text:p text:style-name="P15">---</text:p>
          </table:table-cell>
          <table:table-cell table:style-name="Table5.A2" office:value-type="string">
            <text:p text:style-name="P17">3 </text:p>
          </table:table-cell>
          <table:table-cell table:style-name="Table5.C2" office:value-type="string">
            <text:p text:style-name="P6">ExD</text:p>
          </table:table-cell>
        </table:table-row>
        <table:table-row>
          <table:table-cell table:style-name="Table5.A2" office:value-type="string">
            <text:p text:style-name="P15">Apos_Ap</text:p>
          </table:table-cell>
          <table:table-cell table:style-name="Table5.A2" office:value-type="string">
            <text:p text:style-name="P17">2 </text:p>
          </table:table-cell>
          <table:table-cell table:style-name="Table5.C2" office:value-type="string">
            <text:p text:style-name="P6">Apos</text:p>
          </table:table-cell>
        </table:table-row>
        <table:table-row>
          <table:table-cell table:style-name="Table5.A2" office:value-type="string">
            <text:p text:style-name="P15">Obj_Pa</text:p>
          </table:table-cell>
          <table:table-cell table:style-name="Table5.A2" office:value-type="string">
            <text:p text:style-name="P17">2 </text:p>
          </table:table-cell>
          <table:table-cell table:style-name="Table5.C2" office:value-type="string">
            <text:p text:style-name="P6">Obj</text:p>
          </table:table-cell>
        </table:table-row>
        <table:table-row>
          <table:table-cell table:style-name="Table5.A2" office:value-type="string">
            <text:p text:style-name="P15">Apos_Pa</text:p>
          </table:table-cell>
          <table:table-cell table:style-name="Table5.A2" office:value-type="string">
            <text:p text:style-name="P17">1 </text:p>
          </table:table-cell>
          <table:table-cell table:style-name="Table5.C2" office:value-type="string">
            <text:p text:style-name="P6">Apos</text:p>
          </table:table-cell>
        </table:table-row>
      </table:table>
      <text:h text:style-name="P23" text:outline-level="1">Ancient Greek</text:h>
      <text:p text:style-name="P1">The data come from the Ancient Greek Dependency Treebank. (See <text:a xlink:type="simple" xlink:href="https://wiki.ufal.ms.mff.cuni.cz/user:zeman:treebanks:grc">https://wiki.ufal.ms.mff.cuni.cz/user:zeman:treebanks:grc</text:a>.) In general, the set of afuns is based on that of PDT (see above). However, there are a few unique labels and combined values are abundant. As a result, 967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35"/>
      <table:table table:name="Table6" table:style-name="Table6">
        <table:table-column table:style-name="Table6.A" table:number-columns-repeated="3"/>
        <table:table-header-rows>
          <table:table-row>
            <table:table-cell table:style-name="Table6.A1" office:value-type="string">
              <text:p text:style-name="P2">Input tag</text:p>
            </table:table-cell>
            <table:table-cell table:style-name="Table6.A1" office:value-type="string">
              <text:p text:style-name="P3">Frequency</text:p>
            </table:table-cell>
            <table:table-cell table:style-name="Table6.C1" office:value-type="string">
              <text:p text:style-name="P4">Output tag</text:p>
            </table:table-cell>
          </table:table-row>
        </table:table-header-rows>
        <table:table-row>
          <table:table-cell table:style-name="Table6.A2" office:value-type="string">
            <text:p text:style-name="P15">ATR</text:p>
          </table:table-cell>
          <table:table-cell table:style-name="Table6.A2" office:value-type="string">
            <text:p text:style-name="P17">43435 </text:p>
          </table:table-cell>
          <table:table-cell table:style-name="Table6.C2" office:value-type="string">
            <text:p text:style-name="P6">Atr</text:p>
          </table:table-cell>
        </table:table-row>
        <table:table-row>
          <table:table-cell table:style-name="Table6.A2" office:value-type="string">
            <text:p text:style-name="P15">OBJ</text:p>
          </table:table-cell>
          <table:table-cell table:style-name="Table6.A2" office:value-type="string">
            <text:p text:style-name="P17">36100 </text:p>
          </table:table-cell>
          <table:table-cell table:style-name="Table6.C2" office:value-type="string">
            <text:p text:style-name="P6">Obj</text:p>
          </table:table-cell>
        </table:table-row>
        <table:table-row>
          <table:table-cell table:style-name="Table6.A2" office:value-type="string">
            <text:p text:style-name="P15">ADV</text:p>
          </table:table-cell>
          <table:table-cell table:style-name="Table6.A2" office:value-type="string">
            <text:p text:style-name="P17">34741 </text:p>
          </table:table-cell>
          <table:table-cell table:style-name="Table6.C2" office:value-type="string">
            <text:p text:style-name="P6">Adv</text:p>
          </table:table-cell>
        </table:table-row>
        <table:table-row>
          <table:table-cell table:style-name="Table6.A2" office:value-type="string">
            <text:p text:style-name="P15">AuxY</text:p>
          </table:table-cell>
          <table:table-cell table:style-name="Table6.A2" office:value-type="string">
            <text:p text:style-name="P17">21644 </text:p>
          </table:table-cell>
          <table:table-cell table:style-name="Table6.C2" office:value-type="string">
            <text:p text:style-name="P6">AuxY</text:p>
          </table:table-cell>
        </table:table-row>
        <table:table-row>
          <table:table-cell table:style-name="Table6.A2" office:value-type="string">
            <text:p text:style-name="P15">AuxK</text:p>
          </table:table-cell>
          <table:table-cell table:style-name="Table6.A2" office:value-type="string">
            <text:p text:style-name="P17">21127 </text:p>
          </table:table-cell>
          <table:table-cell table:style-name="Table6.C2" office:value-type="string">
            <text:p text:style-name="P6">AuxK</text:p>
          </table:table-cell>
        </table:table-row>
        <table:table-row>
          <table:table-cell table:style-name="Table6.A2" office:value-type="string">
            <text:p text:style-name="P15">COORD</text:p>
          </table:table-cell>
          <table:table-cell table:style-name="Table6.A2" office:value-type="string">
            <text:p text:style-name="P17">19533 </text:p>
          </table:table-cell>
          <table:table-cell table:style-name="Table6.C2" office:value-type="string">
            <text:p text:style-name="P6">Coord</text:p>
          </table:table-cell>
        </table:table-row>
        <table:table-row>
          <table:table-cell table:style-name="Table6.A2" office:value-type="string">
            <text:p text:style-name="P15">AuxX</text:p>
          </table:table-cell>
          <table:table-cell table:style-name="Table6.A2" office:value-type="string">
            <text:p text:style-name="P17">18551 </text:p>
          </table:table-cell>
          <table:table-cell table:style-name="Table6.C2" office:value-type="string">
            <text:p text:style-name="P6">AuxX</text:p>
          </table:table-cell>
        </table:table-row>
        <table:table-row>
          <table:table-cell table:style-name="Table6.A2" office:value-type="string">
            <text:p text:style-name="P18">SBJ</text:p>
          </table:table-cell>
          <table:table-cell table:style-name="Table6.A2" office:value-type="string">
            <text:p text:style-name="P17">18092 </text:p>
          </table:table-cell>
          <table:table-cell table:style-name="Table6.C2" office:value-type="string">
            <text:p text:style-name="P6">Sb</text:p>
          </table:table-cell>
        </table:table-row>
        <table:table-row>
          <table:table-cell table:style-name="Table6.A2" office:value-type="string">
            <text:p text:style-name="P15">AuxZ</text:p>
          </table:table-cell>
          <table:table-cell table:style-name="Table6.A2" office:value-type="string">
            <text:p text:style-name="P17">12298 </text:p>
          </table:table-cell>
          <table:table-cell table:style-name="Table6.C2" office:value-type="string">
            <text:p text:style-name="P6">AuxZ</text:p>
          </table:table-cell>
        </table:table-row>
        <table:table-row>
          <table:table-cell table:style-name="Table6.A2" office:value-type="string">
            <text:p text:style-name="P15">AuxP</text:p>
          </table:table-cell>
          <table:table-cell table:style-name="Table6.A2" office:value-type="string">
            <text:p text:style-name="P17">11639 </text:p>
          </table:table-cell>
          <table:table-cell table:style-name="Table6.C2" office:value-type="string">
            <text:p text:style-name="P6">AuxP</text:p>
          </table:table-cell>
        </table:table-row>
        <table:table-row>
          <table:table-cell table:style-name="Table6.A2" office:value-type="string">
            <text:p text:style-name="P15">PRED</text:p>
          </table:table-cell>
          <table:table-cell table:style-name="Table6.A2" office:value-type="string">
            <text:p text:style-name="P17">8104 </text:p>
          </table:table-cell>
          <table:table-cell table:style-name="Table6.C2" office:value-type="string">
            <text:p text:style-name="P6">Pred</text:p>
          </table:table-cell>
        </table:table-row>
        <table:table-row>
          <table:table-cell table:style-name="Table6.A2" office:value-type="string">
            <text:p text:style-name="P15">AuxC</text:p>
          </table:table-cell>
          <table:table-cell table:style-name="Table6.A2" office:value-type="string">
            <text:p text:style-name="P17">4138 </text:p>
          </table:table-cell>
          <table:table-cell table:style-name="Table6.C2" office:value-type="string">
            <text:p text:style-name="P6">AuxC</text:p>
          </table:table-cell>
        </table:table-row>
        <table:table-row>
          <table:table-cell table:style-name="Table6.A2" office:value-type="string">
            <text:p text:style-name="P15">ATV</text:p>
          </table:table-cell>
          <table:table-cell table:style-name="Table6.A2" office:value-type="string">
            <text:p text:style-name="P17">2673 </text:p>
          </table:table-cell>
          <table:table-cell table:style-name="Table6.C2" office:value-type="string">
            <text:p text:style-name="P6">Atv</text:p>
          </table:table-cell>
        </table:table-row>
        <text:soft-page-break/>
        <table:table-row>
          <table:table-cell table:style-name="Table6.A2" office:value-type="string">
            <text:p text:style-name="P15">PNOM</text:p>
          </table:table-cell>
          <table:table-cell table:style-name="Table6.A2" office:value-type="string">
            <text:p text:style-name="P17">2203 </text:p>
          </table:table-cell>
          <table:table-cell table:style-name="Table6.C2" office:value-type="string">
            <text:p text:style-name="P6">Pnom</text:p>
          </table:table-cell>
        </table:table-row>
        <table:table-row>
          <table:table-cell table:style-name="Table6.A2" office:value-type="string">
            <text:p text:style-name="P15">ExD</text:p>
          </table:table-cell>
          <table:table-cell table:style-name="Table6.A2" office:value-type="string">
            <text:p text:style-name="P17">1725 </text:p>
          </table:table-cell>
          <table:table-cell table:style-name="Table6.C2" office:value-type="string">
            <text:p text:style-name="P6">ExD</text:p>
          </table:table-cell>
        </table:table-row>
        <table:table-row>
          <table:table-cell table:style-name="Table6.A2" office:value-type="string">
            <text:p text:style-name="P15">AuxG</text:p>
          </table:table-cell>
          <table:table-cell table:style-name="Table6.A2" office:value-type="string">
            <text:p text:style-name="P17">1619 </text:p>
          </table:table-cell>
          <table:table-cell table:style-name="Table6.C2" office:value-type="string">
            <text:p text:style-name="P6">AuxG</text:p>
          </table:table-cell>
        </table:table-row>
        <table:table-row>
          <table:table-cell table:style-name="Table6.A2" office:value-type="string">
            <text:p text:style-name="P15">APOS</text:p>
          </table:table-cell>
          <table:table-cell table:style-name="Table6.A2" office:value-type="string">
            <text:p text:style-name="P17">1247 </text:p>
          </table:table-cell>
          <table:table-cell table:style-name="Table6.C2" office:value-type="string">
            <text:p text:style-name="P6">Apos</text:p>
          </table:table-cell>
        </table:table-row>
        <table:table-row>
          <table:table-cell table:style-name="Table6.A2" office:value-type="string">
            <text:p text:style-name="P15">AtvV</text:p>
          </table:table-cell>
          <table:table-cell table:style-name="Table6.A2" office:value-type="string">
            <text:p text:style-name="P17">1186 </text:p>
          </table:table-cell>
          <table:table-cell table:style-name="Table6.C2" office:value-type="string">
            <text:p text:style-name="P6">AtvV</text:p>
          </table:table-cell>
        </table:table-row>
        <table:table-row>
          <table:table-cell table:style-name="Table6.A2" office:value-type="string">
            <text:p text:style-name="P18">XSEG</text:p>
          </table:table-cell>
          <table:table-cell table:style-name="Table6.A2" office:value-type="string">
            <text:p text:style-name="P17">366 </text:p>
          </table:table-cell>
          <table:table-cell table:style-name="Table6.C2" office:value-type="string">
            <text:p text:style-name="P6"/>
          </table:table-cell>
        </table:table-row>
        <table:table-row>
          <table:table-cell table:style-name="Table6.A2" office:value-type="string">
            <text:p text:style-name="P18">UNDEFINED</text:p>
          </table:table-cell>
          <table:table-cell table:style-name="Table6.A2" office:value-type="string">
            <text:p text:style-name="P17">272 </text:p>
          </table:table-cell>
          <table:table-cell table:style-name="Table6.C2" office:value-type="string">
            <text:p text:style-name="P6">ExD</text:p>
          </table:table-cell>
        </table:table-row>
        <table:table-row>
          <table:table-cell table:style-name="Table6.A2" office:value-type="string">
            <text:p text:style-name="P18">OCOMP</text:p>
          </table:table-cell>
          <table:table-cell table:style-name="Table6.A2" office:value-type="string">
            <text:p text:style-name="P17">224 </text:p>
          </table:table-cell>
          <table:table-cell table:style-name="Table6.C2" office:value-type="string">
            <text:p text:style-name="P6"/>
          </table:table-cell>
        </table:table-row>
        <table:table-row>
          <table:table-cell table:style-name="Table6.A2" office:value-type="string">
            <text:p text:style-name="P15">AuxV</text:p>
          </table:table-cell>
          <table:table-cell table:style-name="Table6.A2" office:value-type="string">
            <text:p text:style-name="P17">21 </text:p>
          </table:table-cell>
          <table:table-cell table:style-name="Table6.C2" office:value-type="string">
            <text:p text:style-name="P6">AuxV</text:p>
          </table:table-cell>
        </table:table-row>
      </table:table>
      <text:h text:style-name="P23" text:outline-level="1">Latin</text:h>
      <text:p text:style-name="P1">The data come from the Latin Dependency Treebank. (See <text:a xlink:type="simple" xlink:href="https://wiki.ufal.ms.mff.cuni.cz/user:zeman:treebanks:la">https://wiki.ufal.ms.mff.cuni.cz/user:zeman:treebanks:la</text:a>.) In general, the set of afuns is based on that of PDT (see above). However, there are a few unique labels and combined values are abundant. As a result, 353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35"/>
      <table:table table:name="Table7" table:style-name="Table7">
        <table:table-column table:style-name="Table7.A" table:number-columns-repeated="3"/>
        <table:table-header-rows>
          <table:table-row>
            <table:table-cell table:style-name="Table7.A1" office:value-type="string">
              <text:p text:style-name="P2">Input tag</text:p>
            </table:table-cell>
            <table:table-cell table:style-name="Table7.A1" office:value-type="string">
              <text:p text:style-name="P3">Frequency</text:p>
            </table:table-cell>
            <table:table-cell table:style-name="Table7.C1" office:value-type="string">
              <text:p text:style-name="P4">Output tag</text:p>
            </table:table-cell>
          </table:table-row>
        </table:table-header-rows>
        <table:table-row>
          <table:table-cell table:style-name="Table7.A2" office:value-type="string">
            <text:p text:style-name="P15">ATR</text:p>
          </table:table-cell>
          <table:table-cell table:style-name="Table7.A2" office:value-type="string">
            <text:p text:style-name="P17">8637 </text:p>
          </table:table-cell>
          <table:table-cell table:style-name="Table7.C2" office:value-type="string">
            <text:p text:style-name="P6">Atr</text:p>
          </table:table-cell>
        </table:table-row>
        <table:table-row>
          <table:table-cell table:style-name="Table7.A2" office:value-type="string">
            <text:p text:style-name="P15">OBJ</text:p>
          </table:table-cell>
          <table:table-cell table:style-name="Table7.A2" office:value-type="string">
            <text:p text:style-name="P17">6312 </text:p>
          </table:table-cell>
          <table:table-cell table:style-name="Table7.C2" office:value-type="string">
            <text:p text:style-name="P6">Obj</text:p>
          </table:table-cell>
        </table:table-row>
        <table:table-row>
          <table:table-cell table:style-name="Table7.A2" office:value-type="string">
            <text:p text:style-name="P15">ADV</text:p>
          </table:table-cell>
          <table:table-cell table:style-name="Table7.A2" office:value-type="string">
            <text:p text:style-name="P17">6250 </text:p>
          </table:table-cell>
          <table:table-cell table:style-name="Table7.C2" office:value-type="string">
            <text:p text:style-name="P6">Adv</text:p>
          </table:table-cell>
        </table:table-row>
        <table:table-row>
          <table:table-cell table:style-name="Table7.A2" office:value-type="string">
            <text:p text:style-name="P18">SBJ</text:p>
          </table:table-cell>
          <table:table-cell table:style-name="Table7.A2" office:value-type="string">
            <text:p text:style-name="P17">4374 </text:p>
          </table:table-cell>
          <table:table-cell table:style-name="Table7.C2" office:value-type="string">
            <text:p text:style-name="P6">Sb</text:p>
          </table:table-cell>
        </table:table-row>
        <table:table-row>
          <table:table-cell table:style-name="Table7.A2" office:value-type="string">
            <text:p text:style-name="P15">AuxX</text:p>
          </table:table-cell>
          <table:table-cell table:style-name="Table7.A2" office:value-type="string">
            <text:p text:style-name="P17">3460 </text:p>
          </table:table-cell>
          <table:table-cell table:style-name="Table7.C2" office:value-type="string">
            <text:p text:style-name="P6">AuxX</text:p>
          </table:table-cell>
        </table:table-row>
        <table:table-row>
          <table:table-cell table:style-name="Table7.A2" office:value-type="string">
            <text:p text:style-name="P15">COORD</text:p>
          </table:table-cell>
          <table:table-cell table:style-name="Table7.A2" office:value-type="string">
            <text:p text:style-name="P17">3442 </text:p>
          </table:table-cell>
          <table:table-cell table:style-name="Table7.C2" office:value-type="string">
            <text:p text:style-name="P6">Coord</text:p>
          </table:table-cell>
        </table:table-row>
        <table:table-row>
          <table:table-cell table:style-name="Table7.A2" office:value-type="string">
            <text:p text:style-name="P15">AuxP</text:p>
          </table:table-cell>
          <table:table-cell table:style-name="Table7.A2" office:value-type="string">
            <text:p text:style-name="P17">2729 </text:p>
          </table:table-cell>
          <table:table-cell table:style-name="Table7.C2" office:value-type="string">
            <text:p text:style-name="P6">AuxP</text:p>
          </table:table-cell>
        </table:table-row>
        <table:table-row>
          <table:table-cell table:style-name="Table7.A2" office:value-type="string">
            <text:p text:style-name="P15">AuxY</text:p>
          </table:table-cell>
          <table:table-cell table:style-name="Table7.A2" office:value-type="string">
            <text:p text:style-name="P17">1828 </text:p>
          </table:table-cell>
          <table:table-cell table:style-name="Table7.C2" office:value-type="string">
            <text:p text:style-name="P6">AuxY</text:p>
          </table:table-cell>
        </table:table-row>
        <table:table-row>
          <table:table-cell table:style-name="Table7.A2" office:value-type="string">
            <text:p text:style-name="P15">PRED</text:p>
          </table:table-cell>
          <table:table-cell table:style-name="Table7.A2" office:value-type="string">
            <text:p text:style-name="P17">1715 </text:p>
          </table:table-cell>
          <table:table-cell table:style-name="Table7.C2" office:value-type="string">
            <text:p text:style-name="P6">Pred</text:p>
          </table:table-cell>
        </table:table-row>
        <table:table-row>
          <table:table-cell table:style-name="Table7.A2" office:value-type="string">
            <text:p text:style-name="P15">AuxC</text:p>
          </table:table-cell>
          <table:table-cell table:style-name="Table7.A2" office:value-type="string">
            <text:p text:style-name="P17">1587 </text:p>
          </table:table-cell>
          <table:table-cell table:style-name="Table7.C2" office:value-type="string">
            <text:p text:style-name="P6">AuxC</text:p>
          </table:table-cell>
        </table:table-row>
        <text:soft-page-break/>
        <table:table-row>
          <table:table-cell table:style-name="Table7.A2" office:value-type="string">
            <text:p text:style-name="P15">AuxZ</text:p>
          </table:table-cell>
          <table:table-cell table:style-name="Table7.A2" office:value-type="string">
            <text:p text:style-name="P17">1421 </text:p>
          </table:table-cell>
          <table:table-cell table:style-name="Table7.C2" office:value-type="string">
            <text:p text:style-name="P6">AuxZ</text:p>
          </table:table-cell>
        </table:table-row>
        <table:table-row>
          <table:table-cell table:style-name="Table7.A2" office:value-type="string">
            <text:p text:style-name="P15">PNOM</text:p>
          </table:table-cell>
          <table:table-cell table:style-name="Table7.A2" office:value-type="string">
            <text:p text:style-name="P17">675 </text:p>
          </table:table-cell>
          <table:table-cell table:style-name="Table7.C2" office:value-type="string">
            <text:p text:style-name="P6">Pnom</text:p>
          </table:table-cell>
        </table:table-row>
        <table:table-row>
          <table:table-cell table:style-name="Table7.A2" office:value-type="string">
            <text:p text:style-name="P15">AuxV</text:p>
          </table:table-cell>
          <table:table-cell table:style-name="Table7.A2" office:value-type="string">
            <text:p text:style-name="P17">570 </text:p>
          </table:table-cell>
          <table:table-cell table:style-name="Table7.C2" office:value-type="string">
            <text:p text:style-name="P6">AuxV</text:p>
          </table:table-cell>
        </table:table-row>
        <table:table-row>
          <table:table-cell table:style-name="Table7.A2" office:value-type="string">
            <text:p text:style-name="P15">AuxG</text:p>
          </table:table-cell>
          <table:table-cell table:style-name="Table7.A2" office:value-type="string">
            <text:p text:style-name="P17">348 </text:p>
          </table:table-cell>
          <table:table-cell table:style-name="Table7.C2" office:value-type="string">
            <text:p text:style-name="P6">AuxG</text:p>
          </table:table-cell>
        </table:table-row>
        <table:table-row>
          <table:table-cell table:style-name="Table7.A2" office:value-type="string">
            <text:p text:style-name="P15">ExD</text:p>
          </table:table-cell>
          <table:table-cell table:style-name="Table7.A2" office:value-type="string">
            <text:p text:style-name="P17">258 </text:p>
          </table:table-cell>
          <table:table-cell table:style-name="Table7.C2" office:value-type="string">
            <text:p text:style-name="P6">ExD</text:p>
          </table:table-cell>
        </table:table-row>
        <table:table-row>
          <table:table-cell table:style-name="Table7.A2" office:value-type="string">
            <text:p text:style-name="P15">ATV</text:p>
          </table:table-cell>
          <table:table-cell table:style-name="Table7.A2" office:value-type="string">
            <text:p text:style-name="P17">191 </text:p>
          </table:table-cell>
          <table:table-cell table:style-name="Table7.C2" office:value-type="string">
            <text:p text:style-name="P6">Atv</text:p>
          </table:table-cell>
        </table:table-row>
        <table:table-row>
          <table:table-cell table:style-name="Table7.A2" office:value-type="string">
            <text:p text:style-name="P15">APOS</text:p>
          </table:table-cell>
          <table:table-cell table:style-name="Table7.A2" office:value-type="string">
            <text:p text:style-name="P17">120 </text:p>
          </table:table-cell>
          <table:table-cell table:style-name="Table7.C2" office:value-type="string">
            <text:p text:style-name="P6">Apos</text:p>
          </table:table-cell>
        </table:table-row>
        <table:table-row>
          <table:table-cell table:style-name="Table7.A2" office:value-type="string">
            <text:p text:style-name="P18">XSEG</text:p>
          </table:table-cell>
          <table:table-cell table:style-name="Table7.A2" office:value-type="string">
            <text:p text:style-name="P17">69 </text:p>
          </table:table-cell>
          <table:table-cell table:style-name="Table7.C2" office:value-type="string">
            <text:p text:style-name="P6"/>
          </table:table-cell>
        </table:table-row>
        <table:table-row>
          <table:table-cell table:style-name="Table7.A2" office:value-type="string">
            <text:p text:style-name="P18">OCOMP</text:p>
          </table:table-cell>
          <table:table-cell table:style-name="Table7.A2" office:value-type="string">
            <text:p text:style-name="P17">62 </text:p>
          </table:table-cell>
          <table:table-cell table:style-name="Table7.C2" office:value-type="string">
            <text:p text:style-name="P6"/>
          </table:table-cell>
        </table:table-row>
        <table:table-row>
          <table:table-cell table:style-name="Table7.A2" office:value-type="string">
            <text:p text:style-name="P15">AtvV</text:p>
          </table:table-cell>
          <table:table-cell table:style-name="Table7.A2" office:value-type="string">
            <text:p text:style-name="P17">26 </text:p>
          </table:table-cell>
          <table:table-cell table:style-name="Table7.C2" office:value-type="string">
            <text:p text:style-name="P6">AtvV</text:p>
          </table:table-cell>
        </table:table-row>
        <table:table-row>
          <table:table-cell table:style-name="Table7.A2" office:value-type="string">
            <text:p text:style-name="P15">AuxK</text:p>
          </table:table-cell>
          <table:table-cell table:style-name="Table7.A2" office:value-type="string">
            <text:p text:style-name="P17">9 </text:p>
          </table:table-cell>
          <table:table-cell table:style-name="Table7.C2" office:value-type="string">
            <text:p text:style-name="P6">AuxK</text:p>
          </table:table-cell>
        </table:table-row>
        <table:table-row>
          <table:table-cell table:style-name="Table7.A2" office:value-type="string">
            <text:p text:style-name="P18">UNDEFINED</text:p>
          </table:table-cell>
          <table:table-cell table:style-name="Table7.A2" office:value-type="string">
            <text:p text:style-name="P17">4 </text:p>
          </table:table-cell>
          <table:table-cell table:style-name="Table7.C2" office:value-type="string">
            <text:p text:style-name="P6">ExD</text:p>
          </table:table-cell>
        </table:table-row>
      </table:table>
      <text:h text:style-name="P23" text:outline-level="1">Basque</text:h>
      <text:p text:style-name="P1">The data come from the Basque Dependency Treebank. (See <text:a xlink:type="simple" xlink:href="https://wiki.ufal.ms.mff.cuni.cz/user:zeman:treebanks:eu">https://wiki.ufal.ms.mff.cuni.cz/user:zeman:treebanks:eu</text:a>.) There are 31 distinct afun values in the data (plus ccomp_zobj, which is documented but does not occur in the data).</text:p>
      <text:p text:style-name="P35"/>
      <table:table table:name="Tabulka1" table:style-name="Tabulka1">
        <table:table-column table:style-name="Tabulka1.A" table:number-columns-repeated="3"/>
        <table:table-header-rows>
          <table:table-row>
            <table:table-cell table:style-name="Tabulka1.A1" office:value-type="string">
              <text:p text:style-name="P2">Input tag</text:p>
            </table:table-cell>
            <table:table-cell table:style-name="Tabulka1.A1" office:value-type="string">
              <text:p text:style-name="P3">Frequency</text:p>
            </table:table-cell>
            <table:table-cell table:style-name="Tabulka1.C1" office:value-type="string">
              <text:p text:style-name="P4">Output tag</text:p>
            </table:table-cell>
          </table:table-row>
        </table:table-header-rows>
        <table:table-row>
          <table:table-cell table:style-name="Tabulka1.A2" office:value-type="string">
            <text:p text:style-name="P15">apocmod</text:p>
          </table:table-cell>
          <table:table-cell table:style-name="Tabulka1.A2" office:value-type="string">
            <text:p text:style-name="P17">122</text:p>
          </table:table-cell>
          <table:table-cell table:style-name="Tabulka1.C2" office:value-type="string">
            <text:p text:style-name="P6">Apos</text:p>
          </table:table-cell>
        </table:table-row>
        <table:table-row>
          <table:table-cell table:style-name="Tabulka1.A2" office:value-type="string">
            <text:p text:style-name="P15">aponcmod</text:p>
          </table:table-cell>
          <table:table-cell table:style-name="Tabulka1.A2" office:value-type="string">
            <text:p text:style-name="P17">868</text:p>
          </table:table-cell>
          <table:table-cell table:style-name="Tabulka1.C2" office:value-type="string">
            <text:p text:style-name="P6">Apos</text:p>
          </table:table-cell>
        </table:table-row>
        <table:table-row>
          <table:table-cell table:style-name="Tabulka1.A2" office:value-type="string">
            <text:p text:style-name="P15">aponcpred</text:p>
          </table:table-cell>
          <table:table-cell table:style-name="Tabulka1.A2" office:value-type="string">
            <text:p text:style-name="P17">1</text:p>
          </table:table-cell>
          <table:table-cell table:style-name="Tabulka1.C2" office:value-type="string">
            <text:p text:style-name="P6">Apos</text:p>
          </table:table-cell>
        </table:table-row>
        <table:table-row>
          <table:table-cell table:style-name="Tabulka1.A2" office:value-type="string">
            <text:p text:style-name="P15">apoxmod</text:p>
          </table:table-cell>
          <table:table-cell table:style-name="Tabulka1.A2" office:value-type="string">
            <text:p text:style-name="P17">32</text:p>
          </table:table-cell>
          <table:table-cell table:style-name="Tabulka1.C2" office:value-type="string">
            <text:p text:style-name="P6">Apos</text:p>
          </table:table-cell>
        </table:table-row>
        <table:table-row>
          <table:table-cell table:style-name="Tabulka1.A2" office:value-type="string">
            <text:p text:style-name="P15">auxmod</text:p>
          </table:table-cell>
          <table:table-cell table:style-name="Tabulka1.A2" office:value-type="string">
            <text:p text:style-name="P17">12598</text:p>
          </table:table-cell>
          <table:table-cell table:style-name="Tabulka1.C2" office:value-type="string">
            <text:p text:style-name="P6">AuxV</text:p>
          </table:table-cell>
        </table:table-row>
        <table:table-row>
          <table:table-cell table:style-name="Tabulka1.A2" office:value-type="string">
            <text:p text:style-name="P15">ccomp_obj</text:p>
          </table:table-cell>
          <table:table-cell table:style-name="Tabulka1.A2" office:value-type="string">
            <text:p text:style-name="P17">1608</text:p>
          </table:table-cell>
          <table:table-cell table:style-name="Tabulka1.C2" office:value-type="string">
            <text:p text:style-name="P6">Obj</text:p>
          </table:table-cell>
        </table:table-row>
        <table:table-row>
          <table:table-cell table:style-name="Tabulka1.A2" office:value-type="string">
            <text:p text:style-name="P15">ccomp_subj</text:p>
          </table:table-cell>
          <table:table-cell table:style-name="Tabulka1.A2" office:value-type="string">
            <text:p text:style-name="P17">62</text:p>
          </table:table-cell>
          <table:table-cell table:style-name="Tabulka1.C2" office:value-type="string">
            <text:p text:style-name="P6">Sb</text:p>
          </table:table-cell>
        </table:table-row>
        <table:table-row>
          <table:table-cell table:style-name="Tabulka1.A2" office:value-type="string">
            <text:p text:style-name="P15">ccomp_zobj</text:p>
          </table:table-cell>
          <table:table-cell table:style-name="Tabulka1.A2" office:value-type="string">
            <text:p text:style-name="P17">0</text:p>
          </table:table-cell>
          <table:table-cell table:style-name="Tabulka1.C2" office:value-type="string">
            <text:p text:style-name="P6">Obj</text:p>
          </table:table-cell>
        </table:table-row>
        <table:table-row>
          <table:table-cell table:style-name="Tabulka1.A2" office:value-type="string">
            <text:p text:style-name="P15">cmod</text:p>
          </table:table-cell>
          <table:table-cell table:style-name="Tabulka1.A2" office:value-type="string">
            <text:p text:style-name="P17">3292</text:p>
          </table:table-cell>
          <table:table-cell table:style-name="Tabulka1.C2" office:value-type="string">
            <text:p text:style-name="P6">Adv</text:p>
          </table:table-cell>
        </table:table-row>
        <table:table-row>
          <table:table-cell table:style-name="Tabulka1.A2" office:value-type="string">
            <text:p text:style-name="P15">detmod</text:p>
          </table:table-cell>
          <table:table-cell table:style-name="Tabulka1.A2" office:value-type="string">
            <text:p text:style-name="P17">6514</text:p>
          </table:table-cell>
          <table:table-cell table:style-name="Tabulka1.C2" office:value-type="string">
            <text:p text:style-name="P36">AuxA</text:p>
          </table:table-cell>
        </table:table-row>
        <text:soft-page-break/>
        <table:table-row>
          <table:table-cell table:style-name="Tabulka1.A2" office:value-type="string">
            <text:p text:style-name="P15">entios</text:p>
          </table:table-cell>
          <table:table-cell table:style-name="Tabulka1.A2" office:value-type="string">
            <text:p text:style-name="P17">1638</text:p>
          </table:table-cell>
          <table:table-cell table:style-name="Tabulka1.C2" office:value-type="string">
            <text:p text:style-name="P6">Atr</text:p>
          </table:table-cell>
        </table:table-row>
        <table:table-row>
          <table:table-cell table:style-name="Tabulka1.A2" office:value-type="string">
            <text:p text:style-name="P15">galdemod</text:p>
          </table:table-cell>
          <table:table-cell table:style-name="Tabulka1.A2" office:value-type="string">
            <text:p text:style-name="P17">420</text:p>
          </table:table-cell>
          <table:table-cell table:style-name="Tabulka1.C2" office:value-type="string">
            <text:p text:style-name="P6">Adv</text:p>
          </table:table-cell>
        </table:table-row>
        <table:table-row>
          <table:table-cell table:style-name="Tabulka1.A2" office:value-type="string">
            <text:p text:style-name="P15">gradmod</text:p>
          </table:table-cell>
          <table:table-cell table:style-name="Tabulka1.A2" office:value-type="string">
            <text:p text:style-name="P17">508</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5">haos</text:p>
          </table:table-cell>
          <table:table-cell table:style-name="Tabulka1.A2" office:value-type="string">
            <text:p text:style-name="P17">530</text:p>
          </table:table-cell>
          <table:table-cell table:style-name="Tabulka1.C2" office:value-type="string">
            <text:p text:style-name="P6">Adv</text:p>
          </table:table-cell>
        </table:table-row>
        <table:table-row>
          <table:table-cell table:style-name="Tabulka1.A2" office:value-type="string">
            <text:p text:style-name="P15">itj_out</text:p>
          </table:table-cell>
          <table:table-cell table:style-name="Tabulka1.A2" office:value-type="string">
            <text:p text:style-name="P17">137</text:p>
          </table:table-cell>
          <table:table-cell table:style-name="Tabulka1.C2" office:value-type="string">
            <text:p text:style-name="P6">Atr</text:p>
          </table:table-cell>
        </table:table-row>
        <table:table-row>
          <table:table-cell table:style-name="Tabulka1.A2" office:value-type="string">
            <text:p text:style-name="P15">lot</text:p>
          </table:table-cell>
          <table:table-cell table:style-name="Tabulka1.A2" office:value-type="string">
            <text:p text:style-name="P17">15031</text:p>
          </table:table-cell>
          <table:table-cell table:style-name="Tabulka1.C2" office:value-type="string">
            <text:p text:style-name="P6">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15">lotat</text:p>
          </table:table-cell>
          <table:table-cell table:style-name="Tabulka1.A2" office:value-type="string">
            <text:p text:style-name="P17">1393</text:p>
          </table:table-cell>
          <table:table-cell table:style-name="Tabulka1.C2" office:value-type="string">
            <text:p text:style-name="P6">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15">menos</text:p>
          </table:table-cell>
          <table:table-cell table:style-name="Tabulka1.A2" office:value-type="string">
            <text:p text:style-name="P17">1050</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ext:soft-page-break/>
        <table:table-row>
          <table:table-cell table:style-name="Tabulka1.A2" office:value-type="string">
            <text:p text:style-name="P15">ncmod</text:p>
          </table:table-cell>
          <table:table-cell table:style-name="Tabulka1.A2" office:value-type="string">
            <text:p text:style-name="P17">37259</text:p>
          </table:table-cell>
          <table:table-cell table:style-name="Tabulka1.C2" office:value-type="string">
            <text:p text:style-name="P6">is noun ? Atr : Adv</text:p>
          </table:table-cell>
        </table:table-row>
        <table:table-row>
          <table:table-cell table:style-name="Tabulka1.A2" office:value-type="string">
            <text:p text:style-name="P15">ncobj</text:p>
          </table:table-cell>
          <table:table-cell table:style-name="Tabulka1.A2" office:value-type="string">
            <text:p text:style-name="P17">9493</text:p>
          </table:table-cell>
          <table:table-cell table:style-name="Tabulka1.C2" office:value-type="string">
            <text:p text:style-name="P6">Obj</text:p>
          </table:table-cell>
        </table:table-row>
        <table:table-row>
          <table:table-cell table:style-name="Tabulka1.A2" office:value-type="string">
            <text:p text:style-name="P15">ncpred</text:p>
          </table:table-cell>
          <table:table-cell table:style-name="Tabulka1.A2" office:value-type="string">
            <text:p text:style-name="P17">3160</text:p>
          </table:table-cell>
          <table:table-cell table:style-name="Tabulka1.C2" office:value-type="string">
            <text:p text:style-name="P6">Adv</text:p>
          </table:table-cell>
        </table:table-row>
        <table:table-row>
          <table:table-cell table:style-name="Tabulka1.A2" office:value-type="string">
            <text:p text:style-name="P15">ncsubj</text:p>
          </table:table-cell>
          <table:table-cell table:style-name="Tabulka1.A2" office:value-type="string">
            <text:p text:style-name="P17">11206</text:p>
          </table:table-cell>
          <table:table-cell table:style-name="Tabulka1.C2" office:value-type="string">
            <text:p text:style-name="P6">Sb</text:p>
          </table:table-cell>
        </table:table-row>
        <table:table-row>
          <table:table-cell table:style-name="Tabulka1.A2" office:value-type="string">
            <text:p text:style-name="P15">nczobj</text:p>
          </table:table-cell>
          <table:table-cell table:style-name="Tabulka1.A2" office:value-type="string">
            <text:p text:style-name="P17">1320</text:p>
          </table:table-cell>
          <table:table-cell table:style-name="Tabulka1.C2" office:value-type="string">
            <text:p text:style-name="P6">Obj</text:p>
          </table:table-cell>
        </table:table-row>
        <table:table-row>
          <table:table-cell table:style-name="Tabulka1.A2" office:value-type="string">
            <text:p text:style-name="P15">postos</text:p>
          </table:table-cell>
          <table:table-cell table:style-name="Tabulka1.A2" office:value-type="string">
            <text:p text:style-name="P17">377</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5">prtmod</text:p>
          </table:table-cell>
          <table:table-cell table:style-name="Tabulka1.A2" office:value-type="string">
            <text:p text:style-name="P17">206</text:p>
          </table:table-cell>
          <table:table-cell table:style-name="Tabulka1.C2" office:value-type="string">
            <text:p text:style-name="P6">Atr</text:p>
          </table:table-cell>
        </table:table-row>
        <table:table-row>
          <table:table-cell table:style-name="Tabulka1.A2" office:value-type="string">
            <text:p text:style-name="P15">PUNC</text:p>
          </table:table-cell>
          <table:table-cell table:style-name="Tabulka1.A2" office:value-type="string">
            <text:p text:style-name="P17">24531</text:p>
          </table:table-cell>
          <table:table-cell table:style-name="Tabulka1.C2" office:value-type="string">
            <text:p text:style-name="P6">AuxX | AuxG | <text:span text:style-name="T8">AuxK</text:span><text:span text:style-name="T8"><text:note text:id="ftn0" text:note-class="footnote"><text:note-citation>4</text:note-citation><text:note-body><text:p text:style-name="P19">Bug in current implementation: AuxK is based on token form but not on its position in the sentence.</text:p></text:note-body></text:note></text:span></text:p>
          </table:table-cell>
        </table:table-row>
        <table:table-row>
          <table:table-cell table:style-name="Tabulka1.A2" office:value-type="string">
            <text:p text:style-name="P15">ROOT</text:p>
          </table:table-cell>
          <table:table-cell table:style-name="Tabulka1.A2" office:value-type="string">
            <text:p text:style-name="P17">11226</text:p>
          </table:table-cell>
          <table:table-cell table:style-name="Tabulka1.C2" office:value-type="string">
            <text:p text:style-name="P6">Pred</text:p>
          </table:table-cell>
        </table:table-row>
        <table:table-row>
          <table:table-cell table:style-name="Tabulka1.A2" office:value-type="string">
            <text:p text:style-name="P15">xcomp_obj</text:p>
          </table:table-cell>
          <table:table-cell table:style-name="Tabulka1.A2" office:value-type="string">
            <text:p text:style-name="P17">1458</text:p>
          </table:table-cell>
          <table:table-cell table:style-name="Tabulka1.C2" office:value-type="string">
            <text:p text:style-name="P6">Obj</text:p>
          </table:table-cell>
        </table:table-row>
        <table:table-row>
          <table:table-cell table:style-name="Tabulka1.A2" office:value-type="string">
            <text:p text:style-name="P15">xcomp_subj</text:p>
          </table:table-cell>
          <table:table-cell table:style-name="Tabulka1.A2" office:value-type="string">
            <text:p text:style-name="P17">350</text:p>
          </table:table-cell>
          <table:table-cell table:style-name="Tabulka1.C2" office:value-type="string">
            <text:p text:style-name="P6">Sb</text:p>
          </table:table-cell>
        </table:table-row>
        <table:table-row>
          <table:table-cell table:style-name="Tabulka1.A2" office:value-type="string">
            <text:p text:style-name="P15">xcomp_zobj</text:p>
          </table:table-cell>
          <table:table-cell table:style-name="Tabulka1.A2" office:value-type="string">
            <text:p text:style-name="P17">33</text:p>
          </table:table-cell>
          <table:table-cell table:style-name="Tabulka1.C2" office:value-type="string">
            <text:p text:style-name="P6">Obj</text:p>
          </table:table-cell>
        </table:table-row>
        <table:table-row>
          <table:table-cell table:style-name="Tabulka1.A2" office:value-type="string">
            <text:p text:style-name="P15">xmod</text:p>
          </table:table-cell>
          <table:table-cell table:style-name="Tabulka1.A2" office:value-type="string">
            <text:p text:style-name="P17">4618</text:p>
          </table:table-cell>
          <table:table-cell table:style-name="Tabulka1.C2" office:value-type="string">
            <text:p text:style-name="P6">Adv</text:p>
          </table:table-cell>
        </table:table-row>
        <table:table-row>
          <table:table-cell table:style-name="Tabulka1.A2" office:value-type="string">
            <text:p text:style-name="P15">xpred</text:p>
          </table:table-cell>
          <table:table-cell table:style-name="Tabulka1.A2" office:value-type="string">
            <text:p text:style-name="P17">563</text:p>
          </table:table-cell>
          <table:table-cell table:style-name="Tabulka1.C2" office:value-type="string">
            <text:p text:style-name="P6">Adv</text:p>
          </table:table-cell>
        </table:table-row>
      </table:table>
      <text:h text:style-name="P23" text:outline-level="1">Hindi, Bengali and Telugu</text:h>
      <text:p text:style-name="P1">The data come from the Hyderabad Dependency Treebank. (See <text:a xlink:type="simple" xlink:href="https://wiki.ufal.ms.mff.cuni.cz/user:zeman:treebanks:bn">https://wiki.ufal.ms.mff.cuni.cz/user:zeman:treebanks:bn</text:a>, <text:a xlink:type="simple" xlink:href="https://wiki.ufal.ms.mff.cuni.cz/user:zeman:treebanks:hi">https://wiki.ufal.ms.mff.cuni.cz/user:zeman:treebanks:hi</text:a> and <text:a xlink:type="simple" xlink:href="https://wiki.ufal.ms.mff.cuni.cz/user:zeman:treebanks:te">https://wiki.ufal.ms.mff.cuni.cz/user:zeman:treebanks:te</text:a>.)</text:p>
      <text:p text:style-name="P1">There are 102 (hi), 42 (bn), resp. 41 (te) distinct afun values in the data. The occasional suffixes “CYCLE:number” have not been present in the original data. They indicate nodes we had to reattach in order to break cycles.</text:p>
      <text:p text:style-name="P35"/>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header-rows>
          <table:table-row>
            <table:table-cell table:style-name="Tabulka2.A1" office:value-type="string">
              <text:p text:style-name="P2">Input tag</text:p>
            </table:table-cell>
            <table:table-cell table:style-name="Tabulka2.A1" office:value-type="string">
              <text:p text:style-name="P2">Meaning</text:p>
            </table:table-cell>
            <table:table-cell table:style-name="Tabulka2.A1" office:value-type="string">
              <text:p text:style-name="P3">Freq hi</text:p>
            </table:table-cell>
            <table:table-cell table:style-name="Tabulka2.A1" office:value-type="string">
              <text:p text:style-name="P3">Freq bn</text:p>
            </table:table-cell>
            <table:table-cell table:style-name="Tabulka2.A1" office:value-type="string">
              <text:p text:style-name="P3">Freq te</text:p>
            </table:table-cell>
            <table:table-cell table:style-name="Tabulka2.F1" office:value-type="string">
              <text:p text:style-name="P4">Output tag</text:p>
            </table:table-cell>
          </table:table-row>
        </table:table-header-rows>
        <table:table-row>
          <table:table-cell table:style-name="Tabulka2.A2" office:value-type="string">
            <text:p text:style-name="P15">adv</text:p>
          </table:table-cell>
          <table:table-cell table:style-name="Tabulka2.A2" office:value-type="string">
            <text:p text:style-name="P15"/>
          </table:table-cell>
          <table:table-cell table:style-name="Tabulka2.A2" office:value-type="string">
            <text:p text:style-name="P17">541</text:p>
          </table:table-cell>
          <table:table-cell table:style-name="Tabulka2.A2" office:value-type="string">
            <text:p text:style-name="P17">85</text:p>
          </table:table-cell>
          <table:table-cell table:style-name="Tabulka2.A2" office:value-type="string">
            <text:p text:style-name="P17">277</text:p>
          </table:table-cell>
          <table:table-cell table:style-name="Tabulka2.F2" office:value-type="string">
            <text:p text:style-name="P6">Adv</text:p>
          </table:table-cell>
        </table:table-row>
        <text:soft-page-break/>
        <table:table-row>
          <table:table-cell table:style-name="Tabulka2.A2" office:value-type="string">
            <text:p text:style-name="P15">ccof</text:p>
          </table:table-cell>
          <table:table-cell table:style-name="Tabulka2.A2" office:value-type="string">
            <text:p text:style-name="P39">(Conjunct. The original treebank does not distinguish between subordinating conjunctions used as complementizers (such as “ki” = “that”) and coordinating conjunctions (such as “aur” = “and”). Ideally, we would identify all subordinating cases and handle them properly. Currently we only identify the most frequent case and get away with the adverbial meaning of the relative clause.)</text:p>
          </table:table-cell>
          <table:table-cell table:style-name="Tabulka2.A2" office:value-type="string">
            <text:p text:style-name="P17">5035</text:p>
          </table:table-cell>
          <table:table-cell table:style-name="Tabulka2.A2" office:value-type="string">
            <text:p text:style-name="P17">602</text:p>
          </table:table-cell>
          <table:table-cell table:style-name="Tabulka2.A2" office:value-type="string">
            <text:p text:style-name="P17">316</text:p>
          </table:table-cell>
          <table:table-cell table:style-name="Tabulka2.F2" office:value-type="string">
            <text:p text:style-name="P39"><text:span text:style-name="T17">parent is subord conj =&gt; parent AuxC, this node Adv<text:line-break/>otherwise =&gt; member = 1, afun will be taken from parent</text:span></text:p>
          </table:table-cell>
        </table:table-row>
        <table:table-row>
          <table:table-cell table:style-name="Tabulka2.A2" office:value-type="string">
            <text:p text:style-name="P15">enm</text:p>
          </table:table-cell>
          <table:table-cell table:style-name="Tabulka2.A2" office:value-type="string">
            <text:p text:style-name="P28">enumerator</text:p>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fragof</text:p>
          </table:table-cell>
          <table:table-cell table:style-name="Tabulka2.A2" office:value-type="string">
            <text:p text:style-name="P28">modifier of adjective</text:p>
          </table:table-cell>
          <table:table-cell table:style-name="Tabulka2.A2" office:value-type="string">
            <text:p text:style-name="P17">92</text:p>
          </table:table-cell>
          <table:table-cell table:style-name="Tabulka2.A2" office:value-type="string">
            <text:p text:style-name="P17">2</text:p>
          </table:table-cell>
          <table:table-cell table:style-name="Tabulka2.A2" office:value-type="string">
            <text:p text:style-name="P17"/>
          </table:table-cell>
          <table:table-cell table:style-name="Tabulka2.F2" office:value-type="string">
            <text:p text:style-name="P6"><text:span text:style-name="T8">Atr</text:span></text:p>
          </table:table-cell>
        </table:table-row>
        <table:table-row>
          <table:table-cell table:style-name="Tabulka2.A2" office:value-type="string">
            <text:p text:style-name="P15">interjective</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jjmod</text:p>
          </table:table-cell>
          <table:table-cell table:style-name="Tabulka2.A2" office:value-type="string">
            <text:p text:style-name="P28">modifier of adjective</text:p>
          </table:table-cell>
          <table:table-cell table:style-name="Tabulka2.A2" office:value-type="string">
            <text:p text:style-name="P17">160</text:p>
          </table:table-cell>
          <table:table-cell table:style-name="Tabulka2.A2" office:value-type="string">
            <text:p text:style-name="P17">5</text:p>
          </table:table-cell>
          <table:table-cell table:style-name="Tabulka2.A2" office:value-type="string">
            <text:p text:style-name="P17"/>
          </table:table-cell>
          <table:table-cell table:style-name="Tabulka2.F2" office:value-type="string">
            <text:p text:style-name="P6"><text:span text:style-name="T8">Atr</text:span></text:p>
          </table:table-cell>
        </table:table-row>
        <table:table-row>
          <table:table-cell table:style-name="Tabulka2.A2" office:value-type="string">
            <text:p text:style-name="P15">jjmod__intf</text:p>
          </table:table-cell>
          <table:table-cell table:style-name="Tabulka2.A2" office:value-type="string">
            <text:p text:style-name="P15"/>
          </table:table-cell>
          <table:table-cell table:style-name="Tabulka2.A2" office:value-type="string">
            <text:p text:style-name="P17">76</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jjmod__relc</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jk1</text:p>
          </table:table-cell>
          <table:table-cell table:style-name="Tabulka2.A2" office:value-type="string">
            <text:p text:style-name="P15"/>
          </table:table-cell>
          <table:table-cell table:style-name="Tabulka2.A2" office:value-type="string">
            <text:p text:style-name="P17">14</text:p>
          </table:table-cell>
          <table:table-cell table:style-name="Tabulka2.A2" office:value-type="string">
            <text:p text:style-name="P17">2</text:p>
          </table:table-cell>
          <table:table-cell table:style-name="Tabulka2.A2" office:value-type="string">
            <text:p text:style-name="P17">1</text:p>
          </table:table-cell>
          <table:table-cell table:style-name="Tabulka2.F2" office:value-type="string">
            <text:p text:style-name="P6">Obj</text:p>
          </table:table-cell>
        </table:table-row>
        <table:table-row>
          <table:table-cell table:style-name="Tabulka2.A2" office:value-type="string">
            <text:p text:style-name="P15">k1</text:p>
          </table:table-cell>
          <table:table-cell table:style-name="Tabulka2.A2" office:value-type="string">
            <text:p text:style-name="P15"/>
          </table:table-cell>
          <table:table-cell table:style-name="Tabulka2.A2" office:value-type="string">
            <text:p text:style-name="P17">4857</text:p>
          </table:table-cell>
          <table:table-cell table:style-name="Tabulka2.A2" office:value-type="string">
            <text:p text:style-name="P17">1168</text:p>
          </table:table-cell>
          <table:table-cell table:style-name="Tabulka2.A2" office:value-type="string">
            <text:p text:style-name="P17">1032</text:p>
          </table:table-cell>
          <table:table-cell table:style-name="Tabulka2.F2" office:value-type="string">
            <text:p text:style-name="P6">Sb</text:p>
          </table:table-cell>
        </table:table-row>
        <table:table-row>
          <table:table-cell table:style-name="Tabulka2.A2" office:value-type="string">
            <text:p text:style-name="P15">k1g</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1s</text:p>
          </table:table-cell>
          <table:table-cell table:style-name="Tabulka2.A2" office:value-type="string">
            <text:p text:style-name="P15"/>
          </table:table-cell>
          <table:table-cell table:style-name="Tabulka2.A2" office:value-type="string">
            <text:p text:style-name="P17">532</text:p>
          </table:table-cell>
          <table:table-cell table:style-name="Tabulka2.A2" office:value-type="string">
            <text:p text:style-name="P17">202</text:p>
          </table:table-cell>
          <table:table-cell table:style-name="Tabulka2.A2" office:value-type="string">
            <text:p text:style-name="P17">153</text:p>
          </table:table-cell>
          <table:table-cell table:style-name="Tabulka2.F2" office:value-type="string">
            <text:p text:style-name="P36">Sb, Atv (???)</text:p>
          </table:table-cell>
        </table:table-row>
        <table:table-row>
          <table:table-cell table:style-name="Tabulka2.A2" office:value-type="string">
            <text:p text:style-name="P15">k1s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1u</text:p>
          </table:table-cell>
          <table:table-cell table:style-name="Tabulka2.A2" office:value-type="string">
            <text:p text:style-name="P15"/>
          </table:table-cell>
          <table:table-cell table:style-name="Tabulka2.A2" office:value-type="string">
            <text:p text:style-name="P17">35</text:p>
          </table:table-cell>
          <table:table-cell table:style-name="Tabulka2.A2" office:value-type="string">
            <text:p text:style-name="P17">11</text:p>
          </table:table-cell>
          <table:table-cell table:style-name="Tabulka2.A2" office:value-type="string">
            <text:p text:style-name="P17">6</text:p>
          </table:table-cell>
          <table:table-cell table:style-name="Tabulka2.F2" office:value-type="string">
            <text:p text:style-name="P6">Sb</text:p>
          </table:table-cell>
        </table:table-row>
        <table:table-row>
          <table:table-cell table:style-name="Tabulka2.A2" office:value-type="string">
            <text:p text:style-name="P15">k2</text:p>
          </table:table-cell>
          <table:table-cell table:style-name="Tabulka2.A2" office:value-type="string">
            <text:p text:style-name="P15"/>
          </table:table-cell>
          <table:table-cell table:style-name="Tabulka2.A2" office:value-type="string">
            <text:p text:style-name="P17">3733</text:p>
          </table:table-cell>
          <table:table-cell table:style-name="Tabulka2.A2" office:value-type="string">
            <text:p text:style-name="P17">788</text:p>
          </table:table-cell>
          <table:table-cell table:style-name="Tabulka2.A2" office:value-type="string">
            <text:p text:style-name="P17">749</text:p>
          </table:table-cell>
          <table:table-cell table:style-name="Tabulka2.F2" office:value-type="string">
            <text:p text:style-name="P6">Obj</text:p>
          </table:table-cell>
        </table:table-row>
        <table:table-row>
          <table:table-cell table:style-name="Tabulka2.A2" office:value-type="string">
            <text:p text:style-name="P15">k2g</text:p>
          </table:table-cell>
          <table:table-cell table:style-name="Tabulka2.A2" office:value-type="string">
            <text:p text:style-name="P15"/>
          </table:table-cell>
          <table:table-cell table:style-name="Tabulka2.A2" office:value-type="string">
            <text:p text:style-name="P17">13</text:p>
          </table:table-cell>
          <table:table-cell table:style-name="Tabulka2.A2" office:value-type="string">
            <text:p text:style-name="P17">12</text:p>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k2p</text:p>
          </table:table-cell>
          <table:table-cell table:style-name="Tabulka2.A2" office:value-type="string">
            <text:p text:style-name="P15"/>
          </table:table-cell>
          <table:table-cell table:style-name="Tabulka2.A2" office:value-type="string">
            <text:p text:style-name="P17">135</text:p>
          </table:table-cell>
          <table:table-cell table:style-name="Tabulka2.A2" office:value-type="string">
            <text:p text:style-name="P17">6</text:p>
          </table:table-cell>
          <table:table-cell table:style-name="Tabulka2.A2" office:value-type="string">
            <text:p text:style-name="P17">23</text:p>
          </table:table-cell>
          <table:table-cell table:style-name="Tabulka2.F2" office:value-type="string">
            <text:p text:style-name="P6">Obj</text:p>
          </table:table-cell>
        </table:table-row>
        <table:table-row>
          <table:table-cell table:style-name="Tabulka2.A2" office:value-type="string">
            <text:p text:style-name="P15">k2s</text:p>
          </table:table-cell>
          <table:table-cell table:style-name="Tabulka2.A2" office:value-type="string">
            <text:p text:style-name="P15"/>
          </table:table-cell>
          <table:table-cell table:style-name="Tabulka2.A2" office:value-type="string">
            <text:p text:style-name="P17">116</text:p>
          </table:table-cell>
          <table:table-cell table:style-name="Tabulka2.A2" office:value-type="string">
            <text:p text:style-name="P17">8</text:p>
          </table:table-cell>
          <table:table-cell table:style-name="Tabulka2.A2" office:value-type="string">
            <text:p text:style-name="P17">16</text:p>
          </table:table-cell>
          <table:table-cell table:style-name="Tabulka2.F2" office:value-type="string">
            <text:p text:style-name="P6">Obj</text:p>
          </table:table-cell>
        </table:table-row>
        <table:table-row>
          <table:table-cell table:style-name="Tabulka2.A2" office:value-type="string">
            <text:p text:style-name="P15">k2u</text:p>
          </table:table-cell>
          <table:table-cell table:style-name="Tabulka2.A2" office:value-type="string">
            <text:p text:style-name="P15"/>
          </table:table-cell>
          <table:table-cell table:style-name="Tabulka2.A2" office:value-type="string">
            <text:p text:style-name="P17">21</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k3</text:p>
          </table:table-cell>
          <table:table-cell table:style-name="Tabulka2.A2" office:value-type="string">
            <text:p text:style-name="P28">instrumental</text:p>
          </table:table-cell>
          <table:table-cell table:style-name="Tabulka2.A2" office:value-type="string">
            <text:p text:style-name="P17">146</text:p>
          </table:table-cell>
          <table:table-cell table:style-name="Tabulka2.A2" office:value-type="string">
            <text:p text:style-name="P17">32</text:p>
          </table:table-cell>
          <table:table-cell table:style-name="Tabulka2.A2" office:value-type="string">
            <text:p text:style-name="P17">30</text:p>
          </table:table-cell>
          <table:table-cell table:style-name="Tabulka2.F2" office:value-type="string">
            <text:p text:style-name="P6">Adv</text:p>
          </table:table-cell>
        </table:table-row>
        <table:table-row>
          <table:table-cell table:style-name="Tabulka2.A2" office:value-type="string">
            <text:p text:style-name="P15">k3u</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4</text:p>
          </table:table-cell>
          <table:table-cell table:style-name="Tabulka2.A2" office:value-type="string">
            <text:p text:style-name="P15"/>
          </table:table-cell>
          <table:table-cell table:style-name="Tabulka2.A2" office:value-type="string">
            <text:p text:style-name="P17">420</text:p>
          </table:table-cell>
          <table:table-cell table:style-name="Tabulka2.A2" office:value-type="string">
            <text:p text:style-name="P17">20</text:p>
          </table:table-cell>
          <table:table-cell table:style-name="Tabulka2.A2" office:value-type="string">
            <text:p text:style-name="P17">164</text:p>
          </table:table-cell>
          <table:table-cell table:style-name="Tabulka2.F2" office:value-type="string">
            <text:p text:style-name="P6">Obj</text:p>
          </table:table-cell>
        </table:table-row>
        <text:soft-page-break/>
        <table:table-row>
          <table:table-cell table:style-name="Tabulka2.A2" office:value-type="string">
            <text:p text:style-name="P15">k4a</text:p>
          </table:table-cell>
          <table:table-cell table:style-name="Tabulka2.A2" office:value-type="string">
            <text:p text:style-name="P15"/>
          </table:table-cell>
          <table:table-cell table:style-name="Tabulka2.A2" office:value-type="string">
            <text:p text:style-name="P17">114</text:p>
          </table:table-cell>
          <table:table-cell table:style-name="Tabulka2.A2" office:value-type="string">
            <text:p text:style-name="P17">14</text:p>
          </table:table-cell>
          <table:table-cell table:style-name="Tabulka2.A2" office:value-type="string">
            <text:p text:style-name="P17">32</text:p>
          </table:table-cell>
          <table:table-cell table:style-name="Tabulka2.F2" office:value-type="string">
            <text:p text:style-name="P6">Sb</text:p>
          </table:table-cell>
        </table:table-row>
        <table:table-row>
          <table:table-cell table:style-name="Tabulka2.A2" office:value-type="string">
            <text:p text:style-name="P15">k4as</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k4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2</text:p>
          </table:table-cell>
          <table:table-cell table:style-name="Tabulka2.F2" office:value-type="string">
            <text:p text:style-name="P6">Obj</text:p>
          </table:table-cell>
        </table:table-row>
        <table:table-row>
          <table:table-cell table:style-name="Tabulka2.A2" office:value-type="string">
            <text:p text:style-name="P15">k4u</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5</text:p>
          </table:table-cell>
          <table:table-cell table:style-name="Tabulka2.A2" office:value-type="string">
            <text:p text:style-name="P28">source of activity</text:p>
          </table:table-cell>
          <table:table-cell table:style-name="Tabulka2.A2" office:value-type="string">
            <text:p text:style-name="P17">283</text:p>
          </table:table-cell>
          <table:table-cell table:style-name="Tabulka2.A2" office:value-type="string">
            <text:p text:style-name="P17">39</text:p>
          </table:table-cell>
          <table:table-cell table:style-name="Tabulka2.A2" office:value-type="string">
            <text:p text:style-name="P17">32</text:p>
          </table:table-cell>
          <table:table-cell table:style-name="Tabulka2.F2" office:value-type="string">
            <text:p text:style-name="P6">Adv</text:p>
          </table:table-cell>
        </table:table-row>
        <table:table-row>
          <table:table-cell table:style-name="Tabulka2.A2" office:value-type="string">
            <text:p text:style-name="P15">k5prk</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k7</text:p>
          </table:table-cell>
          <table:table-cell table:style-name="Tabulka2.A2" office:value-type="string">
            <text:p text:style-name="P15"/>
          </table:table-cell>
          <table:table-cell table:style-name="Tabulka2.A2" office:value-type="string">
            <text:p text:style-name="P17">2089</text:p>
          </table:table-cell>
          <table:table-cell table:style-name="Tabulka2.A2" office:value-type="string">
            <text:p text:style-name="P17">152</text:p>
          </table:table-cell>
          <table:table-cell table:style-name="Tabulka2.A2" office:value-type="string">
            <text:p text:style-name="P17">23</text:p>
          </table:table-cell>
          <table:table-cell table:style-name="Tabulka2.F2" office:value-type="string">
            <text:p text:style-name="P6">Adv</text:p>
          </table:table-cell>
        </table:table-row>
        <table:table-row>
          <table:table-cell table:style-name="Tabulka2.A2" office:value-type="string">
            <text:p text:style-name="P15">k7p</text:p>
          </table:table-cell>
          <table:table-cell table:style-name="Tabulka2.A2" office:value-type="string">
            <text:p text:style-name="P15"/>
          </table:table-cell>
          <table:table-cell table:style-name="Tabulka2.A2" office:value-type="string">
            <text:p text:style-name="P17">1247</text:p>
          </table:table-cell>
          <table:table-cell table:style-name="Tabulka2.A2" office:value-type="string">
            <text:p text:style-name="P17">325</text:p>
          </table:table-cell>
          <table:table-cell table:style-name="Tabulka2.A2" office:value-type="string">
            <text:p text:style-name="P17">207</text:p>
          </table:table-cell>
          <table:table-cell table:style-name="Tabulka2.F2" office:value-type="string">
            <text:p text:style-name="P6">Adv</text:p>
          </table:table-cell>
        </table:table-row>
        <table:table-row>
          <table:table-cell table:style-name="Tabulka2.A2" office:value-type="string">
            <text:p text:style-name="P15">k7pu</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7t</text:p>
          </table:table-cell>
          <table:table-cell table:style-name="Tabulka2.A2" office:value-type="string">
            <text:p text:style-name="P15"/>
          </table:table-cell>
          <table:table-cell table:style-name="Tabulka2.A2" office:value-type="string">
            <text:p text:style-name="P17">1658</text:p>
          </table:table-cell>
          <table:table-cell table:style-name="Tabulka2.A2" office:value-type="string">
            <text:p text:style-name="P17">303</text:p>
          </table:table-cell>
          <table:table-cell table:style-name="Tabulka2.A2" office:value-type="string">
            <text:p text:style-name="P17">188</text:p>
          </table:table-cell>
          <table:table-cell table:style-name="Tabulka2.F2" office:value-type="string">
            <text:p text:style-name="P6">Adv</text:p>
          </table:table-cell>
        </table:table-row>
        <table:table-row>
          <table:table-cell table:style-name="Tabulka2.A2" office:value-type="string">
            <text:p text:style-name="P15">k7t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7tu</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k7u</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jj</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neg</text:p>
          </table:table-cell>
          <table:table-cell table:style-name="Tabulka2.A2" office:value-type="string">
            <text:p text:style-name="P15"/>
          </table:table-cell>
          <table:table-cell table:style-name="Tabulka2.A2" office:value-type="string">
            <text:p text:style-name="P17">55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nn</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nst</text:p>
          </table:table-cell>
          <table:table-cell table:style-name="Tabulka2.A2" office:value-type="string">
            <text:p text:style-name="P15"/>
          </table:table-cell>
          <table:table-cell table:style-name="Tabulka2.A2" office:value-type="string">
            <text:p text:style-name="P17">9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psp</text:p>
          </table:table-cell>
          <table:table-cell table:style-name="Tabulka2.A2" office:value-type="string">
            <text:p text:style-name="P15"/>
          </table:table-cell>
          <table:table-cell table:style-name="Tabulka2.A2" office:value-type="string">
            <text:p text:style-name="P17">1555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psp-<text:span text:style-name="T8">CYCLE:2</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c</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f</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o</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b</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dp</text:p>
          </table:table-cell>
          <table:table-cell table:style-name="Tabulka2.A2" office:value-type="string">
            <text:p text:style-name="P15"/>
          </table:table-cell>
          <table:table-cell table:style-name="Tabulka2.A2" office:value-type="string">
            <text:p text:style-name="P17">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p</text:p>
          </table:table-cell>
          <table:table-cell table:style-name="Tabulka2.A2" office:value-type="string">
            <text:p text:style-name="P15"/>
          </table:table-cell>
          <table:table-cell table:style-name="Tabulka2.A2" office:value-type="string">
            <text:p text:style-name="P17">1280</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unk</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vaux</text:p>
          </table:table-cell>
          <table:table-cell table:style-name="Tabulka2.A2" office:value-type="string">
            <text:p text:style-name="P15"/>
          </table:table-cell>
          <table:table-cell table:style-name="Tabulka2.A2" office:value-type="string">
            <text:p text:style-name="P17">504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ext:soft-page-break/>
        <table:table-row>
          <table:table-cell table:style-name="Tabulka2.A2" office:value-type="string">
            <text:p text:style-name="P15">lwg__vm</text:p>
          </table:table-cell>
          <table:table-cell table:style-name="Tabulka2.A2" office:value-type="string">
            <text:p text:style-name="P15"/>
          </table:table-cell>
          <table:table-cell table:style-name="Tabulka2.A2" office:value-type="string">
            <text:p text:style-name="P17">4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vmc</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wq</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xc</text:p>
          </table:table-cell>
          <table:table-cell table:style-name="Tabulka2.A2" office:value-type="string">
            <text:p text:style-name="P15"/>
          </table:table-cell>
          <table:table-cell table:style-name="Tabulka2.A2" office:value-type="string">
            <text:p text:style-name="P17">1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ain</text:p>
          </table:table-cell>
          <table:table-cell table:style-name="Tabulka2.A2" office:value-type="string">
            <text:p text:style-name="P15"/>
          </table:table-cell>
          <table:table-cell table:style-name="Tabulka2.A2" office:value-type="string">
            <text:p text:style-name="P17">3517</text:p>
          </table:table-cell>
          <table:table-cell table:style-name="Tabulka2.A2" office:value-type="string">
            <text:p text:style-name="P17">1130</text:p>
          </table:table-cell>
          <table:table-cell table:style-name="Tabulka2.A2" office:value-type="string">
            <text:p text:style-name="P17">1453</text:p>
          </table:table-cell>
          <table:table-cell table:style-name="Tabulka2.F2" office:value-type="string">
            <text:p text:style-name="P36"/>
          </table:table-cell>
        </table:table-row>
        <table:table-row>
          <table:table-cell table:style-name="Tabulka2.A2" office:value-type="string">
            <text:p text:style-name="P15">mk1</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mod</text:p>
          </table:table-cell>
          <table:table-cell table:style-name="Tabulka2.A2" office:value-type="string">
            <text:p text:style-name="P15"/>
          </table:table-cell>
          <table:table-cell table:style-name="Tabulka2.A2" office:value-type="string">
            <text:p text:style-name="P17">476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__cc</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__wq</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text:span text:style-name="T8">CYCLE:8</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eg</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nmod</text:p>
          </table:table-cell>
          <table:table-cell table:style-name="Tabulka2.A2" office:value-type="string">
            <text:p text:style-name="P15"/>
          </table:table-cell>
          <table:table-cell table:style-name="Tabulka2.A2" office:value-type="string">
            <text:p text:style-name="P17">1327</text:p>
          </table:table-cell>
          <table:table-cell table:style-name="Tabulka2.A2" office:value-type="string">
            <text:p text:style-name="P17">233</text:p>
          </table:table-cell>
          <table:table-cell table:style-name="Tabulka2.A2" office:value-type="string">
            <text:p text:style-name="P17">204</text:p>
          </table:table-cell>
          <table:table-cell table:style-name="Tabulka2.F2" office:value-type="string">
            <text:p text:style-name="P6">Atr</text:p>
          </table:table-cell>
        </table:table-row>
        <table:table-row>
          <table:table-cell table:style-name="Tabulka2.A2" office:value-type="string">
            <text:p text:style-name="P15">nmod__adj</text:p>
          </table:table-cell>
          <table:table-cell table:style-name="Tabulka2.A2" office:value-type="string">
            <text:p text:style-name="P28">modifier of noun</text:p>
          </table:table-cell>
          <table:table-cell table:style-name="Tabulka2.A2" office:value-type="string">
            <text:p text:style-name="P17">562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nmod__k1inv</text:p>
          </table:table-cell>
          <table:table-cell table:style-name="Tabulka2.A2" office:value-type="string">
            <text:p text:style-name="P15"/>
          </table:table-cell>
          <table:table-cell table:style-name="Tabulka2.A2" office:value-type="string">
            <text:p text:style-name="P17">35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text:span text:style-name="T8"/></text:p>
          </table:table-cell>
        </table:table-row>
        <table:table-row>
          <table:table-cell table:style-name="Tabulka2.A2" office:value-type="string">
            <text:p text:style-name="P15">nmod__k2inv</text:p>
          </table:table-cell>
          <table:table-cell table:style-name="Tabulka2.A2" office:value-type="string">
            <text:p text:style-name="P15"/>
          </table:table-cell>
          <table:table-cell table:style-name="Tabulka2.A2" office:value-type="string">
            <text:p text:style-name="P17">98</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nmod__neg</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mod__pofinv</text:p>
          </table:table-cell>
          <table:table-cell table:style-name="Tabulka2.A2" office:value-type="string">
            <text:p text:style-name="P15"/>
          </table:table-cell>
          <table:table-cell table:style-name="Tabulka2.A2" office:value-type="string">
            <text:p text:style-name="P17">18</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mod__relc</text:p>
          </table:table-cell>
          <table:table-cell table:style-name="Tabulka2.A2" office:value-type="string">
            <text:p text:style-name="P28">relative clause modifying noun</text:p>
          </table:table-cell>
          <table:table-cell table:style-name="Tabulka2.A2" office:value-type="string">
            <text:p text:style-name="P17">248</text:p>
          </table:table-cell>
          <table:table-cell table:style-name="Tabulka2.A2" office:value-type="string">
            <text:p text:style-name="P17">44</text:p>
          </table:table-cell>
          <table:table-cell table:style-name="Tabulka2.A2" office:value-type="string">
            <text:p text:style-name="P17">37</text:p>
          </table:table-cell>
          <table:table-cell table:style-name="Tabulka2.F2" office:value-type="string">
            <text:p text:style-name="P6">Atr</text:p>
          </table:table-cell>
        </table:table-row>
        <table:table-row>
          <table:table-cell table:style-name="Tabulka2.A2" office:value-type="string">
            <text:p text:style-name="P15">nmod__relc-<text:span text:style-name="T8">CYCLE:51-CYCLE:53</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pk1</text:p>
          </table:table-cell>
          <table:table-cell table:style-name="Tabulka2.A2" office:value-type="string">
            <text:p text:style-name="P15"/>
          </table:table-cell>
          <table:table-cell table:style-name="Tabulka2.A2" office:value-type="string">
            <text:p text:style-name="P17">8</text:p>
          </table:table-cell>
          <table:table-cell table:style-name="Tabulka2.A2" office:value-type="string">
            <text:p text:style-name="P17">1</text:p>
          </table:table-cell>
          <table:table-cell table:style-name="Tabulka2.A2" office:value-type="string">
            <text:p text:style-name="P17">2</text:p>
          </table:table-cell>
          <table:table-cell table:style-name="Tabulka2.F2" office:value-type="string">
            <text:p text:style-name="P6">Sb</text:p>
          </table:table-cell>
        </table:table-row>
        <table:table-row>
          <table:table-cell table:style-name="Tabulka2.A2" office:value-type="string">
            <text:p text:style-name="P15">pof</text:p>
          </table:table-cell>
          <table:table-cell table:style-name="Tabulka2.A2" office:value-type="string">
            <text:p text:style-name="P28">modifier of adjective</text:p>
          </table:table-cell>
          <table:table-cell table:style-name="Tabulka2.A2" office:value-type="string">
            <text:p text:style-name="P17">3057</text:p>
          </table:table-cell>
          <table:table-cell table:style-name="Tabulka2.A2" office:value-type="string">
            <text:p text:style-name="P17">421</text:p>
          </table:table-cell>
          <table:table-cell table:style-name="Tabulka2.A2" office:value-type="string">
            <text:p text:style-name="P17">140</text:p>
          </table:table-cell>
          <table:table-cell table:style-name="Tabulka2.F2" office:value-type="string">
            <text:p text:style-name="P6"><text:span text:style-name="T8">Atr</text:span></text:p>
          </table:table-cell>
        </table:table-row>
        <table:table-row>
          <table:table-cell table:style-name="Tabulka2.A2" office:value-type="string">
            <text:p text:style-name="P15">pof__cn</text:p>
          </table:table-cell>
          <table:table-cell table:style-name="Tabulka2.A2" office:value-type="string">
            <text:p text:style-name="P15"/>
          </table:table-cell>
          <table:table-cell table:style-name="Tabulka2.A2" office:value-type="string">
            <text:p text:style-name="P17">120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pof__redup</text:p>
          </table:table-cell>
          <table:table-cell table:style-name="Tabulka2.A2" office:value-type="string">
            <text:p text:style-name="P15"/>
          </table:table-cell>
          <table:table-cell table:style-name="Tabulka2.A2" office:value-type="string">
            <text:p text:style-name="P17">3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pof-idiom</text:p>
          </table:table-cell>
          <table:table-cell table:style-name="Tabulka2.A2" office:value-type="string">
            <text:p text:style-name="P15"/>
          </table:table-cell>
          <table:table-cell table:style-name="Tabulka2.A2" office:value-type="string">
            <text:p text:style-name="P17">3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text:p>
          </table:table-cell>
          <table:table-cell table:style-name="Tabulka2.A2" office:value-type="string">
            <text:p text:style-name="P28">genitive</text:p>
          </table:table-cell>
          <table:table-cell table:style-name="Tabulka2.A2" office:value-type="string">
            <text:p text:style-name="P17">4003</text:p>
          </table:table-cell>
          <table:table-cell table:style-name="Tabulka2.A2" office:value-type="string">
            <text:p text:style-name="P17">790</text:p>
          </table:table-cell>
          <table:table-cell table:style-name="Tabulka2.A2" office:value-type="string">
            <text:p text:style-name="P17">140</text:p>
          </table:table-cell>
          <table:table-cell table:style-name="Tabulka2.F2" office:value-type="string">
            <text:p text:style-name="P6">Atr</text:p>
          </table:table-cell>
        </table:table-row>
        <table:table-row>
          <table:table-cell table:style-name="Tabulka2.A2" office:value-type="string">
            <text:p text:style-name="P15">r6-k1</text:p>
          </table:table-cell>
          <table:table-cell table:style-name="Tabulka2.A2" office:value-type="string">
            <text:p text:style-name="P15"/>
          </table:table-cell>
          <table:table-cell table:style-name="Tabulka2.A2" office:value-type="string">
            <text:p text:style-name="P17">216</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Sb</text:p>
          </table:table-cell>
        </table:table-row>
        <table:table-row>
          <table:table-cell table:style-name="Tabulka2.A2" office:value-type="string">
            <text:p text:style-name="P15">r6-k2</text:p>
          </table:table-cell>
          <table:table-cell table:style-name="Tabulka2.A2" office:value-type="string">
            <text:p text:style-name="P15"/>
          </table:table-cell>
          <table:table-cell table:style-name="Tabulka2.A2" office:value-type="string">
            <text:p text:style-name="P17">583</text:p>
          </table:table-cell>
          <table:table-cell table:style-name="Tabulka2.A2" office:value-type="string">
            <text:p text:style-name="P17">8</text:p>
          </table:table-cell>
          <table:table-cell table:style-name="Tabulka2.A2" office:value-type="string">
            <text:p text:style-name="P17"/>
          </table:table-cell>
          <table:table-cell table:style-name="Tabulka2.F2" office:value-type="string">
            <text:p text:style-name="P6">Obj<text:soft-page-break/></text:p>
          </table:table-cell>
        </table:table-row>
        <table:table-row>
          <table:table-cell table:style-name="Tabulka2.A2" office:value-type="string">
            <text:p text:style-name="P15">r6-k4</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k7</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v</text:p>
          </table:table-cell>
          <table:table-cell table:style-name="Tabulka2.A2" office:value-type="string">
            <text:p text:style-name="P28">genitive</text:p>
          </table:table-cell>
          <table:table-cell table:style-name="Tabulka2.A2" office:value-type="string">
            <text:p text:style-name="P17">35</text:p>
          </table:table-cell>
          <table:table-cell table:style-name="Tabulka2.A2" office:value-type="string">
            <text:p text:style-name="P17">22</text:p>
          </table:table-cell>
          <table:table-cell table:style-name="Tabulka2.A2" office:value-type="string">
            <text:p text:style-name="P17">7</text:p>
          </table:table-cell>
          <table:table-cell table:style-name="Tabulka2.F2" office:value-type="string">
            <text:p text:style-name="P6">Atr</text:p>
          </table:table-cell>
        </table:table-row>
        <table:table-row>
          <table:table-cell table:style-name="Tabulka2.A2" office:value-type="string">
            <text:p text:style-name="P15">rad</text:p>
          </table:table-cell>
          <table:table-cell table:style-name="Tabulka2.A2" office:value-type="string">
            <text:p text:style-name="P28">address</text:p>
          </table:table-cell>
          <table:table-cell table:style-name="Tabulka2.A2" office:value-type="string">
            <text:p text:style-name="P17">2</text:p>
          </table:table-cell>
          <table:table-cell table:style-name="Tabulka2.A2" office:value-type="string">
            <text:p text:style-name="P17">41</text:p>
          </table:table-cell>
          <table:table-cell table:style-name="Tabulka2.A2" office:value-type="string">
            <text:p text:style-name="P17">2</text:p>
          </table:table-cell>
          <table:table-cell table:style-name="Tabulka2.F2" office:value-type="string">
            <text:p text:style-name="P6">Atr <text:span text:style-name="T13">(</text:span><text:span text:style-name="T14">not sure</text:span><text:span text:style-name="T13">)</text:span></text:p>
          </table:table-cell>
        </table:table-row>
        <table:table-row>
          <table:table-cell table:style-name="Tabulka2.A2" office:value-type="string">
            <text:p text:style-name="P15">ras</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33</text:p>
          </table:table-cell>
          <table:table-cell table:style-name="Tabulka2.A2" office:value-type="string">
            <text:p text:style-name="P17">11</text:p>
          </table:table-cell>
          <table:table-cell table:style-name="Tabulka2.F2" office:value-type="string">
            <text:p text:style-name="P6"/>
          </table:table-cell>
        </table:table-row>
        <table:table-row>
          <table:table-cell table:style-name="Tabulka2.A2" office:value-type="string">
            <text:p text:style-name="P15">ras-k1</text:p>
          </table:table-cell>
          <table:table-cell table:style-name="Tabulka2.A2" office:value-type="string">
            <text:p text:style-name="P15"/>
          </table:table-cell>
          <table:table-cell table:style-name="Tabulka2.A2" office:value-type="string">
            <text:p text:style-name="P17">225</text:p>
          </table:table-cell>
          <table:table-cell table:style-name="Tabulka2.A2" office:value-type="string">
            <text:p text:style-name="P17">2</text:p>
          </table:table-cell>
          <table:table-cell table:style-name="Tabulka2.A2" office:value-type="string">
            <text:p text:style-name="P17">1</text:p>
          </table:table-cell>
          <table:table-cell table:style-name="Tabulka2.F2" office:value-type="string">
            <text:p text:style-name="P6">Sb</text:p>
          </table:table-cell>
        </table:table-row>
        <table:table-row>
          <table:table-cell table:style-name="Tabulka2.A2" office:value-type="string">
            <text:p text:style-name="P15">ras-k2</text:p>
          </table:table-cell>
          <table:table-cell table:style-name="Tabulka2.A2" office:value-type="string">
            <text:p text:style-name="P15"/>
          </table:table-cell>
          <table:table-cell table:style-name="Tabulka2.A2" office:value-type="string">
            <text:p text:style-name="P17">34</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Obj</text:p>
          </table:table-cell>
        </table:table-row>
        <table:table-row>
          <table:table-cell table:style-name="Tabulka2.A2" office:value-type="string">
            <text:p text:style-name="P15">ras-k4</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4a</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7</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7p</text:p>
          </table:table-cell>
          <table:table-cell table:style-name="Tabulka2.A2" office:value-type="string">
            <text:p text:style-name="P15"/>
          </table:table-cell>
          <table:table-cell table:style-name="Tabulka2.A2" office:value-type="string">
            <text:p text:style-name="P17">4</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neg-k1</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neg-k2</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text:p>
          </table:table-cell>
          <table:table-cell table:style-name="Tabulka2.A2" office:value-type="string">
            <text:p text:style-name="P15"/>
          </table:table-cell>
          <table:table-cell table:style-name="Tabulka2.A2" office:value-type="string">
            <text:p text:style-name="P17">4</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k1</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k2</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bmod</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7</text:p>
          </table:table-cell>
          <table:table-cell table:style-name="Tabulka2.F2" office:value-type="string">
            <text:p text:style-name="P6">Adv</text:p>
          </table:table-cell>
        </table:table-row>
        <table:table-row>
          <table:table-cell table:style-name="Tabulka2.A2" office:value-type="string">
            <text:p text:style-name="P15">rbmod__relc</text:p>
          </table:table-cell>
          <table:table-cell table:style-name="Tabulka2.A2" office:value-type="string">
            <text:p text:style-name="P28">relative clause modifying adverb</text:p>
          </table:table-cell>
          <table:table-cell table:style-name="Tabulka2.A2" office:value-type="string">
            <text:p text:style-name="P17">2</text:p>
          </table:table-cell>
          <table:table-cell table:style-name="Tabulka2.A2" office:value-type="string">
            <text:p text:style-name="P17">4</text:p>
          </table:table-cell>
          <table:table-cell table:style-name="Tabulka2.A2" office:value-type="string">
            <text:p text:style-name="P17">2</text:p>
          </table:table-cell>
          <table:table-cell table:style-name="Tabulka2.F2" office:value-type="string">
            <text:p text:style-name="P6">Adv</text:p>
          </table:table-cell>
        </table:table-row>
        <table:table-row>
          <table:table-cell table:style-name="Tabulka2.A2" office:value-type="string">
            <text:p text:style-name="P15">rd</text:p>
          </table:table-cell>
          <table:table-cell table:style-name="Tabulka2.A2" office:value-type="string">
            <text:p text:style-name="P15"/>
          </table:table-cell>
          <table:table-cell table:style-name="Tabulka2.A2" office:value-type="string">
            <text:p text:style-name="P17">85</text:p>
          </table:table-cell>
          <table:table-cell table:style-name="Tabulka2.A2" office:value-type="string">
            <text:p text:style-name="P17">23</text:p>
          </table:table-cell>
          <table:table-cell table:style-name="Tabulka2.A2" office:value-type="string">
            <text:p text:style-name="P17">2</text:p>
          </table:table-cell>
          <table:table-cell table:style-name="Tabulka2.F2" office:value-type="string">
            <text:p text:style-name="P6">Adv</text:p>
          </table:table-cell>
        </table:table-row>
        <table:table-row>
          <table:table-cell table:style-name="Tabulka2.A2" office:value-type="string">
            <text:p text:style-name="P15">rh</text:p>
          </table:table-cell>
          <table:table-cell table:style-name="Tabulka2.A2" office:value-type="string">
            <text:p text:style-name="P15"/>
          </table:table-cell>
          <table:table-cell table:style-name="Tabulka2.A2" office:value-type="string">
            <text:p text:style-name="P17">331</text:p>
          </table:table-cell>
          <table:table-cell table:style-name="Tabulka2.A2" office:value-type="string">
            <text:p text:style-name="P17">43</text:p>
          </table:table-cell>
          <table:table-cell table:style-name="Tabulka2.A2" office:value-type="string">
            <text:p text:style-name="P17">46</text:p>
          </table:table-cell>
          <table:table-cell table:style-name="Tabulka2.F2" office:value-type="string">
            <text:p text:style-name="P6">Adv</text:p>
          </table:table-cell>
        </table:table-row>
        <table:table-row>
          <table:table-cell table:style-name="Tabulka2.A2" office:value-type="string">
            <text:p text:style-name="P15">rpt</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3</text:p>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s</text:p>
          </table:table-cell>
          <table:table-cell table:style-name="Tabulka2.A2" office:value-type="string">
            <text:p text:style-name="P28">noun elaboration</text:p>
          </table:table-cell>
          <table:table-cell table:style-name="Tabulka2.A2" office:value-type="string">
            <text:p text:style-name="P17">363</text:p>
          </table:table-cell>
          <table:table-cell table:style-name="Tabulka2.A2" office:value-type="string">
            <text:p text:style-name="P17">28</text:p>
          </table:table-cell>
          <table:table-cell table:style-name="Tabulka2.A2" office:value-type="string">
            <text:p text:style-name="P17">3</text:p>
          </table:table-cell>
          <table:table-cell table:style-name="Tabulka2.F2" office:value-type="string">
            <text:p text:style-name="P6">Atr <text:span text:style-name="T13">(</text:span><text:span text:style-name="T14">not sure</text:span><text:span text:style-name="T13">)</text:span></text:p>
          </table:table-cell>
        </table:table-row>
        <table:table-row>
          <table:table-cell table:style-name="Tabulka2.A2" office:value-type="string">
            <text:p text:style-name="P15">rsp</text:p>
          </table:table-cell>
          <table:table-cell table:style-name="Tabulka2.A2" office:value-type="string">
            <text:p text:style-name="P15"/>
          </table:table-cell>
          <table:table-cell table:style-name="Tabulka2.A2" office:value-type="string">
            <text:p text:style-name="P17">23</text:p>
          </table:table-cell>
          <table:table-cell table:style-name="Tabulka2.A2" office:value-type="string">
            <text:p text:style-name="P17"/>
          </table:table-cell>
          <table:table-cell table:style-name="Tabulka2.A2" office:value-type="string">
            <text:p text:style-name="P17">7</text:p>
          </table:table-cell>
          <table:table-cell table:style-name="Tabulka2.F2" office:value-type="string">
            <text:p text:style-name="P6">Adv</text:p>
          </table:table-cell>
        </table:table-row>
        <table:table-row>
          <table:table-cell table:style-name="Tabulka2.A2" office:value-type="string">
            <text:p text:style-name="P15">rsym</text:p>
          </table:table-cell>
          <table:table-cell table:style-name="Tabulka2.A2" office:value-type="string">
            <text:p text:style-name="P15"/>
          </table:table-cell>
          <table:table-cell table:style-name="Tabulka2.A2" office:value-type="string">
            <text:p text:style-name="P17">514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uxX | AuxG | AuxK</text:p>
          </table:table-cell>
        </table:table-row>
        <table:table-row>
          <table:table-cell table:style-name="Tabulka2.A2" office:value-type="string">
            <text:p text:style-name="P15">rt</text:p>
          </table:table-cell>
          <table:table-cell table:style-name="Tabulka2.A2" office:value-type="string">
            <text:p text:style-name="P15"/>
          </table:table-cell>
          <table:table-cell table:style-name="Tabulka2.A2" office:value-type="string">
            <text:p text:style-name="P17">487</text:p>
          </table:table-cell>
          <table:table-cell table:style-name="Tabulka2.A2" office:value-type="string">
            <text:p text:style-name="P17">38</text:p>
          </table:table-cell>
          <table:table-cell table:style-name="Tabulka2.A2" office:value-type="string">
            <text:p text:style-name="P17">25</text:p>
          </table:table-cell>
          <table:table-cell table:style-name="Tabulka2.F2" office:value-type="string">
            <text:p text:style-name="P6">Adv</text:p>
          </table:table-cell>
        </table:table-row>
        <table:table-row>
          <table:table-cell table:style-name="Tabulka2.A2" office:value-type="string">
            <text:p text:style-name="P15">sent-adv</text:p>
          </table:table-cell>
          <table:table-cell table:style-name="Tabulka2.A2" office:value-type="string">
            <text:p text:style-name="P15"/>
          </table:table-cell>
          <table:table-cell table:style-name="Tabulka2.A2" office:value-type="string">
            <text:p text:style-name="P17">223</text:p>
          </table:table-cell>
          <table:table-cell table:style-name="Tabulka2.A2" office:value-type="string">
            <text:p text:style-name="P17">25</text:p>
          </table:table-cell>
          <table:table-cell table:style-name="Tabulka2.A2" office:value-type="string">
            <text:p text:style-name="P17">39</text:p>
          </table:table-cell>
          <table:table-cell table:style-name="Tabulka2.F2" office:value-type="string">
            <text:p text:style-name="P6">Adv</text:p>
          </table:table-cell>
        </table:table-row>
        <text:soft-page-break/>
        <table:table-row>
          <table:table-cell table:style-name="Tabulka2.A2" office:value-type="string">
            <text:p text:style-name="P15">vmod</text:p>
          </table:table-cell>
          <table:table-cell table:style-name="Tabulka2.A2" office:value-type="string">
            <text:p text:style-name="P15"/>
          </table:table-cell>
          <table:table-cell table:style-name="Tabulka2.A2" office:value-type="string">
            <text:p text:style-name="P17">1008</text:p>
          </table:table-cell>
          <table:table-cell table:style-name="Tabulka2.A2" office:value-type="string">
            <text:p text:style-name="P17">583</text:p>
          </table:table-cell>
          <table:table-cell table:style-name="Tabulka2.A2" office:value-type="string">
            <text:p text:style-name="P17">338</text:p>
          </table:table-cell>
          <table:table-cell table:style-name="Tabulka2.F2" office:value-type="string">
            <text:p text:style-name="P6">Adv</text:p>
          </table:table-cell>
        </table:table-row>
        <table:table-row>
          <table:table-cell table:style-name="Tabulka2.A2" office:value-type="string">
            <text:p text:style-name="P15">vmod__adv</text:p>
          </table:table-cell>
          <table:table-cell table:style-name="Tabulka2.A2" office:value-type="string">
            <text:p text:style-name="P15"/>
          </table:table-cell>
          <table:table-cell table:style-name="Tabulka2.A2" office:value-type="string">
            <text:p text:style-name="P17">8</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vmof</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
      <text:p text:style-name="P15"/>
      <text:p text:style-name="P15">We also use part-of-speech tags to assign afuns:</text:p>
      <text:p text:style-name="P15">preposition / postposition =&gt; AuxP</text:p>
      <text:p text:style-name="P15">modal verb =&gt; AuxV</text:p>
      <text:p text:style-name="P15">VAUX =&gt; AuxV</text:p>
      <text:p text:style-name="P15">PSP =&gt; AuxP</text:p>
      <text:h text:style-name="P24" text:outline-level="1">Bulgarian</text:h>
      <text:p text:style-name="P1">The data come from the <text:span text:style-name="T20">BulTreebank</text:span>. (See <text:a xlink:type="simple" xlink:href="https://wiki.ufal.ms.mff.cuni.cz/user:zeman:treebanks:bg">https://wiki.ufal.ms.mff.cuni.cz/user:zeman:treebanks:bg</text:a>.) There are 19 distinct afun values in the data.</text:p>
      <table:table table:name="Tabulka4" table:style-name="Tabulka4">
        <table:table-column table:style-name="Tabulka4.A"/>
        <table:table-column table:style-name="Tabulka4.B"/>
        <table:table-column table:style-name="Tabulka4.C"/>
        <table:table-column table:style-name="Tabulka4.D"/>
        <table:table-header-rows>
          <table:table-row>
            <table:table-cell table:style-name="Tabulka4.A1" office:value-type="string">
              <text:p text:style-name="P2">Input tag</text:p>
            </table:table-cell>
            <table:table-cell table:style-name="Tabulka4.A1" office:value-type="string">
              <text:p text:style-name="P2">Meaning</text:p>
            </table:table-cell>
            <table:table-cell table:style-name="Tabulka4.A1" office:value-type="string">
              <text:p text:style-name="P3">Frequency</text:p>
            </table:table-cell>
            <table:table-cell table:style-name="Tabulka4.D1" office:value-type="string">
              <text:p text:style-name="P4">Output tag</text:p>
            </table:table-cell>
          </table:table-row>
        </table:table-header-rows>
        <table:table-row>
          <table:table-cell table:style-name="Tabulka4.A2" office:value-type="string">
            <text:p text:style-name="P15">mod</text:p>
          </table:table-cell>
          <table:table-cell table:style-name="Tabulka4.A2" office:value-type="string">
            <text:p text:style-name="P15">Modifier (usually of a noun phrase)</text:p>
          </table:table-cell>
          <table:table-cell table:style-name="Tabulka4.A2" office:value-type="string">
            <text:p text:style-name="P17">42706</text:p>
          </table:table-cell>
          <table:table-cell table:style-name="Tabulka4.D2" office:value-type="string">
            <text:p text:style-name="P43"><text:span text:style-name="T7">form is “</text:span>не<text:span text:style-name="T7">” (“ne”, negative particle) =&gt; Adv</text:span></text:p>
            <text:p text:style-name="P43"><text:span text:style-name="T7">otherwise =&gt; Atr</text:span></text:p>
          </table:table-cell>
        </table:table-row>
        <table:table-row>
          <table:table-cell table:style-name="Tabulka4.A2" office:value-type="string">
            <text:p text:style-name="P15">punct</text:p>
          </table:table-cell>
          <table:table-cell table:style-name="Tabulka4.A2" office:value-type="string">
            <text:p text:style-name="P15">Punctuation</text:p>
          </table:table-cell>
          <table:table-cell table:style-name="Tabulka4.A2" office:value-type="string">
            <text:p text:style-name="P17">28134</text:p>
          </table:table-cell>
          <table:table-cell table:style-name="Tabulka4.D2" office:value-type="string">
            <text:p text:style-name="P40"><text:span text:style-name="T17">AuxX | AuxG</text:span></text:p>
          </table:table-cell>
        </table:table-row>
        <table:table-row>
          <table:table-cell table:style-name="Tabulka4.A2" office:value-type="string">
            <text:p text:style-name="P15">prepcomp</text:p>
          </table:table-cell>
          <table:table-cell table:style-name="Tabulka4.A2" office:value-type="string">
            <text:p text:style-name="P15">Complement of preposition</text:p>
          </table:table-cell>
          <table:table-cell table:style-name="Tabulka4.A2" office:value-type="string">
            <text:p text:style-name="P17">27254</text:p>
          </table:table-cell>
          <table:table-cell table:style-name="Tabulka4.D2" office:value-type="string">
            <text:p text:style-name="P41">PrepArg</text:p>
          </table:table-cell>
        </table:table-row>
        <table:table-row>
          <table:table-cell table:style-name="Tabulka4.A2" office:value-type="string">
            <text:p text:style-name="P15">comp</text:p>
          </table:table-cell>
          <table:table-cell table:style-name="Tabulka4.A2" office:value-type="string">
            <text:p text:style-name="P15">Complement (argument of: non-verbal head, non-finite verbal head, copula)</text:p>
          </table:table-cell>
          <table:table-cell table:style-name="Tabulka4.A2" office:value-type="string">
            <text:p text:style-name="P17">18043</text:p>
          </table:table-cell>
          <table:table-cell table:style-name="Tabulka4.D2" office:value-type="string">
            <text:p text:style-name="P41">parent is form of “to be” =&gt; Pnom</text:p>
            <text:p text:style-name="P41">otherwise =&gt; Obj</text:p>
          </table:table-cell>
        </table:table-row>
        <table:table-row>
          <table:table-cell table:style-name="Tabulka4.A2" office:value-type="string">
            <text:p text:style-name="P15">subj</text:p>
          </table:table-cell>
          <table:table-cell table:style-name="Tabulka4.A2" office:value-type="string">
            <text:p text:style-name="P15">Subject</text:p>
          </table:table-cell>
          <table:table-cell table:style-name="Tabulka4.A2" office:value-type="string">
            <text:p text:style-name="P17">14064</text:p>
          </table:table-cell>
          <table:table-cell table:style-name="Tabulka4.D2" office:value-type="string">
            <text:p text:style-name="P41">Sb</text:p>
          </table:table-cell>
        </table:table-row>
        <table:table-row>
          <table:table-cell table:style-name="Tabulka4.A2" office:value-type="string">
            <text:p text:style-name="P15">ROOT</text:p>
          </table:table-cell>
          <table:table-cell table:style-name="Tabulka4.A2" office:value-type="string">
            <text:p text:style-name="P15">Root token attached directly to the artificial root node</text:p>
          </table:table-cell>
          <table:table-cell table:style-name="Tabulka4.A2" office:value-type="string">
            <text:p text:style-name="P17">13221</text:p>
          </table:table-cell>
          <table:table-cell table:style-name="Tabulka4.D2" office:value-type="string">
            <text:p text:style-name="P41">verb =&gt; Pred</text:p>
            <text:p text:style-name="P41">otherwise =&gt; ExD</text:p>
          </table:table-cell>
        </table:table-row>
        <table:table-row>
          <table:table-cell table:style-name="Tabulka4.A2" office:value-type="string">
            <text:p text:style-name="P15">adjunct</text:p>
          </table:table-cell>
          <table:table-cell table:style-name="Tabulka4.A2" office:value-type="string">
            <text:p text:style-name="P15">Free modifier of a verb</text:p>
          </table:table-cell>
          <table:table-cell table:style-name="Tabulka4.A2" office:value-type="string">
            <text:p text:style-name="P17">12009</text:p>
          </table:table-cell>
          <table:table-cell table:style-name="Tabulka4.D2" office:value-type="string">
            <text:p text:style-name="P41">Adv</text:p>
          </table:table-cell>
        </table:table-row>
        <table:table-row>
          <table:table-cell table:style-name="Tabulka4.A2" office:value-type="string">
            <text:p text:style-name="P15">obj</text:p>
          </table:table-cell>
          <table:table-cell table:style-name="Tabulka4.A2" office:value-type="string">
            <text:p text:style-name="P15">Object (direct argument of a non-auxiliary verbal head)</text:p>
          </table:table-cell>
          <table:table-cell table:style-name="Tabulka4.A2" office:value-type="string">
            <text:p text:style-name="P17">7248</text:p>
          </table:table-cell>
          <table:table-cell table:style-name="Tabulka4.D2" office:value-type="string">
            <text:p text:style-name="P41">Obj</text:p>
          </table:table-cell>
        </table:table-row>
        <table:table-row>
          <table:table-cell table:style-name="Tabulka4.A2" office:value-type="string">
            <text:p text:style-name="P15">conjarg</text:p>
          </table:table-cell>
          <table:table-cell table:style-name="Tabulka4.A2" office:value-type="string">
            <text:p text:style-name="P15"/>
          </table:table-cell>
          <table:table-cell table:style-name="Tabulka4.A2" office:value-type="string">
            <text:p text:style-name="P17">7005</text:p>
          </table:table-cell>
          <table:table-cell table:style-name="Tabulka4.D2" office:value-type="string">
            <text:p text:style-name="P41">CoordArg</text:p>
          </table:table-cell>
        </table:table-row>
        <table:table-row>
          <table:table-cell table:style-name="Tabulka4.A2" office:value-type="string">
            <text:p text:style-name="P15">conj</text:p>
          </table:table-cell>
          <table:table-cell table:style-name="Tabulka4.A2" office:value-type="string">
            <text:p text:style-name="P15">The conjunction “и” can serve emphasis (“even”). If it builds coordination instead, its afun will be corrected later.</text:p>
          </table:table-cell>
          <table:table-cell table:style-name="Tabulka4.A2" office:value-type="string">
            <text:p text:style-name="P17">6342</text:p>
          </table:table-cell>
          <table:table-cell table:style-name="Tabulka4.D2" office:value-type="string">
            <text:p text:style-name="P41">form is “и” =&gt; AuxZ</text:p>
            <text:p text:style-name="P41">otherwise =&gt; AuxY | Coord</text:p>
          </table:table-cell>
        </table:table-row>
        <table:table-row>
          <table:table-cell table:style-name="Tabulka4.A2" office:value-type="string">
            <text:p text:style-name="P15">xcomp</text:p>
          </table:table-cell>
          <table:table-cell table:style-name="Tabulka4.A2" office:value-type="string">
            <text:p text:style-name="P15">Clausal complement. If the clause has got a complementizer (“that”) the <text:soft-page-break/>complementizer is tagged “xcomp”. If there is no complementizer (such as direct speech) the root of the clause (i.e. the verb) is tagged “xcomp”.</text:p>
          </table:table-cell>
          <table:table-cell table:style-name="Tabulka4.A2" office:value-type="string">
            <text:p text:style-name="P17">4651</text:p>
          </table:table-cell>
          <table:table-cell table:style-name="Tabulka4.D2" office:value-type="string">
            <text:p text:style-name="P41">verb =&gt; Obj</text:p>
            <text:p text:style-name="P41"><text:soft-page-break/>otherwise =&gt; AuxC</text:p>
          </table:table-cell>
        </table:table-row>
        <table:table-row>
          <table:table-cell table:style-name="Tabulka4.A2" office:value-type="string">
            <text:p text:style-name="P15">indobj</text:p>
          </table:table-cell>
          <table:table-cell table:style-name="Tabulka4.A2" office:value-type="string">
            <text:p text:style-name="P15">Indirect object (indirect argument of a non-auxiliary verbal head)</text:p>
          </table:table-cell>
          <table:table-cell table:style-name="Tabulka4.A2" office:value-type="string">
            <text:p text:style-name="P17">4232</text:p>
          </table:table-cell>
          <table:table-cell table:style-name="Tabulka4.D2" office:value-type="string">
            <text:p text:style-name="P41">Obj</text:p>
          </table:table-cell>
        </table:table-row>
        <table:table-row>
          <table:table-cell table:style-name="Tabulka4.A2" office:value-type="string">
            <text:p text:style-name="P15">marked</text:p>
          </table:table-cell>
          <table:table-cell table:style-name="Tabulka4.A2" office:value-type="string">
            <text:p text:style-name="P15">Marked (clauses, introduced by a subordinator)</text:p>
          </table:table-cell>
          <table:table-cell table:style-name="Tabulka4.A2" office:value-type="string">
            <text:p text:style-name="P17">2650</text:p>
          </table:table-cell>
          <table:table-cell table:style-name="Tabulka4.D2" office:value-type="string">
            <text:p text:style-name="P41">Adv</text:p>
          </table:table-cell>
        </table:table-row>
        <table:table-row>
          <table:table-cell table:style-name="Tabulka4.A2" office:value-type="string">
            <text:p text:style-name="P15">clitic</text:p>
          </table:table-cell>
          <table:table-cell table:style-name="Tabulka4.A2" office:value-type="string">
            <text:p text:style-name="Standard"><text:span text:style-name="T2">Clitic. Often a possessive pronoun (“си”, “ни”, “й”) attached to noun, adjective or pronoun. Sometimes a reflexive personal pronoun (“се”) attached to verb (but the verb is in a nominalized form and functions as subject!)</text:span></text:p>
          </table:table-cell>
          <table:table-cell table:style-name="Tabulka4.A2" office:value-type="string">
            <text:p text:style-name="P17">2263</text:p>
          </table:table-cell>
          <table:table-cell table:style-name="Tabulka4.D2" office:value-type="string">
            <text:p text:style-name="P41">possessive pronoun =&gt; Atr</text:p>
            <text:p text:style-name="P41">otherwise =&gt; AuxT</text:p>
          </table:table-cell>
        </table:table-row>
        <table:table-row>
          <table:table-cell table:style-name="Tabulka4.A2" office:value-type="string">
            <text:p text:style-name="P15">xmod</text:p>
          </table:table-cell>
          <table:table-cell table:style-name="Tabulka4.A2" office:value-type="string">
            <text:p text:style-name="P15">Clausal modifier</text:p>
          </table:table-cell>
          <table:table-cell table:style-name="Tabulka4.A2" office:value-type="string">
            <text:p text:style-name="P17">2219</text:p>
          </table:table-cell>
          <table:table-cell table:style-name="Tabulka4.D2" office:value-type="string">
            <text:p text:style-name="P41">Atr</text:p>
          </table:table-cell>
        </table:table-row>
        <table:table-row>
          <table:table-cell table:style-name="Tabulka4.A2" office:value-type="string">
            <text:p text:style-name="P15">xadjunct</text:p>
          </table:table-cell>
          <table:table-cell table:style-name="Tabulka4.A2" office:value-type="string">
            <text:p text:style-name="P15">Clausal modifier</text:p>
          </table:table-cell>
          <table:table-cell table:style-name="Tabulka4.A2" office:value-type="string">
            <text:p text:style-name="P17">1826</text:p>
          </table:table-cell>
          <table:table-cell table:style-name="Tabulka4.D2" office:value-type="string">
            <text:p text:style-name="P41">subord conj =&gt; AuxC</text:p>
            <text:p text:style-name="P41">otherwise =&gt; Adv</text:p>
          </table:table-cell>
        </table:table-row>
        <table:table-row>
          <table:table-cell table:style-name="Tabulka4.A2" office:value-type="string">
            <text:p text:style-name="P15">pragadjunct</text:p>
          </table:table-cell>
          <table:table-cell table:style-name="Tabulka4.A2" office:value-type="string">
            <text:p text:style-name="P15">Pragmatic adjunct is an adjunct that does not change semantics of the head. It changes pragmatic meaning. Example: vocative phrases.</text:p>
          </table:table-cell>
          <table:table-cell table:style-name="Tabulka4.A2" office:value-type="string">
            <text:p text:style-name="P17">1612</text:p>
          </table:table-cell>
          <table:table-cell table:style-name="Tabulka4.D2" office:value-type="string">
            <text:p text:style-name="P41">AuxZ</text:p>
          </table:table-cell>
        </table:table-row>
        <table:table-row>
          <table:table-cell table:style-name="Tabulka4.A2" office:value-type="string">
            <text:p text:style-name="P15">xsubj</text:p>
          </table:table-cell>
          <table:table-cell table:style-name="Tabulka4.A2" office:value-type="string">
            <text:p text:style-name="P15">Clausal subject</text:p>
          </table:table-cell>
          <table:table-cell table:style-name="Tabulka4.A2" office:value-type="string">
            <text:p text:style-name="P17">504</text:p>
          </table:table-cell>
          <table:table-cell table:style-name="Tabulka4.D2" office:value-type="string">
            <text:p text:style-name="P41">Sb</text:p>
          </table:table-cell>
        </table:table-row>
        <table:table-row>
          <table:table-cell table:style-name="Tabulka4.A2" office:value-type="string">
            <text:p text:style-name="P15">xprepcomp</text:p>
          </table:table-cell>
          <table:table-cell table:style-name="Tabulka4.A2" office:value-type="string">
            <text:p text:style-name="P15"/>
          </table:table-cell>
          <table:table-cell table:style-name="Tabulka4.A2" office:value-type="string">
            <text:p text:style-name="P17">168</text:p>
          </table:table-cell>
          <table:table-cell table:style-name="Tabulka4.D2" office:value-type="string">
            <text:p text:style-name="P41">PrepArg</text:p>
          </table:table-cell>
        </table:table-row>
      </table:table>
      <text:p text:style-name="P15"/>
      <text:h text:style-name="P23" text:outline-level="1">Catalan and Spanish</text:h>
      <text:p text:style-name="P1">The data come from the AnCora treebanks. (See <text:a xlink:type="simple" xlink:href="https://wiki.ufal.ms.mff.cuni.cz/user:zeman:treebanks:ca">https://wiki.ufal.ms.mff.cuni.cz/user:zeman:treebanks:ca</text:a> and <text:a xlink:type="simple" xlink:href="https://wiki.ufal.ms.mff.cuni.cz/user:zeman:treebanks:es">https://wiki.ufal.ms.mff.cuni.cz/user:zeman:treebanks:es</text:a>.)</text:p>
      <text:p text:style-name="P1">There are 50 distinct afun values in both corpora.</text:p>
      <table:table table:name="Tabulka5" table:style-name="Tabulka5">
        <table:table-column table:style-name="Tabulka5.A"/>
        <table:table-column table:style-name="Tabulka5.B"/>
        <table:table-column table:style-name="Tabulka5.C"/>
        <table:table-column table:style-name="Tabulka5.D"/>
        <table:table-column table:style-name="Tabulka5.E"/>
        <table:table-header-rows>
          <table:table-row>
            <table:table-cell table:style-name="Tabulka5.A1" office:value-type="string">
              <text:p text:style-name="P2">Input tag</text:p>
            </table:table-cell>
            <table:table-cell table:style-name="Tabulka5.A1" office:value-type="string">
              <text:p text:style-name="P2">Meaning</text:p>
            </table:table-cell>
            <table:table-cell table:style-name="Tabulka5.A1" office:value-type="string">
              <text:p text:style-name="P3">Freq ca</text:p>
            </table:table-cell>
            <table:table-cell table:style-name="Tabulka5.A1" office:value-type="string">
              <text:p text:style-name="P3">Freq es</text:p>
            </table:table-cell>
            <table:table-cell table:style-name="Tabulka5.E1" office:value-type="string">
              <text:p text:style-name="P4">Output tag</text:p>
            </table:table-cell>
          </table:table-row>
        </table:table-header-rows>
        <table:table-row>
          <table:table-cell table:style-name="Tabulka5.A2" office:value-type="string">
            <text:p text:style-name="P15">a</text:p>
          </table:table-cell>
          <table:table-cell table:style-name="Tabulka5.A2" office:value-type="string">
            <text:p text:style-name="P15"/>
          </table:table-cell>
          <table:table-cell table:style-name="Tabulka5.A2" office:value-type="string">
            <text:p text:style-name="P17">103</text:p>
          </table:table-cell>
          <table:table-cell table:style-name="Tabulka5.A2" office:value-type="string">
            <text:p text:style-name="P17">132</text:p>
          </table:table-cell>
          <table:table-cell table:style-name="Tabulka5.E2" office:value-type="string">
            <text:p text:style-name="P43"><text:span text:style-name="T7">Atr</text:span></text:p>
          </table:table-cell>
        </table:table-row>
        <table:table-row>
          <table:table-cell table:style-name="Tabulka5.A2" office:value-type="string">
            <text:p text:style-name="P15">ao</text:p>
          </table:table-cell>
          <table:table-cell table:style-name="Tabulka5.A2" office:value-type="string">
            <text:p text:style-name="P15"/>
          </table:table-cell>
          <table:table-cell table:style-name="Tabulka5.A2" office:value-type="string">
            <text:p text:style-name="P17">2569</text:p>
          </table:table-cell>
          <table:table-cell table:style-name="Tabulka5.A2" office:value-type="string">
            <text:p text:style-name="P17">2202</text:p>
          </table:table-cell>
          <table:table-cell table:style-name="Tabulka5.E2" office:value-type="string">
            <text:p text:style-name="P40"><text:span text:style-name="T17"/></text:p>
          </table:table-cell>
        </table:table-row>
        <table:table-row>
          <table:table-cell table:style-name="Tabulka5.A2" office:value-type="string">
            <text:p text:style-name="P15">atr</text:p>
          </table:table-cell>
          <table:table-cell table:style-name="Tabulka5.A2" office:value-type="string">
            <text:p text:style-name="P15"/>
          </table:table-cell>
          <table:table-cell table:style-name="Tabulka5.A2" office:value-type="string">
            <text:p text:style-name="P17">4761</text:p>
          </table:table-cell>
          <table:table-cell table:style-name="Tabulka5.A2" office:value-type="string">
            <text:p text:style-name="P17">5817</text:p>
          </table:table-cell>
          <table:table-cell table:style-name="Tabulka5.E2" office:value-type="string">
            <text:p text:style-name="P41"/>
          </table:table-cell>
        </table:table-row>
        <table:table-row>
          <table:table-cell table:style-name="Tabulka5.A2" office:value-type="string">
            <text:p text:style-name="P15">c</text:p>
          </table:table-cell>
          <table:table-cell table:style-name="Tabulka5.A2" office:value-type="string">
            <text:p text:style-name="P15"/>
          </table:table-cell>
          <table:table-cell table:style-name="Tabulka5.A2" office:value-type="string">
            <text:p text:style-name="P17">23</text:p>
          </table:table-cell>
          <table:table-cell table:style-name="Tabulka5.A2" office:value-type="string">
            <text:p text:style-name="P17">389</text:p>
          </table:table-cell>
          <table:table-cell table:style-name="Tabulka5.E2" office:value-type="string">
            <text:p text:style-name="P41">Adv</text:p>
          </table:table-cell>
        </table:table-row>
        <table:table-row>
          <table:table-cell table:style-name="Tabulka5.A2" office:value-type="string">
            <text:p text:style-name="P15">cag</text:p>
          </table:table-cell>
          <table:table-cell table:style-name="Tabulka5.A2" office:value-type="string">
            <text:p text:style-name="P15"/>
          </table:table-cell>
          <table:table-cell table:style-name="Tabulka5.A2" office:value-type="string">
            <text:p text:style-name="P17">1154</text:p>
          </table:table-cell>
          <table:table-cell table:style-name="Tabulka5.A2" office:value-type="string">
            <text:p text:style-name="P17">1264</text:p>
          </table:table-cell>
          <table:table-cell table:style-name="Tabulka5.E2" office:value-type="string">
            <text:p text:style-name="P41"/>
          </table:table-cell>
        </table:table-row>
        <text:soft-page-break/>
        <table:table-row>
          <table:table-cell table:style-name="Tabulka5.A2" office:value-type="string">
            <text:p text:style-name="P15">cc</text:p>
          </table:table-cell>
          <table:table-cell table:style-name="Tabulka5.A2" office:value-type="string">
            <text:p text:style-name="P15"/>
          </table:table-cell>
          <table:table-cell table:style-name="Tabulka5.A2" office:value-type="string">
            <text:p text:style-name="P17">25330</text:p>
          </table:table-cell>
          <table:table-cell table:style-name="Tabulka5.A2" office:value-type="string">
            <text:p text:style-name="P17">31570</text:p>
          </table:table-cell>
          <table:table-cell table:style-name="Tabulka5.E2" office:value-type="string">
            <text:p text:style-name="P41">AuxC</text:p>
          </table:table-cell>
        </table:table-row>
        <table:table-row>
          <table:table-cell table:style-name="Tabulka5.A2" office:value-type="string">
            <text:p text:style-name="P15">cd</text:p>
          </table:table-cell>
          <table:table-cell table:style-name="Tabulka5.A2" office:value-type="string">
            <text:p text:style-name="P15"/>
          </table:table-cell>
          <table:table-cell table:style-name="Tabulka5.A2" office:value-type="string">
            <text:p text:style-name="P17">22425</text:p>
          </table:table-cell>
          <table:table-cell table:style-name="Tabulka5.A2" office:value-type="string">
            <text:p text:style-name="P17">25126</text:p>
          </table:table-cell>
          <table:table-cell table:style-name="Tabulka5.E2" office:value-type="string">
            <text:p text:style-name="P41">Obj</text:p>
          </table:table-cell>
        </table:table-row>
        <table:table-row>
          <table:table-cell table:style-name="Tabulka5.A2" office:value-type="string">
            <text:p text:style-name="P15">ci</text:p>
          </table:table-cell>
          <table:table-cell table:style-name="Tabulka5.A2" office:value-type="string">
            <text:p text:style-name="P15"/>
          </table:table-cell>
          <table:table-cell table:style-name="Tabulka5.A2" office:value-type="string">
            <text:p text:style-name="P17">1987</text:p>
          </table:table-cell>
          <table:table-cell table:style-name="Tabulka5.A2" office:value-type="string">
            <text:p text:style-name="P17">2779</text:p>
          </table:table-cell>
          <table:table-cell table:style-name="Tabulka5.E2" office:value-type="string">
            <text:p text:style-name="P41">Obj</text:p>
          </table:table-cell>
        </table:table-row>
        <table:table-row>
          <table:table-cell table:style-name="Tabulka5.A2" office:value-type="string">
            <text:p text:style-name="P15">conj</text:p>
          </table:table-cell>
          <table:table-cell table:style-name="Tabulka5.A2" office:value-type="string">
            <text:p text:style-name="P15"/>
          </table:table-cell>
          <table:table-cell table:style-name="Tabulka5.A2" office:value-type="string">
            <text:p text:style-name="P17">7678</text:p>
          </table:table-cell>
          <table:table-cell table:style-name="Tabulka5.A2" office:value-type="string">
            <text:p text:style-name="P17">9149</text:p>
          </table:table-cell>
          <table:table-cell table:style-name="Tabulka5.E2" office:value-type="string">
            <text:p text:style-name="P41">AuxC</text:p>
          </table:table-cell>
        </table:table-row>
        <table:table-row>
          <table:table-cell table:style-name="Tabulka5.A2" office:value-type="string">
            <text:p text:style-name="P15">coord</text:p>
          </table:table-cell>
          <table:table-cell table:style-name="Tabulka5.A2" office:value-type="string">
            <text:p text:style-name="P15"/>
          </table:table-cell>
          <table:table-cell table:style-name="Tabulka5.A2" office:value-type="string">
            <text:p text:style-name="P17">13014</text:p>
          </table:table-cell>
          <table:table-cell table:style-name="Tabulka5.A2" office:value-type="string">
            <text:p text:style-name="P17">13363</text:p>
          </table:table-cell>
          <table:table-cell table:style-name="Tabulka5.E2" office:value-type="string">
            <text:p text:style-name="P41">Coord</text:p>
          </table:table-cell>
        </table:table-row>
        <table:table-row>
          <table:table-cell table:style-name="Tabulka5.A2" office:value-type="string">
            <text:p text:style-name="P15">cpred</text:p>
          </table:table-cell>
          <table:table-cell table:style-name="Tabulka5.A2" office:value-type="string">
            <text:p text:style-name="P15"/>
          </table:table-cell>
          <table:table-cell table:style-name="Tabulka5.A2" office:value-type="string">
            <text:p text:style-name="P17">1819</text:p>
          </table:table-cell>
          <table:table-cell table:style-name="Tabulka5.A2" office:value-type="string">
            <text:p text:style-name="P17">1741</text:p>
          </table:table-cell>
          <table:table-cell table:style-name="Tabulka5.E2" office:value-type="string">
            <text:p text:style-name="P36">Compl</text:p>
          </table:table-cell>
        </table:table-row>
        <table:table-row>
          <table:table-cell table:style-name="Tabulka5.A2" office:value-type="string">
            <text:p text:style-name="P15">creg</text:p>
          </table:table-cell>
          <table:table-cell table:style-name="Tabulka5.A2" office:value-type="string">
            <text:p text:style-name="P15"/>
          </table:table-cell>
          <table:table-cell table:style-name="Tabulka5.A2" office:value-type="string">
            <text:p text:style-name="P17">5601</text:p>
          </table:table-cell>
          <table:table-cell table:style-name="Tabulka5.A2" office:value-type="string">
            <text:p text:style-name="P17">4845</text:p>
          </table:table-cell>
          <table:table-cell table:style-name="Tabulka5.E2" office:value-type="string">
            <text:p text:style-name="P41">AuxP</text:p>
          </table:table-cell>
        </table:table-row>
        <table:table-row>
          <table:table-cell table:style-name="Tabulka5.A2" office:value-type="string">
            <text:p text:style-name="P15">d</text:p>
          </table:table-cell>
          <table:table-cell table:style-name="Tabulka5.A2" office:value-type="string">
            <text:p text:style-name="P15"/>
          </table:table-cell>
          <table:table-cell table:style-name="Tabulka5.A2" office:value-type="string">
            <text:p text:style-name="P17">2289</text:p>
          </table:table-cell>
          <table:table-cell table:style-name="Tabulka5.A2" office:value-type="string">
            <text:p text:style-name="P17">2176</text:p>
          </table:table-cell>
          <table:table-cell table:style-name="Tabulka5.E2" office:value-type="string">
            <text:p text:style-name="P36">AuxA</text:p>
          </table:table-cell>
        </table:table-row>
        <table:table-row>
          <table:table-cell table:style-name="Tabulka5.A2" office:value-type="string">
            <text:p text:style-name="P15">et</text:p>
          </table:table-cell>
          <table:table-cell table:style-name="Tabulka5.A2" office:value-type="string">
            <text:p text:style-name="P15"/>
          </table:table-cell>
          <table:table-cell table:style-name="Tabulka5.A2" office:value-type="string">
            <text:p text:style-name="P17">1439</text:p>
          </table:table-cell>
          <table:table-cell table:style-name="Tabulka5.A2" office:value-type="string">
            <text:p text:style-name="P17">1249</text:p>
          </table:table-cell>
          <table:table-cell table:style-name="Tabulka5.E2" office:value-type="string">
            <text:p text:style-name="P41"/>
          </table:table-cell>
        </table:table-row>
        <table:table-row>
          <table:table-cell table:style-name="Tabulka5.A2" office:value-type="string">
            <text:p text:style-name="P15">f</text:p>
          </table:table-cell>
          <table:table-cell table:style-name="Tabulka5.A2" office:value-type="string">
            <text:p text:style-name="P15"/>
          </table:table-cell>
          <table:table-cell table:style-name="Tabulka5.A2" office:value-type="string">
            <text:p text:style-name="P17">50617</text:p>
          </table:table-cell>
          <table:table-cell table:style-name="Tabulka5.A2" office:value-type="string">
            <text:p text:style-name="P17">59204</text:p>
          </table:table-cell>
          <table:table-cell table:style-name="Tabulka5.E2" office:value-type="string">
            <text:p text:style-name="P41">AuxX | AuxG</text:p>
          </table:table-cell>
        </table:table-row>
        <table:table-row>
          <table:table-cell table:style-name="Tabulka5.A2" office:value-type="string">
            <text:p text:style-name="P15">gerundi</text:p>
          </table:table-cell>
          <table:table-cell table:style-name="Tabulka5.A2" office:value-type="string">
            <text:p text:style-name="P15"/>
          </table:table-cell>
          <table:table-cell table:style-name="Tabulka5.A2" office:value-type="string">
            <text:p text:style-name="P17">89</text:p>
          </table:table-cell>
          <table:table-cell table:style-name="Tabulka5.A2" office:value-type="string">
            <text:p text:style-name="P17">89</text:p>
          </table:table-cell>
          <table:table-cell table:style-name="Tabulka5.E2" office:value-type="string">
            <text:p text:style-name="P41"/>
          </table:table-cell>
        </table:table-row>
        <table:table-row>
          <table:table-cell table:style-name="Tabulka5.A2" office:value-type="string">
            <text:p text:style-name="P15">grup.a</text:p>
          </table:table-cell>
          <table:table-cell table:style-name="Tabulka5.A2" office:value-type="string">
            <text:p text:style-name="P15"/>
          </table:table-cell>
          <table:table-cell table:style-name="Tabulka5.A2" office:value-type="string">
            <text:p text:style-name="P17">643</text:p>
          </table:table-cell>
          <table:table-cell table:style-name="Tabulka5.A2" office:value-type="string">
            <text:p text:style-name="P17">668</text:p>
          </table:table-cell>
          <table:table-cell table:style-name="Tabulka5.E2" office:value-type="string">
            <text:p text:style-name="P41"/>
          </table:table-cell>
        </table:table-row>
        <table:table-row>
          <table:table-cell table:style-name="Tabulka5.A2" office:value-type="string">
            <text:p text:style-name="P15">grup.adv</text:p>
          </table:table-cell>
          <table:table-cell table:style-name="Tabulka5.A2" office:value-type="string">
            <text:p text:style-name="P15"/>
          </table:table-cell>
          <table:table-cell table:style-name="Tabulka5.A2" office:value-type="string">
            <text:p text:style-name="P17">40</text:p>
          </table:table-cell>
          <table:table-cell table:style-name="Tabulka5.A2" office:value-type="string">
            <text:p text:style-name="P17">45</text:p>
          </table:table-cell>
          <table:table-cell table:style-name="Tabulka5.E2" office:value-type="string">
            <text:p text:style-name="P41"/>
          </table:table-cell>
        </table:table-row>
        <table:table-row>
          <table:table-cell table:style-name="Tabulka5.A2" office:value-type="string">
            <text:p text:style-name="P15">grup.nom</text:p>
          </table:table-cell>
          <table:table-cell table:style-name="Tabulka5.A2" office:value-type="string">
            <text:p text:style-name="P15"/>
          </table:table-cell>
          <table:table-cell table:style-name="Tabulka5.A2" office:value-type="string">
            <text:p text:style-name="P17">3937</text:p>
          </table:table-cell>
          <table:table-cell table:style-name="Tabulka5.A2" office:value-type="string">
            <text:p text:style-name="P17">3633</text:p>
          </table:table-cell>
          <table:table-cell table:style-name="Tabulka5.E2" office:value-type="string">
            <text:p text:style-name="P41"/>
          </table:table-cell>
        </table:table-row>
        <table:table-row>
          <table:table-cell table:style-name="Tabulka5.A2" office:value-type="string">
            <text:p text:style-name="P15">grup.verb</text:p>
          </table:table-cell>
          <table:table-cell table:style-name="Tabulka5.A2" office:value-type="string">
            <text:p text:style-name="P15"/>
          </table:table-cell>
          <table:table-cell table:style-name="Tabulka5.A2" office:value-type="string">
            <text:p text:style-name="P17">1</text:p>
          </table:table-cell>
          <table:table-cell table:style-name="Tabulka5.A2" office:value-type="string">
            <text:p text:style-name="P17">1</text:p>
          </table:table-cell>
          <table:table-cell table:style-name="Tabulka5.E2" office:value-type="string">
            <text:p text:style-name="P41"/>
          </table:table-cell>
        </table:table-row>
        <table:table-row>
          <table:table-cell table:style-name="Tabulka5.A2" office:value-type="string">
            <text:p text:style-name="P15">i</text:p>
          </table:table-cell>
          <table:table-cell table:style-name="Tabulka5.A2" office:value-type="string">
            <text:p text:style-name="P15"/>
          </table:table-cell>
          <table:table-cell table:style-name="Tabulka5.A2" office:value-type="string">
            <text:p text:style-name="P17">1</text:p>
          </table:table-cell>
          <table:table-cell table:style-name="Tabulka5.A2" office:value-type="string">
            <text:p text:style-name="P17">8</text:p>
          </table:table-cell>
          <table:table-cell table:style-name="Tabulka5.E2" office:value-type="string">
            <text:p text:style-name="P41"/>
          </table:table-cell>
        </table:table-row>
        <table:table-row>
          <table:table-cell table:style-name="Tabulka5.A2" office:value-type="string">
            <text:p text:style-name="P15">impers</text:p>
          </table:table-cell>
          <table:table-cell table:style-name="Tabulka5.A2" office:value-type="string">
            <text:p text:style-name="P15"/>
          </table:table-cell>
          <table:table-cell table:style-name="Tabulka5.A2" office:value-type="string">
            <text:p text:style-name="P17">427</text:p>
          </table:table-cell>
          <table:table-cell table:style-name="Tabulka5.A2" office:value-type="string">
            <text:p text:style-name="P17">415</text:p>
          </table:table-cell>
          <table:table-cell table:style-name="Tabulka5.E2" office:value-type="string">
            <text:p text:style-name="P41"/>
          </table:table-cell>
        </table:table-row>
        <table:table-row>
          <table:table-cell table:style-name="Tabulka5.A2" office:value-type="string">
            <text:p text:style-name="P15">inc</text:p>
          </table:table-cell>
          <table:table-cell table:style-name="Tabulka5.A2" office:value-type="string">
            <text:p text:style-name="P15"/>
          </table:table-cell>
          <table:table-cell table:style-name="Tabulka5.A2" office:value-type="string">
            <text:p text:style-name="P17">250</text:p>
          </table:table-cell>
          <table:table-cell table:style-name="Tabulka5.A2" office:value-type="string">
            <text:p text:style-name="P17">476</text:p>
          </table:table-cell>
          <table:table-cell table:style-name="Tabulka5.E2" office:value-type="string">
            <text:p text:style-name="P41"/>
          </table:table-cell>
        </table:table-row>
        <table:table-row>
          <table:table-cell table:style-name="Tabulka5.A2" office:value-type="string">
            <text:p text:style-name="P15">infinitiu</text:p>
          </table:table-cell>
          <table:table-cell table:style-name="Tabulka5.A2" office:value-type="string">
            <text:p text:style-name="P15"/>
          </table:table-cell>
          <table:table-cell table:style-name="Tabulka5.A2" office:value-type="string">
            <text:p text:style-name="P17">614</text:p>
          </table:table-cell>
          <table:table-cell table:style-name="Tabulka5.A2" office:value-type="string">
            <text:p text:style-name="P17">707</text:p>
          </table:table-cell>
          <table:table-cell table:style-name="Tabulka5.E2" office:value-type="string">
            <text:p text:style-name="P41"/>
          </table:table-cell>
        </table:table-row>
        <table:table-row>
          <table:table-cell table:style-name="Tabulka5.A2" office:value-type="string">
            <text:p text:style-name="P15">interjeccio</text:p>
          </table:table-cell>
          <table:table-cell table:style-name="Tabulka5.A2" office:value-type="string">
            <text:p text:style-name="P15"/>
          </table:table-cell>
          <table:table-cell table:style-name="Tabulka5.A2" office:value-type="string">
            <text:p text:style-name="P17">7</text:p>
          </table:table-cell>
          <table:table-cell table:style-name="Tabulka5.A2" office:value-type="string">
            <text:p text:style-name="P17">53</text:p>
          </table:table-cell>
          <table:table-cell table:style-name="Tabulka5.E2" office:value-type="string">
            <text:p text:style-name="P41"/>
          </table:table-cell>
        </table:table-row>
        <table:table-row>
          <table:table-cell table:style-name="Tabulka5.A2" office:value-type="string">
            <text:p text:style-name="P15">mod</text:p>
          </table:table-cell>
          <table:table-cell table:style-name="Tabulka5.A2" office:value-type="string">
            <text:p text:style-name="P15"/>
          </table:table-cell>
          <table:table-cell table:style-name="Tabulka5.A2" office:value-type="string">
            <text:p text:style-name="P17">3746</text:p>
          </table:table-cell>
          <table:table-cell table:style-name="Tabulka5.A2" office:value-type="string">
            <text:p text:style-name="P17">4610</text:p>
          </table:table-cell>
          <table:table-cell table:style-name="Tabulka5.E2" office:value-type="string">
            <text:p text:style-name="P41">Adv</text:p>
          </table:table-cell>
        </table:table-row>
        <table:table-row>
          <table:table-cell table:style-name="Tabulka5.A2" office:value-type="string">
            <text:p text:style-name="P15">morfema.pronominal</text:p>
          </table:table-cell>
          <table:table-cell table:style-name="Tabulka5.A2" office:value-type="string">
            <text:p text:style-name="P15"/>
          </table:table-cell>
          <table:table-cell table:style-name="Tabulka5.A2" office:value-type="string">
            <text:p text:style-name="P17">3074</text:p>
          </table:table-cell>
          <table:table-cell table:style-name="Tabulka5.A2" office:value-type="string">
            <text:p text:style-name="P17">2734</text:p>
          </table:table-cell>
          <table:table-cell table:style-name="Tabulka5.E2" office:value-type="string">
            <text:p text:style-name="P41">AuxR</text:p>
          </table:table-cell>
        </table:table-row>
        <table:table-row>
          <table:table-cell table:style-name="Tabulka5.A2" office:value-type="string">
            <text:p text:style-name="P15">morfema.verbal</text:p>
          </table:table-cell>
          <table:table-cell table:style-name="Tabulka5.A2" office:value-type="string">
            <text:p text:style-name="P15"/>
          </table:table-cell>
          <table:table-cell table:style-name="Tabulka5.A2" office:value-type="string">
            <text:p text:style-name="P17">31</text:p>
          </table:table-cell>
          <table:table-cell table:style-name="Tabulka5.A2" office:value-type="string">
            <text:p text:style-name="P17">41</text:p>
          </table:table-cell>
          <table:table-cell table:style-name="Tabulka5.E2" office:value-type="string">
            <text:p text:style-name="P41">AuxR</text:p>
          </table:table-cell>
        </table:table-row>
        <table:table-row>
          <table:table-cell table:style-name="Tabulka5.A2" office:value-type="string">
            <text:p text:style-name="P15">n</text:p>
          </table:table-cell>
          <table:table-cell table:style-name="Tabulka5.A2" office:value-type="string">
            <text:p text:style-name="P18">Noun?</text:p>
          </table:table-cell>
          <table:table-cell table:style-name="Tabulka5.A2" office:value-type="string">
            <text:p text:style-name="P17">250</text:p>
          </table:table-cell>
          <table:table-cell table:style-name="Tabulka5.A2" office:value-type="string">
            <text:p text:style-name="P17">123</text:p>
          </table:table-cell>
          <table:table-cell table:style-name="Tabulka5.E2" office:value-type="string">
            <text:p text:style-name="P41"/>
          </table:table-cell>
        </table:table-row>
        <table:table-row>
          <table:table-cell table:style-name="Tabulka5.A2" office:value-type="string">
            <text:p text:style-name="P15">neg</text:p>
          </table:table-cell>
          <table:table-cell table:style-name="Tabulka5.A2" office:value-type="string">
            <text:p text:style-name="P15">Negation</text:p>
          </table:table-cell>
          <table:table-cell table:style-name="Tabulka5.A2" office:value-type="string">
            <text:p text:style-name="P17">251</text:p>
          </table:table-cell>
          <table:table-cell table:style-name="Tabulka5.A2" office:value-type="string">
            <text:p text:style-name="P17">229</text:p>
          </table:table-cell>
          <table:table-cell table:style-name="Tabulka5.E2" office:value-type="string">
            <text:p text:style-name="P41"/>
          </table:table-cell>
        </table:table-row>
        <table:table-row>
          <table:table-cell table:style-name="Tabulka5.A2" office:value-type="string">
            <text:p text:style-name="P15">p</text:p>
          </table:table-cell>
          <table:table-cell table:style-name="Tabulka5.A2" office:value-type="string">
            <text:p text:style-name="P18">Pronoun?</text:p>
          </table:table-cell>
          <table:table-cell table:style-name="Tabulka5.A2" office:value-type="string">
            <text:p text:style-name="P17">14</text:p>
          </table:table-cell>
          <table:table-cell table:style-name="Tabulka5.A2" office:value-type="string">
            <text:p text:style-name="P17">36</text:p>
          </table:table-cell>
          <table:table-cell table:style-name="Tabulka5.E2" office:value-type="string">
            <text:p text:style-name="P41"/>
          </table:table-cell>
        </table:table-row>
        <table:table-row>
          <table:table-cell table:style-name="Tabulka5.A2" office:value-type="string">
            <text:p text:style-name="P15">participi</text:p>
          </table:table-cell>
          <table:table-cell table:style-name="Tabulka5.A2" office:value-type="string">
            <text:p text:style-name="P15">Participle</text:p>
          </table:table-cell>
          <table:table-cell table:style-name="Tabulka5.A2" office:value-type="string">
            <text:p text:style-name="P17">73</text:p>
          </table:table-cell>
          <table:table-cell table:style-name="Tabulka5.A2" office:value-type="string">
            <text:p text:style-name="P17">35</text:p>
          </table:table-cell>
          <table:table-cell table:style-name="Tabulka5.E2" office:value-type="string">
            <text:p text:style-name="P41"/>
          </table:table-cell>
        </table:table-row>
        <text:soft-page-break/>
        <table:table-row>
          <table:table-cell table:style-name="Tabulka5.A2" office:value-type="string">
            <text:p text:style-name="P15">pass</text:p>
          </table:table-cell>
          <table:table-cell table:style-name="Tabulka5.A2" office:value-type="string">
            <text:p text:style-name="P15"/>
          </table:table-cell>
          <table:table-cell table:style-name="Tabulka5.A2" office:value-type="string">
            <text:p text:style-name="P17">3082</text:p>
          </table:table-cell>
          <table:table-cell table:style-name="Tabulka5.A2" office:value-type="string">
            <text:p text:style-name="P17">1632</text:p>
          </table:table-cell>
          <table:table-cell table:style-name="Tabulka5.E2" office:value-type="string">
            <text:p text:style-name="P41">AuxR</text:p>
          </table:table-cell>
        </table:table-row>
        <table:table-row>
          <table:table-cell table:style-name="Tabulka5.A2" office:value-type="string">
            <text:p text:style-name="P15">prep</text:p>
          </table:table-cell>
          <table:table-cell table:style-name="Tabulka5.A2" office:value-type="string">
            <text:p text:style-name="P15"/>
          </table:table-cell>
          <table:table-cell table:style-name="Tabulka5.A2" office:value-type="string">
            <text:p text:style-name="P17">35</text:p>
          </table:table-cell>
          <table:table-cell table:style-name="Tabulka5.A2" office:value-type="string">
            <text:p text:style-name="P17">8</text:p>
          </table:table-cell>
          <table:table-cell table:style-name="Tabulka5.E2" office:value-type="string">
            <text:p text:style-name="P41">AuxP</text:p>
          </table:table-cell>
        </table:table-row>
        <table:table-row>
          <table:table-cell table:style-name="Tabulka5.A2" office:value-type="string">
            <text:p text:style-name="P15">r</text:p>
          </table:table-cell>
          <table:table-cell table:style-name="Tabulka5.A2" office:value-type="string">
            <text:p text:style-name="P15"/>
          </table:table-cell>
          <table:table-cell table:style-name="Tabulka5.A2" office:value-type="string">
            <text:p text:style-name="P17">220</text:p>
          </table:table-cell>
          <table:table-cell table:style-name="Tabulka5.A2" office:value-type="string">
            <text:p text:style-name="P17">255</text:p>
          </table:table-cell>
          <table:table-cell table:style-name="Tabulka5.E2" office:value-type="string">
            <text:p text:style-name="P41">Adv</text:p>
          </table:table-cell>
        </table:table-row>
        <table:table-row>
          <table:table-cell table:style-name="Tabulka5.A2" office:value-type="string">
            <text:p text:style-name="P15">relatiu</text:p>
          </table:table-cell>
          <table:table-cell table:style-name="Tabulka5.A2" office:value-type="string">
            <text:p text:style-name="P15">Relative pronoun</text:p>
          </table:table-cell>
          <table:table-cell table:style-name="Tabulka5.A2" office:value-type="string">
            <text:p text:style-name="P17">890</text:p>
          </table:table-cell>
          <table:table-cell table:style-name="Tabulka5.A2" office:value-type="string">
            <text:p text:style-name="P17">291</text:p>
          </table:table-cell>
          <table:table-cell table:style-name="Tabulka5.E2" office:value-type="string">
            <text:p text:style-name="P41"/>
          </table:table-cell>
        </table:table-row>
        <table:table-row>
          <table:table-cell table:style-name="Tabulka5.A2" office:value-type="string">
            <text:p text:style-name="P15">s</text:p>
          </table:table-cell>
          <table:table-cell table:style-name="Tabulka5.A2" office:value-type="string">
            <text:p text:style-name="P15"/>
          </table:table-cell>
          <table:table-cell table:style-name="Tabulka5.A2" office:value-type="string">
            <text:p text:style-name="P17">1671</text:p>
          </table:table-cell>
          <table:table-cell table:style-name="Tabulka5.A2" office:value-type="string">
            <text:p text:style-name="P17">1171</text:p>
          </table:table-cell>
          <table:table-cell table:style-name="Tabulka5.E2" office:value-type="string">
            <text:p text:style-name="P41">AuxP</text:p>
          </table:table-cell>
        </table:table-row>
        <table:table-row>
          <table:table-cell table:style-name="Tabulka5.A2" office:value-type="string">
            <text:p text:style-name="P15">S</text:p>
          </table:table-cell>
          <table:table-cell table:style-name="Tabulka5.A2" office:value-type="string">
            <text:p text:style-name="P15"/>
          </table:table-cell>
          <table:table-cell table:style-name="Tabulka5.A2" office:value-type="string">
            <text:p text:style-name="P17">21217</text:p>
          </table:table-cell>
          <table:table-cell table:style-name="Tabulka5.A2" office:value-type="string">
            <text:p text:style-name="P17">25493</text:p>
          </table:table-cell>
          <table:table-cell table:style-name="Tabulka5.E2" office:value-type="string">
            <text:p text:style-name="P41">Pred</text:p>
          </table:table-cell>
        </table:table-row>
        <table:table-row>
          <table:table-cell table:style-name="Tabulka5.A2" office:value-type="string">
            <text:p text:style-name="P15">s.a</text:p>
          </table:table-cell>
          <table:table-cell table:style-name="Tabulka5.A2" office:value-type="string">
            <text:p text:style-name="P15"/>
          </table:table-cell>
          <table:table-cell table:style-name="Tabulka5.A2" office:value-type="string">
            <text:p text:style-name="P17">18906</text:p>
          </table:table-cell>
          <table:table-cell table:style-name="Tabulka5.A2" office:value-type="string">
            <text:p text:style-name="P17">22724</text:p>
          </table:table-cell>
          <table:table-cell table:style-name="Tabulka5.E2" office:value-type="string">
            <text:p text:style-name="P41">Atr</text:p>
          </table:table-cell>
        </table:table-row>
        <table:table-row>
          <table:table-cell table:style-name="Tabulka5.A2" office:value-type="string">
            <text:p text:style-name="P15">sa</text:p>
          </table:table-cell>
          <table:table-cell table:style-name="Tabulka5.A2" office:value-type="string">
            <text:p text:style-name="P15"/>
          </table:table-cell>
          <table:table-cell table:style-name="Tabulka5.A2" office:value-type="string">
            <text:p text:style-name="P17">126</text:p>
          </table:table-cell>
          <table:table-cell table:style-name="Tabulka5.A2" office:value-type="string">
            <text:p text:style-name="P17">120</text:p>
          </table:table-cell>
          <table:table-cell table:style-name="Tabulka5.E2" office:value-type="string">
            <text:p text:style-name="P36">Compl</text:p>
          </table:table-cell>
        </table:table-row>
        <table:table-row>
          <table:table-cell table:style-name="Tabulka5.A2" office:value-type="string">
            <text:p text:style-name="P15">sadv</text:p>
          </table:table-cell>
          <table:table-cell table:style-name="Tabulka5.A2" office:value-type="string">
            <text:p text:style-name="P15"/>
          </table:table-cell>
          <table:table-cell table:style-name="Tabulka5.A2" office:value-type="string">
            <text:p text:style-name="P17">1948</text:p>
          </table:table-cell>
          <table:table-cell table:style-name="Tabulka5.A2" office:value-type="string">
            <text:p text:style-name="P17">2416</text:p>
          </table:table-cell>
          <table:table-cell table:style-name="Tabulka5.E2" office:value-type="string">
            <text:p text:style-name="P41">Adv</text:p>
          </table:table-cell>
        </table:table-row>
        <table:table-row>
          <table:table-cell table:style-name="Tabulka5.A2" office:value-type="string">
            <text:p text:style-name="P15">sentence</text:p>
          </table:table-cell>
          <table:table-cell table:style-name="Tabulka5.A2" office:value-type="string">
            <text:p text:style-name="P15"/>
          </table:table-cell>
          <table:table-cell table:style-name="Tabulka5.A2" office:value-type="string">
            <text:p text:style-name="P17">14924</text:p>
          </table:table-cell>
          <table:table-cell table:style-name="Tabulka5.A2" office:value-type="string">
            <text:p text:style-name="P17">15984</text:p>
          </table:table-cell>
          <table:table-cell table:style-name="Tabulka5.E2" office:value-type="string">
            <text:p text:style-name="P41">Pred</text:p>
          </table:table-cell>
        </table:table-row>
        <table:table-row>
          <table:table-cell table:style-name="Tabulka5.A2" office:value-type="string">
            <text:p text:style-name="P15">sn</text:p>
          </table:table-cell>
          <table:table-cell table:style-name="Tabulka5.A2" office:value-type="string">
            <text:p text:style-name="P15"/>
          </table:table-cell>
          <table:table-cell table:style-name="Tabulka5.A2" office:value-type="string">
            <text:p text:style-name="P17">71602</text:p>
          </table:table-cell>
          <table:table-cell table:style-name="Tabulka5.A2" office:value-type="string">
            <text:p text:style-name="P17">75851</text:p>
          </table:table-cell>
          <table:table-cell table:style-name="Tabulka5.E2" office:value-type="string">
            <text:p text:style-name="P41"/>
          </table:table-cell>
        </table:table-row>
        <table:table-row>
          <table:table-cell table:style-name="Tabulka5.A2" office:value-type="string">
            <text:p text:style-name="P15">sp</text:p>
          </table:table-cell>
          <table:table-cell table:style-name="Tabulka5.A2" office:value-type="string">
            <text:p text:style-name="P15"/>
          </table:table-cell>
          <table:table-cell table:style-name="Tabulka5.A2" office:value-type="string">
            <text:p text:style-name="P17">40383</text:p>
          </table:table-cell>
          <table:table-cell table:style-name="Tabulka5.A2" office:value-type="string">
            <text:p text:style-name="P17">39443</text:p>
          </table:table-cell>
          <table:table-cell table:style-name="Tabulka5.E2" office:value-type="string">
            <text:p text:style-name="P41">AuxP</text:p>
          </table:table-cell>
        </table:table-row>
        <table:table-row>
          <table:table-cell table:style-name="Tabulka5.A2" office:value-type="string">
            <text:p text:style-name="P15">spec</text:p>
          </table:table-cell>
          <table:table-cell table:style-name="Tabulka5.A2" office:value-type="string">
            <text:p text:style-name="P15"/>
          </table:table-cell>
          <table:table-cell table:style-name="Tabulka5.A2" office:value-type="string">
            <text:p text:style-name="P17">64508</text:p>
          </table:table-cell>
          <table:table-cell table:style-name="Tabulka5.A2" office:value-type="string">
            <text:p text:style-name="P17">70742</text:p>
          </table:table-cell>
          <table:table-cell table:style-name="Tabulka5.E2" office:value-type="string">
            <text:p text:style-name="P41"/>
          </table:table-cell>
        </table:table-row>
        <table:table-row>
          <table:table-cell table:style-name="Tabulka5.A2" office:value-type="string">
            <text:p text:style-name="P15">suj</text:p>
          </table:table-cell>
          <table:table-cell table:style-name="Tabulka5.A2" office:value-type="string">
            <text:p text:style-name="P15">Subject</text:p>
          </table:table-cell>
          <table:table-cell table:style-name="Tabulka5.A2" office:value-type="string">
            <text:p text:style-name="P17">32896</text:p>
          </table:table-cell>
          <table:table-cell table:style-name="Tabulka5.A2" office:value-type="string">
            <text:p text:style-name="P17">37561</text:p>
          </table:table-cell>
          <table:table-cell table:style-name="Tabulka5.E2" office:value-type="string">
            <text:p text:style-name="P41">Sb</text:p>
          </table:table-cell>
        </table:table-row>
        <table:table-row>
          <table:table-cell table:style-name="Tabulka5.A2" office:value-type="string">
            <text:p text:style-name="P15">v</text:p>
          </table:table-cell>
          <table:table-cell table:style-name="Tabulka5.A2" office:value-type="string">
            <text:p text:style-name="P15"/>
          </table:table-cell>
          <table:table-cell table:style-name="Tabulka5.A2" office:value-type="string">
            <text:p text:style-name="P17">15981</text:p>
          </table:table-cell>
          <table:table-cell table:style-name="Tabulka5.A2" office:value-type="string">
            <text:p text:style-name="P17">8362</text:p>
          </table:table-cell>
          <table:table-cell table:style-name="Tabulka5.E2" office:value-type="string">
            <text:p text:style-name="P41">AuxV</text:p>
          </table:table-cell>
        </table:table-row>
        <table:table-row>
          <table:table-cell table:style-name="Tabulka5.A2" office:value-type="string">
            <text:p text:style-name="P15">voc</text:p>
          </table:table-cell>
          <table:table-cell table:style-name="Tabulka5.A2" office:value-type="string">
            <text:p text:style-name="P15"/>
          </table:table-cell>
          <table:table-cell table:style-name="Tabulka5.A2" office:value-type="string">
            <text:p text:style-name="P17">7</text:p>
          </table:table-cell>
          <table:table-cell table:style-name="Tabulka5.A2" office:value-type="string">
            <text:p text:style-name="P17">13</text:p>
          </table:table-cell>
          <table:table-cell table:style-name="Tabulka5.E2" office:value-type="string">
            <text:p text:style-name="P41"/>
          </table:table-cell>
        </table:table-row>
        <table:table-row>
          <table:table-cell table:style-name="Tabulka5.A2" office:value-type="string">
            <text:p text:style-name="P15">w</text:p>
          </table:table-cell>
          <table:table-cell table:style-name="Tabulka5.A2" office:value-type="string">
            <text:p text:style-name="P15"/>
          </table:table-cell>
          <table:table-cell table:style-name="Tabulka5.A2" office:value-type="string">
            <text:p text:style-name="P17">4</text:p>
          </table:table-cell>
          <table:table-cell table:style-name="Tabulka5.A2" office:value-type="string">
            <text:p text:style-name="P17">21</text:p>
          </table:table-cell>
          <table:table-cell table:style-name="Tabulka5.E2" office:value-type="string">
            <text:p text:style-name="P41"/>
          </table:table-cell>
        </table:table-row>
        <table:table-row>
          <table:table-cell table:style-name="Tabulka5.A2" office:value-type="string">
            <text:p text:style-name="P15">z</text:p>
          </table:table-cell>
          <table:table-cell table:style-name="Tabulka5.A2" office:value-type="string">
            <text:p text:style-name="P15">Number</text:p>
          </table:table-cell>
          <table:table-cell table:style-name="Tabulka5.A2" office:value-type="string">
            <text:p text:style-name="P17">660</text:p>
          </table:table-cell>
          <table:table-cell table:style-name="Tabulka5.A2" office:value-type="string">
            <text:p text:style-name="P17">814</text:p>
          </table:table-cell>
          <table:table-cell table:style-name="Tabulka5.E2" office:value-type="string">
            <text:p text:style-name="P41"/>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p text:style-name="P1">This is preposition and parent is verb =&gt; AuxV (“vamos a estar”)</text:p>
      <text:h text:style-name="P23" text:outline-level="1"><text:soft-page-break/>Danish</text:h>
      <text:p text:style-name="P1">The data come from the Danish Dependency Treebank. (See <text:a xlink:type="simple" xlink:href="https://wiki.ufal.ms.mff.cuni.cz/user:zeman:treebanks:da">https://wiki.ufal.ms.mff.cuni.cz/user:zeman:treebanks:da</text:a>.) There are 54 distinct afun values in the data.</text:p>
      <text:p text:style-name="P1">Tags in angle brackets are used with elliptical coordinations: <text:span text:style-name="T13">On Monday he bought a house and yesterday [he bought] a car.</text:span><text:span text:style-name="T17"> </text:span><text:span text:style-name="T13">Yesterday</text:span><text:span text:style-name="T17"> and </text:span><text:span text:style-name="T13">car</text:span><text:span text:style-name="T17"> should be attached to the second </text:span><text:span text:style-name="T13">bought</text:span><text:span text:style-name="T17">. Since it is missing, they will be attached directly to the coordinator. The tag still reflects their relation to the missing node. In PDT they would be tagged ExD instead.</text:span></text:p>
      <table:table table:name="Tabulka6" table:style-name="Tabulka6">
        <table:table-column table:style-name="Tabulka6.A"/>
        <table:table-column table:style-name="Tabulka6.B"/>
        <table:table-column table:style-name="Tabulka6.C"/>
        <table:table-column table:style-name="Tabulka6.D"/>
        <table:table-header-rows>
          <table:table-row>
            <table:table-cell table:style-name="Tabulka6.A1" office:value-type="string">
              <text:p text:style-name="P2">Input tag</text:p>
            </table:table-cell>
            <table:table-cell table:style-name="Tabulka6.A1" office:value-type="string">
              <text:p text:style-name="P2">Meaning</text:p>
            </table:table-cell>
            <table:table-cell table:style-name="Tabulka6.A1" office:value-type="string">
              <text:p text:style-name="P3">Frequency</text:p>
            </table:table-cell>
            <table:table-cell table:style-name="Tabulka6.D1" office:value-type="string">
              <text:p text:style-name="P4">Output tag</text:p>
            </table:table-cell>
          </table:table-row>
        </table:table-header-rows>
        <table:table-row>
          <table:table-cell table:style-name="Tabulka6.A2" office:value-type="string">
            <text:p text:style-name="Text_20_body">&lt;avobj&gt;</text:p>
          </table:table-cell>
          <table:table-cell table:style-name="Tabulka6.A2" office:value-type="string">
            <text:p text:style-name="P15"/>
          </table:table-cell>
          <table:table-cell table:style-name="Tabulka6.A2" office:value-type="string">
            <text:p text:style-name="P46">1</text:p>
          </table:table-cell>
          <table:table-cell table:style-name="Tabulka6.D2" office:value-type="string">
            <text:p text:style-name="P43"><text:span text:style-name="T7">ExD</text:span></text:p>
          </table:table-cell>
        </table:table-row>
        <table:table-row>
          <table:table-cell table:style-name="Tabulka6.A2" office:value-type="string">
            <text:p text:style-name="Text_20_body">&lt;dobj&gt;</text:p>
          </table:table-cell>
          <table:table-cell table:style-name="Tabulka6.A2" office:value-type="string">
            <text:p text:style-name="P15"/>
          </table:table-cell>
          <table:table-cell table:style-name="Tabulka6.A2" office:value-type="string">
            <text:p text:style-name="P46">30</text:p>
          </table:table-cell>
          <table:table-cell table:style-name="Tabulka6.D2" office:value-type="string">
            <text:p text:style-name="P40"><text:span text:style-name="T17">ExD</text:span></text:p>
          </table:table-cell>
        </table:table-row>
        <table:table-row>
          <table:table-cell table:style-name="Tabulka6.A2" office:value-type="string">
            <text:p text:style-name="Text_20_body">&lt;lobj&gt;</text:p>
          </table:table-cell>
          <table:table-cell table:style-name="Tabulka6.A2" office:value-type="string">
            <text:p text:style-name="P15"/>
          </table:table-cell>
          <table:table-cell table:style-name="Tabulka6.A2" office:value-type="string">
            <text:p text:style-name="P46">5</text:p>
          </table:table-cell>
          <table:table-cell table:style-name="Tabulka6.D2" office:value-type="string">
            <text:p text:style-name="P41">ExD</text:p>
          </table:table-cell>
        </table:table-row>
        <table:table-row>
          <table:table-cell table:style-name="Tabulka6.A2" office:value-type="string">
            <text:p text:style-name="Text_20_body">&lt;mod&gt;</text:p>
          </table:table-cell>
          <table:table-cell table:style-name="Tabulka6.A2" office:value-type="string">
            <text:p text:style-name="P15"/>
          </table:table-cell>
          <table:table-cell table:style-name="Tabulka6.A2" office:value-type="string">
            <text:p text:style-name="P46">88</text:p>
          </table:table-cell>
          <table:table-cell table:style-name="Tabulka6.D2" office:value-type="string">
            <text:p text:style-name="P41">ExD</text:p>
          </table:table-cell>
        </table:table-row>
        <table:table-row>
          <table:table-cell table:style-name="Tabulka6.A2" office:value-type="string">
            <text:p text:style-name="Text_20_body">&lt;nobj&gt;</text:p>
          </table:table-cell>
          <table:table-cell table:style-name="Tabulka6.A2" office:value-type="string">
            <text:p text:style-name="P15"/>
          </table:table-cell>
          <table:table-cell table:style-name="Tabulka6.A2" office:value-type="string">
            <text:p text:style-name="P46">21</text:p>
          </table:table-cell>
          <table:table-cell table:style-name="Tabulka6.D2" office:value-type="string">
            <text:p text:style-name="P41">ExD</text:p>
          </table:table-cell>
        </table:table-row>
        <table:table-row>
          <table:table-cell table:style-name="Tabulka6.A2" office:value-type="string">
            <text:p text:style-name="Text_20_body">&lt;pobj:nobj&gt;</text:p>
          </table:table-cell>
          <table:table-cell table:style-name="Tabulka6.A2" office:value-type="string">
            <text:p text:style-name="P15"/>
          </table:table-cell>
          <table:table-cell table:style-name="Tabulka6.A2" office:value-type="string">
            <text:p text:style-name="P46">1</text:p>
          </table:table-cell>
          <table:table-cell table:style-name="Tabulka6.D2" office:value-type="string">
            <text:p text:style-name="P41">ExD</text:p>
          </table:table-cell>
        </table:table-row>
        <table:table-row>
          <table:table-cell table:style-name="Tabulka6.A2" office:value-type="string">
            <text:p text:style-name="Text_20_body">&lt;pobj&gt;</text:p>
          </table:table-cell>
          <table:table-cell table:style-name="Tabulka6.A2" office:value-type="string">
            <text:p text:style-name="P15"/>
          </table:table-cell>
          <table:table-cell table:style-name="Tabulka6.A2" office:value-type="string">
            <text:p text:style-name="P46">16</text:p>
          </table:table-cell>
          <table:table-cell table:style-name="Tabulka6.D2" office:value-type="string">
            <text:p text:style-name="P41">ExD</text:p>
          </table:table-cell>
        </table:table-row>
        <table:table-row>
          <table:table-cell table:style-name="Tabulka6.A2" office:value-type="string">
            <text:p text:style-name="Text_20_body">&lt;possd&gt;</text:p>
          </table:table-cell>
          <table:table-cell table:style-name="Tabulka6.A2" office:value-type="string">
            <text:p text:style-name="P15"/>
          </table:table-cell>
          <table:table-cell table:style-name="Tabulka6.A2" office:value-type="string">
            <text:p text:style-name="P46">3</text:p>
          </table:table-cell>
          <table:table-cell table:style-name="Tabulka6.D2" office:value-type="string">
            <text:p text:style-name="P41">ExD</text:p>
          </table:table-cell>
        </table:table-row>
        <table:table-row>
          <table:table-cell table:style-name="Tabulka6.A2" office:value-type="string">
            <text:p text:style-name="Text_20_body">&lt;pred&gt;</text:p>
          </table:table-cell>
          <table:table-cell table:style-name="Tabulka6.A2" office:value-type="string">
            <text:p text:style-name="P15"/>
          </table:table-cell>
          <table:table-cell table:style-name="Tabulka6.A2" office:value-type="string">
            <text:p text:style-name="P46">41</text:p>
          </table:table-cell>
          <table:table-cell table:style-name="Tabulka6.D2" office:value-type="string">
            <text:p text:style-name="P41">ExD</text:p>
          </table:table-cell>
        </table:table-row>
        <table:table-row>
          <table:table-cell table:style-name="Tabulka6.A2" office:value-type="string">
            <text:p text:style-name="Text_20_body">&lt;qobj&gt;</text:p>
          </table:table-cell>
          <table:table-cell table:style-name="Tabulka6.A2" office:value-type="string">
            <text:p text:style-name="P15"/>
          </table:table-cell>
          <table:table-cell table:style-name="Tabulka6.A2" office:value-type="string">
            <text:p text:style-name="P46">2</text:p>
          </table:table-cell>
          <table:table-cell table:style-name="Tabulka6.D2" office:value-type="string">
            <text:p text:style-name="P41">ExD</text:p>
          </table:table-cell>
        </table:table-row>
        <table:table-row>
          <table:table-cell table:style-name="Tabulka6.A2" office:value-type="string">
            <text:p text:style-name="Text_20_body">&lt;subj:pobj&gt;</text:p>
          </table:table-cell>
          <table:table-cell table:style-name="Tabulka6.A2" office:value-type="string">
            <text:p text:style-name="P15"/>
          </table:table-cell>
          <table:table-cell table:style-name="Tabulka6.A2" office:value-type="string">
            <text:p text:style-name="P46">1</text:p>
          </table:table-cell>
          <table:table-cell table:style-name="Tabulka6.D2" office:value-type="string">
            <text:p text:style-name="P41">ExD</text:p>
          </table:table-cell>
        </table:table-row>
        <table:table-row>
          <table:table-cell table:style-name="Tabulka6.A2" office:value-type="string">
            <text:p text:style-name="Text_20_body">&lt;subj&gt;</text:p>
          </table:table-cell>
          <table:table-cell table:style-name="Tabulka6.A2" office:value-type="string">
            <text:p text:style-name="P15"/>
          </table:table-cell>
          <table:table-cell table:style-name="Tabulka6.A2" office:value-type="string">
            <text:p text:style-name="P46">25</text:p>
          </table:table-cell>
          <table:table-cell table:style-name="Tabulka6.D2" office:value-type="string">
            <text:p text:style-name="P41">ExD</text:p>
          </table:table-cell>
        </table:table-row>
        <table:table-row>
          <table:table-cell table:style-name="Tabulka6.A2" office:value-type="string">
            <text:p text:style-name="Text_20_body">&lt;vobj&gt;</text:p>
          </table:table-cell>
          <table:table-cell table:style-name="Tabulka6.A2" office:value-type="string">
            <text:p text:style-name="P15"/>
          </table:table-cell>
          <table:table-cell table:style-name="Tabulka6.A2" office:value-type="string">
            <text:p text:style-name="P46">2</text:p>
          </table:table-cell>
          <table:table-cell table:style-name="Tabulka6.D2" office:value-type="string">
            <text:p text:style-name="P41">ExD</text:p>
          </table:table-cell>
        </table:table-row>
        <table:table-row>
          <table:table-cell table:style-name="Tabulka6.A2" office:value-type="string">
            <text:p text:style-name="Text_20_body">&lt;xpl&gt;</text:p>
          </table:table-cell>
          <table:table-cell table:style-name="Tabulka6.A2" office:value-type="string">
            <text:p text:style-name="Standard"><text:span text:style-name="T2"/></text:p>
          </table:table-cell>
          <table:table-cell table:style-name="Tabulka6.A2" office:value-type="string">
            <text:p text:style-name="P46">1</text:p>
          </table:table-cell>
          <table:table-cell table:style-name="Tabulka6.D2" office:value-type="string">
            <text:p text:style-name="P41">ExD</text:p>
          </table:table-cell>
        </table:table-row>
        <table:table-row>
          <table:table-cell table:style-name="Tabulka6.A2" office:value-type="string">
            <text:p text:style-name="Text_20_body">ROOT</text:p>
          </table:table-cell>
          <table:table-cell table:style-name="Tabulka6.A2" office:value-type="string">
            <text:p text:style-name="P15">Root token (main verb or head noun if there is no verb; not the artificial root node)</text:p>
          </table:table-cell>
          <table:table-cell table:style-name="Tabulka6.A2" office:value-type="string">
            <text:p text:style-name="P46">5538</text:p>
          </table:table-cell>
          <table:table-cell table:style-name="Tabulka6.D2" office:value-type="string">
            <text:p text:style-name="P41">verb =&gt; Pred</text:p>
            <text:p text:style-name="P41">otherwise =&gt; ExD</text:p>
          </table:table-cell>
        </table:table-row>
        <table:table-row>
          <table:table-cell table:style-name="Tabulka6.A2" office:value-type="string">
            <text:p text:style-name="Text_20_body">aobj</text:p>
          </table:table-cell>
          <table:table-cell table:style-name="Tabulka6.A2" office:value-type="string">
            <text:p text:style-name="Text_20_body">Adjectival object. Poorly documented.</text:p>
            <text:p text:style-name="P1">Example: <text:span text:style-name="T13">kan</text:span><text:span text:style-name="T17">.VB.Pred </text:span><text:span text:style-name="T13">sige</text:span><text:span text:style-name="T17">.Vf.vobj </text:span><text:span text:style-name="T13">sig</text:span><text:span text:style-name="T17">.P6.dobj </text:span><text:span text:style-name="T13">fri</text:span><text:span text:style-name="T17">.AA.aobj </text:span><text:span text:style-name="T13">for</text:span><text:span text:style-name="T17">.RR.pobj … (“can [verb] himself free for …”)</text:span></text:p>
          </table:table-cell>
          <table:table-cell table:style-name="Tabulka6.A2" office:value-type="string">
            <text:p text:style-name="P46">124</text:p>
          </table:table-cell>
          <table:table-cell table:style-name="Tabulka6.D2" office:value-type="string">
            <text:p text:style-name="P41">Atv</text:p>
          </table:table-cell>
        </table:table-row>
        <table:table-row>
          <table:table-cell table:style-name="Tabulka6.A2" office:value-type="string">
            <text:p text:style-name="Text_20_body">appa</text:p>
          </table:table-cell>
          <table:table-cell table:style-name="Tabulka6.A2" office:value-type="string">
            <text:p text:style-name="P1">Parenthetic apposition</text:p>
            <text:p text:style-name="P1">Example: <text:span text:style-name="T13">Danmarks Socialdemokratiske Ungdom (DSU)</text:span><text:span text:style-name="T17"> (“Denmark Social Democratic Union (DSU)”). </text:span><text:span text:style-name="T13">DSU</text:span><text:span text:style-name="T17"> is appa of </text:span><text:span text:style-name="T13">Ungdom</text:span><text:span text:style-name="T17">; </text:span><text:soft-page-break/><text:span text:style-name="T17">the brackets are attached to </text:span><text:span text:style-name="T13">DSU</text:span><text:span text:style-name="T17">.</text:span></text:p>
          </table:table-cell>
          <table:table-cell table:style-name="Tabulka6.A2" office:value-type="string">
            <text:p text:style-name="P46">263</text:p>
          </table:table-cell>
          <table:table-cell table:style-name="Tabulka6.D2" office:value-type="string">
            <text:p text:style-name="P36">Apos</text:p>
          </table:table-cell>
        </table:table-row>
        <table:table-row>
          <table:table-cell table:style-name="Tabulka6.A2" office:value-type="string">
            <text:p text:style-name="Text_20_body">appr</text:p>
          </table:table-cell>
          <table:table-cell table:style-name="Tabulka6.A2" office:value-type="string">
            <text:p text:style-name="Text_20_body">Restrictive apposition (no comma)</text:p>
            <text:p text:style-name="P1">Example: <text:span text:style-name="T13">Socialdemokratiets næstformand Birte Weiss</text:span><text:span text:style-name="T17"> (“social democrats' vice-chairman Birte Weiss”). </text:span><text:span text:style-name="T13">Næstformand</text:span><text:span text:style-name="T17"> is the head, </text:span><text:span text:style-name="T13">Weiss</text:span><text:span text:style-name="T17"> is its appr. In PDT, </text:span><text:span text:style-name="T13">Weiss</text:span><text:span text:style-name="T17"> would be the head and the occupation would be its Atr: </text:span><text:span text:style-name="T22">americký prezident Bush</text:span><text:span text:style-name="T23"> </text:span><text:span text:style-name="T17">(</text:span><text:span text:style-name="T22">prezident</text:span><text:span text:style-name="T23"> </text:span><text:span text:style-name="T17">is Atr of </text:span><text:span text:style-name="T13">Bush</text:span><text:span text:style-name="T17">, </text:span><text:span text:style-name="T22">americký</text:span><text:span text:style-name="T23"> </text:span><text:span text:style-name="T17">is Atr of </text:span><text:span text:style-name="T13">prezident</text:span><text:span text:style-name="T17">).</text:span></text:p>
          </table:table-cell>
          <table:table-cell table:style-name="Tabulka6.A2" office:value-type="string">
            <text:p text:style-name="P46">281</text:p>
          </table:table-cell>
          <table:table-cell table:style-name="Tabulka6.D2" office:value-type="string">
            <text:p text:style-name="P36">Atr</text:p>
          </table:table-cell>
        </table:table-row>
        <table:table-row>
          <table:table-cell table:style-name="Tabulka6.A2" office:value-type="string">
            <text:p text:style-name="Text_20_body">avobj</text:p>
          </table:table-cell>
          <table:table-cell table:style-name="Tabulka6.A2" office:value-type="string">
            <text:p text:style-name="P15">Adverbial object. Examples:</text:p>
            <text:p text:style-name="P28">She acted out of love.</text:p>
          </table:table-cell>
          <table:table-cell table:style-name="Tabulka6.A2" office:value-type="string">
            <text:p text:style-name="P46">230</text:p>
          </table:table-cell>
          <table:table-cell table:style-name="Tabulka6.D2" office:value-type="string">
            <text:p text:style-name="P41">parent is noun =&gt; Atr</text:p>
            <text:p text:style-name="P41">otherwise =&gt; Adv</text:p>
          </table:table-cell>
        </table:table-row>
        <table:table-row>
          <table:table-cell table:style-name="Tabulka6.A2" office:value-type="string">
            <text:p text:style-name="Text_20_body">conj</text:p>
          </table:table-cell>
          <table:table-cell table:style-name="Tabulka6.A2" office:value-type="string">
            <text:p text:style-name="P15"/>
          </table:table-cell>
          <table:table-cell table:style-name="Tabulka6.A2" office:value-type="string">
            <text:p text:style-name="P46">4142</text:p>
          </table:table-cell>
          <table:table-cell table:style-name="Tabulka6.D2" office:value-type="string">
            <text:p text:style-name="P41">CoordArg</text:p>
          </table:table-cell>
        </table:table-row>
        <table:table-row>
          <table:table-cell table:style-name="Tabulka6.A2" office:value-type="string">
            <text:p text:style-name="Text_20_body">coord</text:p>
          </table:table-cell>
          <table:table-cell table:style-name="Tabulka6.A2" office:value-type="string">
            <text:p text:style-name="P15"/>
          </table:table-cell>
          <table:table-cell table:style-name="Tabulka6.A2" office:value-type="string">
            <text:p text:style-name="P46">2965</text:p>
          </table:table-cell>
          <table:table-cell table:style-name="Tabulka6.D2" office:value-type="string">
            <text:p text:style-name="P41">Coord</text:p>
          </table:table-cell>
        </table:table-row>
        <table:table-row>
          <table:table-cell table:style-name="Tabulka6.A2" office:value-type="string">
            <text:p text:style-name="Text_20_body">dobj</text:p>
          </table:table-cell>
          <table:table-cell table:style-name="Tabulka6.A2" office:value-type="string">
            <text:p text:style-name="P15">Direct object</text:p>
          </table:table-cell>
          <table:table-cell table:style-name="Tabulka6.A2" office:value-type="string">
            <text:p text:style-name="P46">5308</text:p>
          </table:table-cell>
          <table:table-cell table:style-name="Tabulka6.D2" office:value-type="string">
            <text:p text:style-name="P41">Obj</text:p>
          </table:table-cell>
        </table:table-row>
        <table:table-row>
          <table:table-cell table:style-name="Tabulka6.A2" office:value-type="string">
            <text:p text:style-name="Text_20_body">err</text:p>
          </table:table-cell>
          <table:table-cell table:style-name="Tabulka6.A2" office:value-type="string">
            <text:p text:style-name="Text_20_body">Deprecated error relation. Used when connecting two phrases <text:span text:style-name="T2">that do not fit together, often because of errors in the text.</text:span></text:p>
          </table:table-cell>
          <table:table-cell table:style-name="Tabulka6.A2" office:value-type="string">
            <text:p text:style-name="P46">51</text:p>
          </table:table-cell>
          <table:table-cell table:style-name="Tabulka6.D2" office:value-type="string">
            <text:p text:style-name="P41">ExD</text:p>
          </table:table-cell>
        </table:table-row>
        <table:table-row>
          <table:table-cell table:style-name="Tabulka6.A2" office:value-type="string">
            <text:p text:style-name="Text_20_body">expl</text:p>
          </table:table-cell>
          <table:table-cell table:style-name="Tabulka6.A2" office:value-type="string">
            <text:p text:style-name="P15">Expletive (<text:span text:style-name="T20">výplňový</text:span>) subject</text:p>
          </table:table-cell>
          <table:table-cell table:style-name="Tabulka6.A2" office:value-type="string">
            <text:p text:style-name="P46">442</text:p>
          </table:table-cell>
          <table:table-cell table:style-name="Tabulka6.D2" office:value-type="string">
            <text:p text:style-name="P41">Sb</text:p>
          </table:table-cell>
        </table:table-row>
        <table:table-row>
          <table:table-cell table:style-name="Tabulka6.A2" office:value-type="string">
            <text:p text:style-name="Text_20_body">iobj</text:p>
          </table:table-cell>
          <table:table-cell table:style-name="Tabulka6.A2" office:value-type="string">
            <text:p text:style-name="P15">Indirect object</text:p>
          </table:table-cell>
          <table:table-cell table:style-name="Tabulka6.A2" office:value-type="string">
            <text:p text:style-name="P46">155</text:p>
          </table:table-cell>
          <table:table-cell table:style-name="Tabulka6.D2" office:value-type="string">
            <text:p text:style-name="P41">Obj</text:p>
          </table:table-cell>
        </table:table-row>
        <table:table-row>
          <table:table-cell table:style-name="Tabulka6.A2" office:value-type="string">
            <text:p text:style-name="Text_20_body">list</text:p>
          </table:table-cell>
          <table:table-cell table:style-name="Tabulka6.A2" office:value-type="string">
            <text:p text:style-name="P15">The sentence is a list item and this is the main verb attached to the item number</text:p>
          </table:table-cell>
          <table:table-cell table:style-name="Tabulka6.A2" office:value-type="string">
            <text:p text:style-name="P46">269</text:p>
          </table:table-cell>
          <table:table-cell table:style-name="Tabulka6.D2" office:value-type="string">
            <text:p text:style-name="P41">verb =&gt; Pred</text:p>
            <text:p text:style-name="P41">otherwise =&gt; ExD</text:p>
          </table:table-cell>
        </table:table-row>
        <table:table-row>
          <table:table-cell table:style-name="Tabulka6.A2" office:value-type="string">
            <text:p text:style-name="Text_20_body">lobj</text:p>
          </table:table-cell>
          <table:table-cell table:style-name="Tabulka6.A2" office:value-type="string">
            <text:p text:style-name="P15">Valency-bound location/direction adverbial? Examples:</text:p>
            <text:p text:style-name="P28">Ruslands vej <text:span text:style-name="T24">til demokrati</text:span><text:span text:style-name="T18"> (“Russia's way </text:span><text:span text:style-name="T19">to democracy</text:span><text:span text:style-name="T18">”)</text:span></text:p>
            <text:p text:style-name="P28"><text:span text:style-name="T1">går</text:span><text:span text:style-name="T18">.verb</text:span><text:span text:style-name="T1"> </text:span><text:span text:style-name="T24">gennem diktatur</text:span></text:p>
          </table:table-cell>
          <table:table-cell table:style-name="Tabulka6.A2" office:value-type="string">
            <text:p text:style-name="P46">1082</text:p>
          </table:table-cell>
          <table:table-cell table:style-name="Tabulka6.D2" office:value-type="string">
            <text:p text:style-name="P41">parent is noun =&gt; Atr</text:p>
            <text:p text:style-name="P41">otherwise =&gt; Adv</text:p>
          </table:table-cell>
        </table:table-row>
        <table:table-row>
          <table:table-cell table:style-name="Tabulka6.A2" office:value-type="string">
            <text:p text:style-name="Text_20_body">mod</text:p>
          </table:table-cell>
          <table:table-cell table:style-name="Tabulka6.A2" office:value-type="string">
            <text:p text:style-name="Text_20_body">Attribute of noun</text:p>
            <text:p text:style-name="P1">Adverbial modifier of verb</text:p>
          </table:table-cell>
          <table:table-cell table:style-name="Tabulka6.A2" office:value-type="string">
            <text:p text:style-name="P46">17939</text:p>
          </table:table-cell>
          <table:table-cell table:style-name="Tabulka6.D2" office:value-type="string">
            <text:p text:style-name="P41">parent is noun, adjective or numeral =&gt; Atr</text:p>
            <text:p text:style-name="P41">otherwise =&gt; Adv</text:p>
          </table:table-cell>
        </table:table-row>
        <table:table-row>
          <table:table-cell table:style-name="Tabulka6.A2" office:value-type="string">
            <text:p text:style-name="Text_20_body">modo</text:p>
          </table:table-cell>
          <table:table-cell table:style-name="Tabulka6.A2" office:value-type="string">
            <text:p text:style-name="P15">Deprecated name for object-oriented modifier</text:p>
          </table:table-cell>
          <table:table-cell table:style-name="Tabulka6.A2" office:value-type="string">
            <text:p text:style-name="P46">5</text:p>
          </table:table-cell>
          <table:table-cell table:style-name="Tabulka6.D2" office:value-type="string">
            <text:p text:style-name="P41">parent is noun, adjective or numeral =&gt; Atr</text:p>
            <text:p text:style-name="P41">otherwise =&gt; Adv</text:p>
          </table:table-cell>
        </table:table-row>
        <table:table-row>
          <table:table-cell table:style-name="Tabulka6.A2" office:value-type="string">
            <text:p text:style-name="Text_20_body">modp</text:p>
          </table:table-cell>
          <table:table-cell table:style-name="Tabulka6.A2" office:value-type="string">
            <text:p text:style-name="P15">Deprecated name for parenthetic <text:soft-page-break/>modifier</text:p>
          </table:table-cell>
          <table:table-cell table:style-name="Tabulka6.A2" office:value-type="string">
            <text:p text:style-name="P46">122</text:p>
          </table:table-cell>
          <table:table-cell table:style-name="Tabulka6.D2" office:value-type="string">
            <text:p text:style-name="P41">parent is noun, adjective <text:soft-page-break/>or numeral =&gt; Atr</text:p>
            <text:p text:style-name="P41">otherwise =&gt; Adv</text:p>
          </table:table-cell>
        </table:table-row>
        <table:table-row>
          <table:table-cell table:style-name="Tabulka6.A2" office:value-type="string">
            <text:p text:style-name="Text_20_body">modr</text:p>
          </table:table-cell>
          <table:table-cell table:style-name="Tabulka6.A2" office:value-type="string">
            <text:p text:style-name="P15">Deprecated name for restrictive modifier</text:p>
          </table:table-cell>
          <table:table-cell table:style-name="Tabulka6.A2" office:value-type="string">
            <text:p text:style-name="P46">1</text:p>
          </table:table-cell>
          <table:table-cell table:style-name="Tabulka6.D2" office:value-type="string">
            <text:p text:style-name="P41">parent is noun, adjective or numeral =&gt; Atr</text:p>
            <text:p text:style-name="P41">otherwise =&gt; Adv</text:p>
          </table:table-cell>
        </table:table-row>
        <table:table-row>
          <table:table-cell table:style-name="Tabulka6.A2" office:value-type="string">
            <text:p text:style-name="Text_20_body">mods</text:p>
          </table:table-cell>
          <table:table-cell table:style-name="Tabulka6.A2" office:value-type="string">
            <text:p text:style-name="P15">Deprecated name for ??? modifier</text:p>
          </table:table-cell>
          <table:table-cell table:style-name="Tabulka6.A2" office:value-type="string">
            <text:p text:style-name="P46">13</text:p>
          </table:table-cell>
          <table:table-cell table:style-name="Tabulka6.D2" office:value-type="string">
            <text:p text:style-name="P41">parent is noun, adjective or numeral =&gt; Atr</text:p>
            <text:p text:style-name="P41">otherwise =&gt; Adv</text:p>
          </table:table-cell>
        </table:table-row>
        <table:table-row>
          <table:table-cell table:style-name="Tabulka6.A2" office:value-type="string">
            <text:p text:style-name="Text_20_body">name</text:p>
          </table:table-cell>
          <table:table-cell table:style-name="Tabulka6.A2" office:value-type="string">
            <text:p text:style-name="P15">Part of name of person, e.g. the middle initial, attached to the main name</text:p>
          </table:table-cell>
          <table:table-cell table:style-name="Tabulka6.A2" office:value-type="string">
            <text:p text:style-name="P46">157</text:p>
          </table:table-cell>
          <table:table-cell table:style-name="Tabulka6.D2" office:value-type="string">
            <text:p text:style-name="P41">Atr</text:p>
          </table:table-cell>
        </table:table-row>
        <table:table-row>
          <table:table-cell table:style-name="Tabulka6.A2" office:value-type="string">
            <text:p text:style-name="Text_20_body">namef</text:p>
          </table:table-cell>
          <table:table-cell table:style-name="Tabulka6.A2" office:value-type="string">
            <text:p text:style-name="P15">First name of person, attached to the last name</text:p>
          </table:table-cell>
          <table:table-cell table:style-name="Tabulka6.A2" office:value-type="string">
            <text:p text:style-name="P46">1048</text:p>
          </table:table-cell>
          <table:table-cell table:style-name="Tabulka6.D2" office:value-type="string">
            <text:p text:style-name="P41">Atr</text:p>
          </table:table-cell>
        </table:table-row>
        <table:table-row>
          <table:table-cell table:style-name="Tabulka6.A2" office:value-type="string">
            <text:p text:style-name="Text_20_body">namel</text:p>
          </table:table-cell>
          <table:table-cell table:style-name="Tabulka6.A2" office:value-type="string">
            <text:p text:style-name="P15">Last name of person (attached to another name?)</text:p>
          </table:table-cell>
          <table:table-cell table:style-name="Tabulka6.A2" office:value-type="string">
            <text:p text:style-name="P46">74</text:p>
          </table:table-cell>
          <table:table-cell table:style-name="Tabulka6.D2" office:value-type="string">
            <text:p text:style-name="P41">Atr</text:p>
          </table:table-cell>
        </table:table-row>
        <table:table-row>
          <table:table-cell table:style-name="Tabulka6.A2" office:value-type="string">
            <text:p text:style-name="Text_20_body">nobj</text:p>
          </table:table-cell>
          <table:table-cell table:style-name="Tabulka6.A2" office:value-type="string">
            <text:p text:style-name="Text_20_body">Nominal argument of a preposition. Also argument of an indefinite pronoun/article.</text:p>
            <text:p text:style-name="P1"><text:span text:style-name="T13">Som</text:span> (“as”) tagged as particle may act as a preposition. Example: <text:span text:style-name="T13">som</text:span><text:span text:style-name="T17">.TT.pobj </text:span><text:span text:style-name="T13">undskyldning</text:span><text:span text:style-name="T17">.NN.nobj</text:span></text:p>
            <text:p text:style-name="P38">Heriblandt<text:span text:style-name="T17"> (“including”) tagged as adverb may act as a preposition. Example: </text:span>heriblandt<text:span text:style-name="T17">.Db.mod </text:span>Lvov<text:span text:style-name="T17">.NN.nobj</text:span></text:p>
            <text:p text:style-name="P38"><text:span text:style-name="T17">Parent can be subordinator. </text:span>End<text:span text:style-name="T17"> (“than”) can have noun arguments.</text:span></text:p>
            <text:p text:style-name="Text_20_body"><text:span text:style-name="T3">S</text:span><text:span text:style-name="T13">å</text:span> <text:span text:style-name="T3">at</text:span><text:span text:style-name="T4"> examples:</text:span></text:p>
            <text:p text:style-name="P47"><text:span text:style-name="T2">så meget kludder …, at man kan sende</text:span><text:span text:style-name="T4"> (“so [meget kludder] … that one can send</text:span><text:bookmark-start text:name="__DdeLink__2289_1469614376"/><text:span text:style-name="T4">”</text:span><text:bookmark-end text:name="__DdeLink__2289_1469614376"/><text:span text:style-name="T4">). In this example, </text:span><text:span text:style-name="T2">at</text:span><text:span text:style-name="T4"> is nobj of </text:span><text:span text:style-name="T2">så</text:span><text:span text:style-name="T4">, often nonprojective. In PDT, </text:span><text:span text:style-name="T2">at man kan sende</text:span><text:span text:style-name="T4"> would be Adv clause of </text:span><text:span text:style-name="T2">kludder</text:span><text:span text:style-name="T4">.</text:span></text:p>
            <text:p text:style-name="P47"><text:span text:style-name="T4">Parent can be interjection. Example:</text:span></text:p>
            <text:p text:style-name="P47"><text:span text:style-name="T2">“</text:span><text:span text:style-name="T4">.XP.pnct </text:span><text:span text:style-name="T2">Åh</text:span><text:span text:style-name="T4">.I.qobj </text:span><text:span text:style-name="T2">snack</text:span><text:span text:style-name="T4">.NC.nobj </text:span><text:span text:style-name="T2">,</text:span><text:span text:style-name="T4">.XP.pnct </text:span><text:span text:style-name="T2">”</text:span><text:span text:style-name="T4">.XP.pnct </text:span><text:span text:style-name="T2">sagde</text:span><text:span text:style-name="T4">.VA.ROOT</text:span></text:p>
            <text:p text:style-name="P47"><text:span text:style-name="T4">Other cases:</text:span></text:p>
            <text:p text:style-name="P47"><text:span text:style-name="T2">Klokken</text:span><text:span text:style-name="T4">.NN.? </text:span><text:span text:style-name="T2">17.05</text:span><text:span text:style-name="T4">.Cn.nobj</text:span></text:p>
            <text:p text:style-name="P45">§<text:span text:style-name="T17">.</text:span><text:span text:style-name="T4">XS.? </text:span><text:span text:style-name="T2">20</text:span><text:span text:style-name="T4">.AC.nobj</text:span></text:p>
          </table:table-cell>
          <table:table-cell table:style-name="Tabulka6.A2" office:value-type="string">
            <text:p text:style-name="P46">18019</text:p>
          </table:table-cell>
          <table:table-cell table:style-name="Tabulka6.D2" office:value-type="string">
            <text:p text:style-name="P41">parent is pronominal =&gt; DetArg</text:p>
            <text:p text:style-name="P41">parent is adjective =&gt; AdjArg</text:p>
            <text:p text:style-name="P41">parent is numeral =&gt; NumArg</text:p>
            <text:p text:style-name="P41">parent is preposition, “som” or “heriblandt” =&gt; PrepArg</text:p>
            <text:p text:style-name="P41">parent is subordinator =&gt; SubArg</text:p>
            <text:p text:style-name="P43"><text:span text:style-name="T7">parent is “s</text:span>å<text:span text:style-name="T7">” and this is “at” =&gt; Adv</text:span></text:p>
            <text:p text:style-name="P43"><text:span text:style-name="T7">parent is interjection =&gt; ExD</text:span></text:p>
            <text:p text:style-name="P43"><text:span text:style-name="T7">otherwise =&gt; Atr</text:span></text:p>
          </table:table-cell>
        </table:table-row>
        <text:soft-page-break/>
        <table:table-row>
          <table:table-cell table:style-name="Tabulka6.A2" office:value-type="string">
            <text:p text:style-name="Text_20_body">numa</text:p>
          </table:table-cell>
          <table:table-cell table:style-name="Tabulka6.A2" office:value-type="string">
            <text:p text:style-name="Text_20_body">Additive numeral complement</text:p>
            <text:p text:style-name="P1">Numerals license one additive and one numeral complement, both optional. The numerical value associated with the expression is the value M <text:span text:style-name="T20">× </text:span>N + A, where M is the numerical value of the multiplicative complement, A is the numerical value of the additive complement and N is the numerical value associated with the lexical numeral itself. E.g. <text:span text:style-name="T13">two hundred four</text:span><text:span text:style-name="T17"> has value 2 </text:span><text:span text:style-name="T23">× </text:span><text:span text:style-name="T17">100 + 4, </text:span><text:span text:style-name="T13">two hundred four thousand</text:span><text:span text:style-name="T17"> has value (2 </text:span><text:span text:style-name="T23">×</text:span><text:span text:style-name="T17"> 100 + 4) </text:span><text:span text:style-name="T23">×</text:span><text:span text:style-name="T17"> 1000, and </text:span><text:span text:style-name="T13">two hundred four thousand and twenty three</text:span><text:span text:style-name="T17"> has value (2 </text:span><text:span text:style-name="T23">×</text:span><text:span text:style-name="T17"> 100 + 4) </text:span><text:span text:style-name="T23">×</text:span><text:span text:style-name="T17"> 1000 + (20 + (3)).</text:span></text:p>
          </table:table-cell>
          <table:table-cell table:style-name="Tabulka6.A2" office:value-type="string">
            <text:p text:style-name="P46">6</text:p>
          </table:table-cell>
          <table:table-cell table:style-name="Tabulka6.D2" office:value-type="string">
            <text:p text:style-name="P41">Atr</text:p>
          </table:table-cell>
        </table:table-row>
        <table:table-row>
          <table:table-cell table:style-name="Tabulka6.A2" office:value-type="string">
            <text:p text:style-name="Text_20_body">numm</text:p>
          </table:table-cell>
          <table:table-cell table:style-name="Tabulka6.A2" office:value-type="string">
            <text:p text:style-name="Text_20_body">Multiplicative numeral complement (see explanation of numa)</text:p>
          </table:table-cell>
          <table:table-cell table:style-name="Tabulka6.A2" office:value-type="string">
            <text:p text:style-name="P46">60</text:p>
          </table:table-cell>
          <table:table-cell table:style-name="Tabulka6.D2" office:value-type="string">
            <text:p text:style-name="P41">Atr</text:p>
          </table:table-cell>
        </table:table-row>
        <table:table-row>
          <table:table-cell table:style-name="Tabulka6.A2" office:value-type="string">
            <text:p text:style-name="Text_20_body">obl</text:p>
          </table:table-cell>
          <table:table-cell table:style-name="Tabulka6.A2" office:value-type="string">
            <text:p text:style-name="Text_20_body">???</text:p>
            <text:p text:style-name="P1">Example: <text:span text:style-name="T13">end</text:span><text:span text:style-name="T17">.J,.pobj </text:span><text:span text:style-name="T13">af</text:span><text:span text:style-name="T17">.RR.obl </text:span><text:span text:style-name="T13">seriøs</text:span><text:span text:style-name="T17">.AA.mod </text:span><text:span text:style-name="T13">debat</text:span><text:span text:style-name="T17">.NN.nobj (“than of serious debate”)</text:span></text:p>
          </table:table-cell>
          <table:table-cell table:style-name="Tabulka6.A2" office:value-type="string">
            <text:p text:style-name="P46">46</text:p>
          </table:table-cell>
          <table:table-cell table:style-name="Tabulka6.D2" office:value-type="string">
            <text:p text:style-name="P41">parent is subordinator =&gt; SubArg</text:p>
            <text:p text:style-name="P41">parent is preposition =&gt; PrepArg</text:p>
          </table:table-cell>
        </table:table-row>
        <table:table-row>
          <table:table-cell table:style-name="Tabulka6.A2" office:value-type="string">
            <text:p text:style-name="Text_20_body">part</text:p>
          </table:table-cell>
          <table:table-cell table:style-name="Tabulka6.A2" office:value-type="string">
            <text:p text:style-name="P15">Verbal particle (e.g. “down” in “break down something”)</text:p>
          </table:table-cell>
          <table:table-cell table:style-name="Tabulka6.A2" office:value-type="string">
            <text:p text:style-name="P46">162</text:p>
          </table:table-cell>
          <table:table-cell table:style-name="Tabulka6.D2" office:value-type="string">
            <text:p text:style-name="P41">AuxT</text:p>
          </table:table-cell>
        </table:table-row>
        <table:table-row>
          <table:table-cell table:style-name="Tabulka6.A2" office:value-type="string">
            <text:p text:style-name="Text_20_body">pnct</text:p>
          </table:table-cell>
          <table:table-cell table:style-name="Tabulka6.A2" office:value-type="string">
            <text:p text:style-name="P15">Punctuation</text:p>
          </table:table-cell>
          <table:table-cell table:style-name="Tabulka6.A2" office:value-type="string">
            <text:p text:style-name="P46">13922</text:p>
          </table:table-cell>
          <table:table-cell table:style-name="Tabulka6.D2" office:value-type="string">
            <text:p text:style-name="P41">AuxX | AuxG | AuxK</text:p>
          </table:table-cell>
        </table:table-row>
        <table:table-row>
          <table:table-cell table:style-name="Tabulka6.A2" office:value-type="string">
            <text:p text:style-name="Text_20_body">pobj</text:p>
          </table:table-cell>
          <table:table-cell table:style-name="Tabulka6.A2" office:value-type="string">
            <text:p text:style-name="Text_20_body">Prepositional object.</text:p>
            <text:p text:style-name="P1">Example: <text:span text:style-name="T13">i en </text:span><text:span text:style-name="T15">af</text:span><text:span text:style-name="T16"> deres artikler</text:span><text:span text:style-name="T18"> (“in one of these articles”). </text:span><text:span text:style-name="T16">En</text:span><text:span text:style-name="T18"> is tagged as indefinite determiner but unlike other cases, here we do not want to lift its argument!</text:span></text:p>
            <text:p text:style-name="P1"><text:span text:style-name="T18">Numeral parent example: </text:span><text:span text:style-name="T16">34 af 149.000</text:span><text:span text:style-name="T18"> (“34 of 149,000”)</text:span></text:p>
            <text:p text:style-name="P1"><text:span text:style-name="T18">Example of preposition attached to another preposition: </text:span><text:span text:style-name="T16">fra X til Y</text:span><text:span text:style-name="T18"> (“from X to Y”; </text:span><text:span text:style-name="T16">til</text:span><text:span text:style-name="T18"> is pobj of </text:span><text:span text:style-name="T16">fra</text:span><text:span text:style-name="T18">). If the first preposition governs the second one (like here), the parent (first prep) already has got afun, which we can copy to the child. Note that we probably later want to reattach the child to its grandparent, too.</text:span></text:p>
            <text:p text:style-name="P1"><text:soft-page-break/><text:span text:style-name="T18">Parent can be an unknown word, e.g. in an English clause embedded in Danish text. Other parts of speech may occur too.</text:span></text:p>
          </table:table-cell>
          <table:table-cell table:style-name="Tabulka6.A2" office:value-type="string">
            <text:p text:style-name="P46">5021</text:p>
          </table:table-cell>
          <table:table-cell table:style-name="Tabulka6.D2" office:value-type="string">
            <text:p text:style-name="P41">parent is “en” and this is “af” =&gt; Atr</text:p>
            <text:p text:style-name="P41">parent is noun, adjective or numeral =&gt; Atr</text:p>
            <text:p text:style-name="P41">parent is verb =&gt; Obj</text:p>
            <text:p text:style-name="P41">parent is adverb =&gt; Adv</text:p>
            <text:p text:style-name="P41">parent is preposition =&gt; parent's afun</text:p>
            <text:p text:style-name="P41">otherwise =&gt; Atr</text:p>
          </table:table-cell>
        </table:table-row>
        <table:table-row>
          <table:table-cell table:style-name="Tabulka6.A2" office:value-type="string">
            <text:p text:style-name="Text_20_body">possd</text:p>
          </table:table-cell>
          <table:table-cell table:style-name="Tabulka6.A2" office:value-type="string">
            <text:p text:style-name="P15">Argument of a possessive, i.e. the thing possessed</text:p>
          </table:table-cell>
          <table:table-cell table:style-name="Tabulka6.A2" office:value-type="string">
            <text:p text:style-name="P46">1860</text:p>
          </table:table-cell>
          <table:table-cell table:style-name="Tabulka6.D2" office:value-type="string">
            <text:p text:style-name="P41">PossArg</text:p>
          </table:table-cell>
        </table:table-row>
        <table:table-row>
          <table:table-cell table:style-name="Tabulka6.A2" office:value-type="string">
            <text:p text:style-name="Text_20_body">pred</text:p>
          </table:table-cell>
          <table:table-cell table:style-name="Tabulka6.A2" office:value-type="string">
            <text:p text:style-name="P15">Predicative (adjective attached to copula)</text:p>
          </table:table-cell>
          <table:table-cell table:style-name="Tabulka6.A2" office:value-type="string">
            <text:p text:style-name="P46">2463</text:p>
          </table:table-cell>
          <table:table-cell table:style-name="Tabulka6.D2" office:value-type="string">
            <text:p text:style-name="P41">Pnom</text:p>
          </table:table-cell>
        </table:table-row>
        <table:table-row>
          <table:table-cell table:style-name="Tabulka6.A2" office:value-type="string">
            <text:p text:style-name="Text_20_body">qobj</text:p>
          </table:table-cell>
          <table:table-cell table:style-name="Tabulka6.A2" office:value-type="string">
            <text:p text:style-name="P15">Quotation object</text:p>
          </table:table-cell>
          <table:table-cell table:style-name="Tabulka6.A2" office:value-type="string">
            <text:p text:style-name="P46">458</text:p>
          </table:table-cell>
          <table:table-cell table:style-name="Tabulka6.D2" office:value-type="string">
            <text:p text:style-name="P41">Obj</text:p>
          </table:table-cell>
        </table:table-row>
        <table:table-row>
          <table:table-cell table:style-name="Tabulka6.A2" office:value-type="string">
            <text:p text:style-name="Text_20_body">rel</text:p>
          </table:table-cell>
          <table:table-cell table:style-name="Tabulka6.A2" office:value-type="string">
            <text:p text:style-name="Text_20_body">Relative clause</text:p>
            <text:p text:style-name="P1">Parent can be preposition. Relative pronouns and determiners are possible subordinators in DDT and the predicates of the relative clauses are attached to them. In PDT they would be normal nodes in the relative clause, possibly filling valency slots of the predicate, which would be the root of the clause. When the relative pronoun is governed by a preposition in DDT the predicate is also attached to the preposition. Example (train/003.treex#108):</text:p>
            <text:p text:style-name="P38">, i<text:span text:style-name="T17">.nobj </text:span>hvilken<text:span text:style-name="T17">.nobj </text:span>grad<text:span text:style-name="T17">.nobj </text:span>Folketinget<text:span text:style-name="T17">.subj </text:span>er<text:span text:style-name="T17">.rel </text:span>indblandet<text:span text:style-name="T17">.vobj (“to what degree the Folketing is involved”)</text:span></text:p>
          </table:table-cell>
          <table:table-cell table:style-name="Tabulka6.A2" office:value-type="string">
            <text:p text:style-name="P46">1478</text:p>
          </table:table-cell>
          <table:table-cell table:style-name="Tabulka6.D2" office:value-type="string">
            <text:p text:style-name="P41">parent is noun, adjective or numeral =&gt; Atr</text:p>
            <text:p text:style-name="P41">parent is verb =&gt; Adv</text:p>
            <text:p text:style-name="P41">parent is subordinator =&gt; SubArg</text:p>
            <text:p text:style-name="P41">parent is preposition: <text:span text:style-name="T8">we should investigate whether the clause modifies a noun (=&gt; Atr) or a verb (=&gt; Adv or Obj). Currently we just assume =&gt;</text:span> Adv</text:p>
            <text:p text:style-name="P41">otherwise =&gt; Atr</text:p>
          </table:table-cell>
        </table:table-row>
        <table:table-row>
          <table:table-cell table:style-name="Tabulka6.A2" office:value-type="string">
            <text:p text:style-name="Text_20_body">rep</text:p>
          </table:table-cell>
          <table:table-cell table:style-name="Tabulka6.A2" office:value-type="string">
            <text:p text:style-name="Text_20_body">Repetition?</text:p>
            <text:p text:style-name="P1">Example: <text:span text:style-name="T13">Og hvor</text:span><text:span text:style-name="T17">.rep </text:span><text:span text:style-name="T13">…</text:span><text:span text:style-name="T17">.pnct </text:span><text:span text:style-name="T13">hvordan</text:span><text:span text:style-name="T17">.mod </text:span><text:span text:style-name="T13">gik</text:span><text:span text:style-name="T17">.conj</text:span></text:p>
          </table:table-cell>
          <table:table-cell table:style-name="Tabulka6.A2" office:value-type="string">
            <text:p text:style-name="P46">3</text:p>
          </table:table-cell>
          <table:table-cell table:style-name="Tabulka6.D2" office:value-type="string">
            <text:p text:style-name="P41">Atr</text:p>
          </table:table-cell>
        </table:table-row>
        <table:table-row>
          <table:table-cell table:style-name="Tabulka6.A2" office:value-type="string">
            <text:p text:style-name="Text_20_body">subj</text:p>
          </table:table-cell>
          <table:table-cell table:style-name="Tabulka6.A2" office:value-type="string">
            <text:p text:style-name="P15">Subject of clause, attached to the predicate (verb)</text:p>
          </table:table-cell>
          <table:table-cell table:style-name="Tabulka6.A2" office:value-type="string">
            <text:p text:style-name="P46">9081</text:p>
          </table:table-cell>
          <table:table-cell table:style-name="Tabulka6.D2" office:value-type="string">
            <text:p text:style-name="P41">Sb</text:p>
          </table:table-cell>
        </table:table-row>
        <table:table-row>
          <table:table-cell table:style-name="Tabulka6.A2" office:value-type="string">
            <text:p text:style-name="Text_20_body">title</text:p>
          </table:table-cell>
          <table:table-cell table:style-name="Tabulka6.A2" office:value-type="string">
            <text:p text:style-name="P15">Title of person, attached to the last name</text:p>
          </table:table-cell>
          <table:table-cell table:style-name="Tabulka6.A2" office:value-type="string">
            <text:p text:style-name="P46">198</text:p>
          </table:table-cell>
          <table:table-cell table:style-name="Tabulka6.D2" office:value-type="string">
            <text:p text:style-name="P41">Atr</text:p>
          </table:table-cell>
        </table:table-row>
        <table:table-row>
          <table:table-cell table:style-name="Tabulka6.A2" office:value-type="string">
            <text:p text:style-name="Text_20_body">tobj</text:p>
          </table:table-cell>
          <table:table-cell table:style-name="Tabulka6.A2" office:value-type="string">
            <text:p text:style-name="P15">Valency-bound time adverbial?</text:p>
          </table:table-cell>
          <table:table-cell table:style-name="Tabulka6.A2" office:value-type="string">
            <text:p text:style-name="P46">170</text:p>
          </table:table-cell>
          <table:table-cell table:style-name="Tabulka6.D2" office:value-type="string">
            <text:p text:style-name="P41">parent is noun =&gt; Atr</text:p>
            <text:p text:style-name="P41">otherwise =&gt; Adv</text:p>
          </table:table-cell>
        </table:table-row>
        <table:table-row>
          <table:table-cell table:style-name="Tabulka6.A2" office:value-type="string">
            <text:p text:style-name="Text_20_body">vobj</text:p>
          </table:table-cell>
          <table:table-cell table:style-name="Tabulka6.A2" office:value-type="string">
            <text:p text:style-name="P15">Verbal argument. Examples:</text:p>
            <text:p text:style-name="Text_20_body"><text:span text:style-name="T3">til</text:span><text:span text:style-name="T4">.preposition </text:span><text:span text:style-name="T3">at</text:span><text:span text:style-name="T4">.infinitive.particle </text:span><text:span text:style-name="T3">g</text:span><text:span text:style-name="T13">å</text:span><text:span text:style-name="T4">.verb.vobj (“until going”)</text:span></text:p>
            <text:p text:style-name="Text_20_body"><text:span text:style-name="T4">Verbal arguments of modal verbs belong here, too</text:span></text:p>
            <text:p text:style-name="Standard"><text:soft-page-break/><text:span text:style-name="T4"/></text:p>
          </table:table-cell>
          <table:table-cell table:style-name="Tabulka6.A2" office:value-type="string">
            <text:p text:style-name="P46">6587</text:p>
          </table:table-cell>
          <table:table-cell table:style-name="Tabulka6.D2" office:value-type="string">
            <text:p text:style-name="P41">parent is subord =&gt; SubArg</text:p>
            <text:p text:style-name="P41">parent is preposition (it seems that constructions like “without going” can <text:soft-page-break/>use a finite form of the verb “to go”) =&gt; PrepArg</text:p>
            <text:p text:style-name="P41">parent is verb (modal or other verbal construction) =&gt; Obj</text:p>
            <text:p text:style-name="P41">parent is noun, adjective or numeral =&gt; Atr</text:p>
            <text:p text:style-name="P41">parent is adverb =&gt; Adv</text:p>
            <text:p text:style-name="P41">otherwise =&gt; Adv</text:p>
          </table:table-cell>
        </table:table-row>
        <table:table-row>
          <table:table-cell table:style-name="Tabulka6.A2" office:value-type="string">
            <text:p text:style-name="Text_20_body">voc</text:p>
          </table:table-cell>
          <table:table-cell table:style-name="Tabulka6.A2" office:value-type="string">
            <text:p text:style-name="Text_20_body">Vocative specification</text:p>
            <text:p text:style-name="P1">Example: <text:span text:style-name="T13">Will you help me, Mary</text:span><text:span text:style-name="T17">.voc</text:span><text:span text:style-name="T13"> ?</text:span><text:span text:style-name="T17"> In PDT they are tagged as parenthetical ExD.</text:span></text:p>
          </table:table-cell>
          <table:table-cell table:style-name="Tabulka6.A2" office:value-type="string">
            <text:p text:style-name="P46">33</text:p>
          </table:table-cell>
          <table:table-cell table:style-name="Tabulka6.D2" office:value-type="string">
            <text:p text:style-name="P41">ExD</text:p>
          </table:table-cell>
        </table:table-row>
        <table:table-row>
          <table:table-cell table:style-name="Tabulka6.A2" office:value-type="string">
            <text:p text:style-name="Text_20_body">xpl</text:p>
          </table:table-cell>
          <table:table-cell table:style-name="Tabulka6.A2" office:value-type="string">
            <text:p text:style-name="P1">Explication of an NP or VP</text:p>
            <text:p text:style-name="P1">Example: <text:span text:style-name="T13">The title of the plan: “The Virtuous Circle”</text:span><text:span text:style-name="T17">.</text:span></text:p>
          </table:table-cell>
          <table:table-cell table:style-name="Tabulka6.A2" office:value-type="string">
            <text:p text:style-name="P46">153</text:p>
          </table:table-cell>
          <table:table-cell table:style-name="Tabulka6.D2" office:value-type="string">
            <text:p text:style-name="P41">parent is noun, adjective or numeral =&gt; Atr</text:p>
            <text:p text:style-name="P41">otherwise =&gt; Adv</text:p>
          </table:table-cell>
        </table:table-row>
        <table:table-row>
          <table:table-cell table:style-name="Tabulka6.A2" office:value-type="string">
            <text:p text:style-name="Text_20_body">xtop</text:p>
          </table:table-cell>
          <table:table-cell table:style-name="Tabulka6.A2" office:value-type="string">
            <text:p text:style-name="Text_20_body">External topic with resuming pronoun. <text:span text:style-name="T2">An external topic is a sentence-initial NP whose only function is to provide the antecedent for a pronoun later in the sentence.</text:span></text:p>
            <text:p text:style-name="Text_20_body"><text:span text:style-name="T2">Example: </text:span><text:span text:style-name="T3">John, he is a nice person.</text:span><text:span text:style-name="T4"> Here </text:span><text:span text:style-name="T3">John</text:span><text:span text:style-name="T4"> is the xtop of </text:span><text:span text:style-name="T3">is</text:span><text:span text:style-name="T4"> and </text:span><text:span text:style-name="T3">he</text:span><text:span text:style-name="T4"> is the subject of </text:span><text:span text:style-name="T3">is</text:span><text:span text:style-name="T4">.</text:span></text:p>
            <text:p text:style-name="Text_20_body"><text:span text:style-name="T4">Example from the Danish data: </text:span><text:span text:style-name="T3">Og når deres repræsentanter er parate …, så stopper en jernnæve det.</text:span><text:span text:style-name="T4"> </text:span><text:span text:style-name="T3">Når</text:span><text:span text:style-name="T4">.J,.xtop governs the subordinated clause and is attached to the predicate of the main clause (</text:span><text:span text:style-name="T3">stopper</text:span><text:span text:style-name="T4">). </text:span><text:span text:style-name="T3">Så</text:span><text:span text:style-name="T4">.Db.mod is the co-coordinator and is attached to the predicate of the main clause, too. </text:span><text:span text:style-name="T5">I am currently not sure how to map this on the PDT rules.</text:span></text:p>
          </table:table-cell>
          <table:table-cell table:style-name="Tabulka6.A2" office:value-type="string">
            <text:p text:style-name="P46">72</text:p>
          </table:table-cell>
          <table:table-cell table:style-name="Tabulka6.D2" office:value-type="string">
            <text:p text:style-name="P36">Adv</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2-09-15T23:17:06.54</meta:creation-date>
    <dc:date>2012-09-18T17:19:46.05</dc:date>
    <dc:creator>Daniel Zeman</dc:creator>
    <meta:editing-duration>P1DT48M52S</meta:editing-duration>
    <meta:editing-cycles>80</meta:editing-cycles>
    <meta:generator>LibreOffice/3.5$Windows_x86 LibreOffice_project/7122e39-92ed229-498d286-15e43b4-d70da21</meta:generator>
    <meta:document-statistic meta:table-count="14" meta:image-count="0" meta:object-count="0" meta:page-count="28" meta:paragraph-count="1730" meta:word-count="5048" meta:character-count="28075" meta:non-whitespace-character-count="24625"/>
  </office:meta>
</office:document-meta>
</file>